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svg:font-family="Amiri"/>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1.677cm"/>
    </style:style>
    <style:style style:name="co6" style:family="table-column">
      <style:table-column-properties fo:break-before="auto" style:column-width="3.591cm"/>
    </style:style>
    <style:style style:name="co7" style:family="table-column">
      <style:table-column-properties fo:break-before="auto" style:column-width="2.311cm"/>
    </style:style>
    <style:style style:name="co8" style:family="table-column">
      <style:table-column-properties fo:break-before="auto" style:column-width="4.791cm"/>
    </style:style>
    <style:style style:name="co9" style:family="table-column">
      <style:table-column-properties fo:break-before="auto" style:column-width="2.131cm"/>
    </style:style>
    <style:style style:name="co10" style:family="table-column">
      <style:table-column-properties fo:break-before="auto" style:column-width="5.607cm"/>
    </style:style>
    <style:style style:name="co11" style:family="table-column">
      <style:table-column-properties fo:break-before="auto" style:column-width="5.616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1.693cm"/>
    </style:style>
    <style:style style:name="co21" style:family="table-column">
      <style:table-column-properties fo:break-before="auto" style:column-width="12.144cm"/>
    </style:style>
    <style:style style:name="co22" style:family="table-column">
      <style:table-column-properties fo:break-before="auto" style:column-width="3.076cm"/>
    </style:style>
    <style:style style:name="co23" style:family="table-column">
      <style:table-column-properties fo:break-before="auto" style:column-width="4.74cm"/>
    </style:style>
    <style:style style:name="co24" style:family="table-column">
      <style:table-column-properties fo:break-before="auto" style:column-width="5.241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69cm" fo:break-before="auto" style:use-optimal-row-height="true"/>
    </style:style>
    <style:style style:name="ta1" style:family="table" style:master-page-name="Data">
      <style:table-properties table:display="true" style:writing-mode="rl-tb"/>
    </style:style>
    <style:style style:name="ta2" style:family="table" style:master-page-name="references">
      <style:table-properties table:display="true" style:writing-mode="rl-tb"/>
    </style:style>
    <style:style style:name="ta3" style:family="table" style:master-page-name="fields">
      <style:table-properties table:display="true" style:writing-mode="rl-tb"/>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Gnumeric-default"/>
        <table:table-column table:style-name="co2" table:default-cell-style-name="Gnumeric-default"/>
        <table:table-column table:style-name="co3" table:default-cell-style-name="Gnumeric-default"/>
        <table:table-column table:style-name="co4" table:visibility="collapse" table:default-cell-style-name="Gnumeric-default"/>
        <table:table-column table:style-name="co5" table:default-cell-style-name="Gnumeric-default"/>
        <table:table-column table:style-name="co6" table:default-cell-style-name="Gnumeric-default"/>
        <table:table-column table:style-name="co7" table:default-cell-style-name="ACE-2"/>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number-columns-repeated="46" table:default-cell-style-name="Gnumeric-default"/>
        <table:table-column table:style-name="co20" table:number-columns-repeated="64"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table:style-name="ce2"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example_marker_pos</text:p>
          </table:table-cell>
          <table:table-cell office:value-type="string" calcext:value-type="string">
            <text:p>marker_pos</text:p>
          </table:table-cell>
          <table:table-cell office:value-type="string" calcext:value-type="string">
            <text:p>inflected</text:p>
          </table:table-cell>
          <table:table-cell office:value-type="string" calcext:value-type="string">
            <text:p>regexp</text:p>
          </table:table-cell>
          <table:table-cell office:value-type="string" calcext:value-type="string">
            <text:p>postag</text:p>
          </table:table-cell>
          <table:table-cell office:value-type="string" calcext:value-type="string">
            <text:p>skip</text:p>
          </table:table-cell>
          <table:table-cell office:value-type="string" calcext:value-type="string">
            <text:p>Note</text:p>
          </table:table-cell>
          <table:table-cell table:number-columns-repeated="110"/>
        </table:table-row>
        <table:table-row table:style-name="ro2" table:visibility="filter">
          <table:table-cell table:style-name="ACE-1" office:value-type="string" calcext:value-type="string">
            <text:p>#الرقم الأصلي</text:p>
          </table:table-cell>
          <table:table-cell table:style-name="ACE-1" office:value-type="string" calcext:value-type="string">
            <text:p>رقم القاعدة</text:p>
          </table:table-cell>
          <table:table-cell table:style-name="ACE-1" office:value-type="string" calcext:value-type="string">
            <text:p>الحالة</text:p>
          </table:table-cell>
          <table:table-cell table:style-name="ACE-1" office:value-type="string" calcext:value-type="string">
            <text:p>غير مشكول للبحث</text:p>
          </table:table-cell>
          <table:table-cell table:style-name="ACE-1" office:value-type="string" calcext:value-type="string">
            <text:p>صنف الخطأ</text:p>
          </table:table-cell>
          <table:table-cell table:style-name="ACE-1" office:value-type="string" calcext:value-type="string">
            <text:p>السياق</text:p>
          </table:table-cell>
          <table:table-cell table:style-name="ce3" office:value-type="string" calcext:value-type="string">
            <text:p>الخطأ</text:p>
          </table:table-cell>
          <table:table-cell table:style-name="ACE-1" office:value-type="string" calcext:value-type="string">
            <text:p>التصحيح</text:p>
          </table:table-cell>
          <table:table-cell table:style-name="ACE-1" office:value-type="string" calcext:value-type="string">
            <text:p>ملاحظة1</text:p>
          </table:table-cell>
          <table:table-cell table:style-name="ACE-1" office:value-type="string" calcext:value-type="string">
            <text:p>مثال خاطئ</text:p>
          </table:table-cell>
          <table:table-cell table:style-name="ACE-1" table:number-columns-repeated="7"/>
          <table:table-cell office:value-type="string" calcext:value-type="string">
            <text:p>ملاحظة</text:p>
          </table:table-cell>
          <table:table-cell table:style-name="ACE-1" table:number-columns-repeated="46"/>
          <table:table-cell table:number-columns-repeated="64"/>
        </table:table-row>
        <table:table-row table:style-name="ro2"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table:number-columns-repeated="118"/>
        </table:table-row>
        <table:table-row table:style-name="ro2"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table:number-columns-repeated="118"/>
        </table:table-row>
        <table:table-row table:style-name="ro2"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table:number-columns-repeated="118"/>
        </table:table-row>
        <table:table-row table:style-name="ro2"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table:number-columns-repeated="118"/>
        </table:table-row>
        <table:table-row table:style-name="ro2"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table:number-columns-repeated="118"/>
        </table:table-row>
        <table:table-row table:style-name="ro2"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table:number-columns-repeated="118"/>
        </table:table-row>
        <table:table-row table:style-name="ro2"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table:number-columns-repeated="118"/>
        </table:table-row>
        <table:table-row table:style-name="ro2"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table:number-columns-repeated="118"/>
        </table:table-row>
        <table:table-row table:style-name="ro2"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table:number-columns-repeated="118"/>
        </table:table-row>
        <table:table-row table:style-name="ro2"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table:number-columns-repeated="118"/>
        </table:table-row>
        <table:table-row table:style-name="ro2"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table:number-columns-repeated="118"/>
        </table:table-row>
        <table:table-row table:style-name="ro2"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table:number-columns-repeated="118"/>
        </table:table-row>
        <table:table-row table:style-name="ro2"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table:number-columns-repeated="118"/>
        </table:table-row>
        <table:table-row table:style-name="ro2"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table:number-columns-repeated="118"/>
        </table:table-row>
        <table:table-row table:style-name="ro2"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table:number-columns-repeated="118"/>
        </table:table-row>
        <table:table-row table:style-name="ro2"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table:number-columns-repeated="118"/>
        </table:table-row>
        <table:table-row table:style-name="ro2"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table:number-columns-repeated="118"/>
        </table:table-row>
        <table:table-row table:style-name="ro2"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118"/>
        </table:table-row>
        <table:table-row table:style-name="ro2"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118"/>
        </table:table-row>
        <table:table-row table:style-name="ro2"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table:number-columns-repeated="118"/>
        </table:table-row>
        <table:table-row table:style-name="ro2"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table:number-columns-repeated="118"/>
        </table:table-row>
        <table:table-row table:style-name="ro2"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table:number-columns-repeated="118"/>
        </table:table-row>
        <table:table-row table:style-name="ro2"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table:number-columns-repeated="118"/>
        </table:table-row>
        <table:table-row table:style-name="ro2"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table:number-columns-repeated="118"/>
        </table:table-row>
        <table:table-row table:style-name="ro2"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table:number-columns-repeated="118"/>
        </table:table-row>
        <table:table-row table:style-name="ro2"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table:number-columns-repeated="118"/>
        </table:table-row>
        <table:table-row table:style-name="ro2"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table:number-columns-repeated="118"/>
        </table:table-row>
        <table:table-row table:style-name="ro2"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table:number-columns-repeated="118"/>
        </table:table-row>
        <table:table-row table:style-name="ro2"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table:number-columns-repeated="118"/>
        </table:table-row>
        <table:table-row table:style-name="ro2"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table:number-columns-repeated="118"/>
        </table:table-row>
        <table:table-row table:style-name="ro2"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table:number-columns-repeated="118"/>
        </table:table-row>
        <table:table-row table:style-name="ro2"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table:number-columns-repeated="118"/>
        </table:table-row>
        <table:table-row table:style-name="ro2"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table:number-columns-repeated="118"/>
        </table:table-row>
        <table:table-row table:style-name="ro2"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table:number-columns-repeated="118"/>
        </table:table-row>
        <table:table-row table:style-name="ro2"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table:number-columns-repeated="118"/>
        </table:table-row>
        <table:table-row table:style-name="ro2"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table:number-columns-repeated="118"/>
        </table:table-row>
        <table:table-row table:style-name="ro2"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table:number-columns-repeated="118"/>
        </table:table-row>
        <table:table-row table:style-name="ro2"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table:number-columns-repeated="118"/>
        </table:table-row>
        <table:table-row table:style-name="ro2"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table:number-columns-repeated="118"/>
        </table:table-row>
        <table:table-row table:style-name="ro2"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table:number-columns-repeated="118"/>
        </table:table-row>
        <table:table-row table:style-name="ro2"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table:number-columns-repeated="118"/>
        </table:table-row>
        <table:table-row table:style-name="ro2"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table:number-columns-repeated="118"/>
        </table:table-row>
        <table:table-row table:style-name="ro2"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table:number-columns-repeated="118"/>
        </table:table-row>
        <table:table-row table:style-name="ro2"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table:number-columns-repeated="118"/>
        </table:table-row>
        <table:table-row table:style-name="ro2"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table:number-columns-repeated="118"/>
        </table:table-row>
        <table:table-row table:style-name="ro2"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table:number-columns-repeated="118"/>
        </table:table-row>
        <table:table-row table:style-name="ro2"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table:number-columns-repeated="118"/>
        </table:table-row>
        <table:table-row table:style-name="ro2"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table:number-columns-repeated="118"/>
        </table:table-row>
        <table:table-row table:style-name="ro2"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table:number-columns-repeated="118"/>
        </table:table-row>
        <table:table-row table:style-name="ro2"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table:number-columns-repeated="118"/>
        </table:table-row>
        <table:table-row table:style-name="ro2"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table:number-columns-repeated="118"/>
        </table:table-row>
        <table:table-row table:style-name="ro2"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table:number-columns-repeated="118"/>
        </table:table-row>
        <table:table-row table:style-name="ro2"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table:number-columns-repeated="118"/>
        </table:table-row>
        <table:table-row table:style-name="ro2"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table:number-columns-repeated="118"/>
        </table:table-row>
        <table:table-row table:style-name="ro2"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table:number-columns-repeated="118"/>
        </table:table-row>
        <table:table-row table:style-name="ro2"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table:number-columns-repeated="118"/>
        </table:table-row>
        <table:table-row table:style-name="ro2"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table:number-columns-repeated="118"/>
        </table:table-row>
        <table:table-row table:style-name="ro2"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table:number-columns-repeated="118"/>
        </table:table-row>
        <table:table-row table:style-name="ro2"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table:number-columns-repeated="118"/>
        </table:table-row>
        <table:table-row table:style-name="ro2"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table:number-columns-repeated="118"/>
        </table:table-row>
        <table:table-row table:style-name="ro2"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table:number-columns-repeated="118"/>
        </table:table-row>
        <table:table-row table:style-name="ro2"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table:number-columns-repeated="118"/>
        </table:table-row>
        <table:table-row table:style-name="ro2"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table:number-columns-repeated="118"/>
        </table:table-row>
        <table:table-row table:style-name="ro2"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table:number-columns-repeated="118"/>
        </table:table-row>
        <table:table-row table:style-name="ro2"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table:number-columns-repeated="118"/>
        </table:table-row>
        <table:table-row table:style-name="ro2"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table:number-columns-repeated="118"/>
        </table:table-row>
        <table:table-row table:style-name="ro2"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118"/>
        </table:table-row>
        <table:table-row table:style-name="ro2"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118"/>
        </table:table-row>
        <table:table-row table:style-name="ro2"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table:number-columns-repeated="118"/>
        </table:table-row>
        <table:table-row table:style-name="ro2"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table:number-columns-repeated="118"/>
        </table:table-row>
        <table:table-row table:style-name="ro2"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table:number-columns-repeated="118"/>
        </table:table-row>
        <table:table-row table:style-name="ro2"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table:number-columns-repeated="118"/>
        </table:table-row>
        <table:table-row table:style-name="ro2"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table:number-columns-repeated="118"/>
        </table:table-row>
        <table:table-row table:style-name="ro2"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table:number-columns-repeated="118"/>
        </table:table-row>
        <table:table-row table:style-name="ro2"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table:number-columns-repeated="118"/>
        </table:table-row>
        <table:table-row table:style-name="ro2" table:visibility="filter">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table:number-columns-repeated="7"/>
          <table:table-cell table:style-name="ACE-1" office:value-type="string" calcext:value-type="string">
            <text:p>حلت المسألة بواسطة antipattern</text:p>
          </table:table-cell>
          <table:table-cell table:number-columns-repeated="110"/>
        </table:table-row>
        <table:table-row table:style-name="ro2"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table:number-columns-repeated="118"/>
        </table:table-row>
        <table:table-row table:style-name="ro2"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table:number-columns-repeated="118"/>
        </table:table-row>
        <table:table-row table:style-name="ro2"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table:number-columns-repeated="118"/>
        </table:table-row>
        <table:table-row table:style-name="ro2"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table:number-columns-repeated="118"/>
        </table:table-row>
        <table:table-row table:style-name="ro2"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table:number-columns-repeated="118"/>
        </table:table-row>
        <table:table-row table:style-name="ro2"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table:number-columns-repeated="118"/>
        </table:table-row>
        <table:table-row table:style-name="ro2"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table:number-columns-repeated="118"/>
        </table:table-row>
        <table:table-row table:style-name="ro2"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table:number-columns-repeated="118"/>
        </table:table-row>
        <table:table-row table:style-name="ro2"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table:number-columns-repeated="118"/>
        </table:table-row>
        <table:table-row table:style-name="ro2"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table:number-columns-repeated="118"/>
        </table:table-row>
        <table:table-row table:style-name="ro2"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table:number-columns-repeated="118"/>
        </table:table-row>
        <table:table-row table:style-name="ro2" table:visibility="filter">
          <table:table-cell office:value-type="float" office:value="97" calcext:value-type="float">
            <text:p>97</text:p>
          </table:table-cell>
          <table:table-cell/>
          <table:table-cell office:value-type="string" calcext:value-type="string">
            <text:p>done</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table:number-columns-repeated="118"/>
        </table:table-row>
        <table:table-row table:style-name="ro2"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118"/>
        </table:table-row>
        <table:table-row table:style-name="ro2"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118"/>
        </table:table-row>
        <table:table-row table:style-name="ro2"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table:number-columns-repeated="118"/>
        </table:table-row>
        <table:table-row table:style-name="ro2"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table:number-columns-repeated="118"/>
        </table:table-row>
        <table:table-row table:style-name="ro2"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table:number-columns-repeated="118"/>
        </table:table-row>
        <table:table-row table:style-name="ro2"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table:number-columns-repeated="118"/>
        </table:table-row>
        <table:table-row table:style-name="ro2"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table:number-columns-repeated="118"/>
        </table:table-row>
        <table:table-row table:style-name="ro2"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table:number-columns-repeated="118"/>
        </table:table-row>
        <table:table-row table:style-name="ro2"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table:number-columns-repeated="118"/>
        </table:table-row>
        <table:table-row table:style-name="ro2"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table:number-columns-repeated="118"/>
        </table:table-row>
        <table:table-row table:style-name="ro2"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table:number-columns-repeated="118"/>
        </table:table-row>
        <table:table-row table:style-name="ro2"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table:number-columns-repeated="118"/>
        </table:table-row>
        <table:table-row table:style-name="ro2"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table:number-columns-repeated="118"/>
        </table:table-row>
        <table:table-row table:style-name="ro2"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table:number-columns-repeated="118"/>
        </table:table-row>
        <table:table-row table:style-name="ro2"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table:number-columns-repeated="118"/>
        </table:table-row>
        <table:table-row table:style-name="ro2"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table:number-columns-repeated="118"/>
        </table:table-row>
        <table:table-row table:style-name="ro2"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table:number-columns-repeated="118"/>
        </table:table-row>
        <table:table-row table:style-name="ro2"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table:number-columns-repeated="118"/>
        </table:table-row>
        <table:table-row table:style-name="ro2" table:visibility="filter">
          <table:table-cell office:value-type="float" office:value="116" calcext:value-type="float">
            <text:p>116</text:p>
          </table:table-cell>
          <table:table-cell/>
          <table:table-cell table:style-name="ACE-1" office:value-type="string" calcext:value-type="string">
            <text:p>done</text:p>
          </table:table-cell>
          <table:table-cell table:style-name="ACE-1" office:value-type="string" calcext:value-type="string">
            <text:p>النتائج الأفضل</text:p>
          </table:table-cell>
          <table:table-cell table:style-name="ACE-1" office:value-type="string" calcext:value-type="string">
            <text:p>تعبير</text:p>
          </table:table-cell>
          <table:table-cell table:style-name="ACE-1" office:value-type="string" calcext:value-type="string">
            <text:p>النتائج الأفضل</text:p>
          </table:table-cell>
          <table:table-cell table:style-name="ACE-3" office:value-type="string" calcext:value-type="string">
            <text:p>النتائج الأفضل</text:p>
          </table:table-cell>
          <table:table-cell table:style-name="ACE-1" office:value-type="string" calcext:value-type="string">
            <text:p>النتائج الفُضْلى|أفضل النتائج</text:p>
          </table:table-cell>
          <table:table-cell table:style-name="ACE-1"/>
          <table:table-cell table:style-name="ACE-1" office:value-type="string" calcext:value-type="string">
            <text:p>حصل على النتائج الأفضل</text:p>
          </table:table-cell>
          <table:table-cell table:style-name="ACE-1" table:number-columns-repeated="7"/>
          <table:table-cell table:number-columns-repeated="111"/>
        </table:table-row>
        <table:table-row table:style-name="ro2"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table:number-columns-repeated="118"/>
        </table:table-row>
        <table:table-row table:style-name="ro2"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table:number-columns-repeated="118"/>
        </table:table-row>
        <table:table-row table:style-name="ro2"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table:number-columns-repeated="118"/>
        </table:table-row>
        <table:table-row table:style-name="ro2"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table:number-columns-repeated="118"/>
        </table:table-row>
        <table:table-row table:style-name="ro2"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table:number-columns-repeated="118"/>
        </table:table-row>
        <table:table-row table:style-name="ro2"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table:number-columns-repeated="118"/>
        </table:table-row>
        <table:table-row table:style-name="ro2"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table:number-columns-repeated="118"/>
        </table:table-row>
        <table:table-row table:style-name="ro2"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table:number-columns-repeated="118"/>
        </table:table-row>
        <table:table-row table:style-name="ro2"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table:number-columns-repeated="118"/>
        </table:table-row>
        <table:table-row table:style-name="ro2"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table:number-columns-repeated="118"/>
        </table:table-row>
        <table:table-row table:style-name="ro2"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table:number-columns-repeated="118"/>
        </table:table-row>
        <table:table-row table:style-name="ro2"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table:number-columns-repeated="118"/>
        </table:table-row>
        <table:table-row table:style-name="ro2"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table:number-columns-repeated="118"/>
        </table:table-row>
        <table:table-row table:style-name="ro2"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table:number-columns-repeated="118"/>
        </table:table-row>
        <table:table-row table:style-name="ro2"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table:number-columns-repeated="118"/>
        </table:table-row>
        <table:table-row table:style-name="ro2"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table:number-columns-repeated="118"/>
        </table:table-row>
        <table:table-row table:style-name="ro2"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table:number-columns-repeated="118"/>
        </table:table-row>
        <table:table-row table:style-name="ro2"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table:number-columns-repeated="118"/>
        </table:table-row>
        <table:table-row table:style-name="ro2"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table:number-columns-repeated="118"/>
        </table:table-row>
        <table:table-row table:style-name="ro2"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table:number-columns-repeated="118"/>
        </table:table-row>
        <table:table-row table:style-name="ro2"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table:number-columns-repeated="118"/>
        </table:table-row>
        <table:table-row table:style-name="ro2"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table:number-columns-repeated="118"/>
        </table:table-row>
        <table:table-row table:style-name="ro2"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table:number-columns-repeated="118"/>
        </table:table-row>
        <table:table-row table:style-name="ro2"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table:number-columns-repeated="118"/>
        </table:table-row>
        <table:table-row table:style-name="ro2"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table:number-columns-repeated="118"/>
        </table:table-row>
        <table:table-row table:style-name="ro2"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table:number-columns-repeated="118"/>
        </table:table-row>
        <table:table-row table:style-name="ro2"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table:number-columns-repeated="118"/>
        </table:table-row>
        <table:table-row table:style-name="ro2"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table:number-columns-repeated="118"/>
        </table:table-row>
        <table:table-row table:style-name="ro2"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table:number-columns-repeated="118"/>
        </table:table-row>
        <table:table-row table:style-name="ro2"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table:number-columns-repeated="118"/>
        </table:table-row>
        <table:table-row table:style-name="ro2"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table:number-columns-repeated="118"/>
        </table:table-row>
        <table:table-row table:style-name="ro2"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table:number-columns-repeated="118"/>
        </table:table-row>
        <table:table-row table:style-name="ro2"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table:number-columns-repeated="118"/>
        </table:table-row>
        <table:table-row table:style-name="ro2"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table:number-columns-repeated="118"/>
        </table:table-row>
        <table:table-row table:style-name="ro2"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table:number-columns-repeated="118"/>
        </table:table-row>
        <table:table-row table:style-name="ro2"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table:number-columns-repeated="118"/>
        </table:table-row>
        <table:table-row table:style-name="ro2"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table:number-columns-repeated="118"/>
        </table:table-row>
        <table:table-row table:style-name="ro2"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table:number-columns-repeated="118"/>
        </table:table-row>
        <table:table-row table:style-name="ro2"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table:number-columns-repeated="118"/>
        </table:table-row>
        <table:table-row table:style-name="ro2"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table:number-columns-repeated="118"/>
        </table:table-row>
        <table:table-row table:style-name="ro2"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table:number-columns-repeated="118"/>
        </table:table-row>
        <table:table-row table:style-name="ro2"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table:number-columns-repeated="118"/>
        </table:table-row>
        <table:table-row table:style-name="ro2"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table:number-columns-repeated="118"/>
        </table:table-row>
        <table:table-row table:style-name="ro2"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table:number-columns-repeated="118"/>
        </table:table-row>
        <table:table-row table:style-name="ro2"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table:number-columns-repeated="118"/>
        </table:table-row>
        <table:table-row table:style-name="ro2"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table:number-columns-repeated="118"/>
        </table:table-row>
        <table:table-row table:style-name="ro2"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table:number-columns-repeated="118"/>
        </table:table-row>
        <table:table-row table:style-name="ro2"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table:number-columns-repeated="118"/>
        </table:table-row>
        <table:table-row table:style-name="ro2"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table:number-columns-repeated="118"/>
        </table:table-row>
        <table:table-row table:style-name="ro2"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table:number-columns-repeated="118"/>
        </table:table-row>
        <table:table-row table:style-name="ro2"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table:number-columns-repeated="118"/>
        </table:table-row>
        <table:table-row table:style-name="ro2"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table:number-columns-repeated="118"/>
        </table:table-row>
        <table:table-row table:style-name="ro2"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table:number-columns-repeated="118"/>
        </table:table-row>
        <table:table-row table:style-name="ro2"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table:number-columns-repeated="118"/>
        </table:table-row>
        <table:table-row table:style-name="ro2"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table:number-columns-repeated="118"/>
        </table:table-row>
        <table:table-row table:style-name="ro2"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table:number-columns-repeated="118"/>
        </table:table-row>
        <table:table-row table:style-name="ro2" table:visibility="filter">
          <table:table-cell table:style-name="ACE-1" office:value-type="float" office:value="176" calcext:value-type="float">
            <text:p>176</text:p>
          </table:table-cell>
          <table:table-cell table:style-name="ACE-1"/>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9"/>
          <table:table-cell table:style-name="ACE-1" table:number-columns-repeated="47"/>
          <table:table-cell table:number-columns-repeated="64"/>
        </table:table-row>
        <table:table-row table:style-name="ro2"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table:number-columns-repeated="118"/>
        </table:table-row>
        <table:table-row table:style-name="ro2"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table:number-columns-repeated="118"/>
        </table:table-row>
        <table:table-row table:style-name="ro2"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table:number-columns-repeated="118"/>
        </table:table-row>
        <table:table-row table:style-name="ro2"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table:number-columns-repeated="118"/>
        </table:table-row>
        <table:table-row table:style-name="ro2"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table:number-columns-repeated="118"/>
        </table:table-row>
        <table:table-row table:style-name="ro2"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table:number-columns-repeated="118"/>
        </table:table-row>
        <table:table-row table:style-name="ro2"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table:number-columns-repeated="118"/>
        </table:table-row>
        <table:table-row table:style-name="ro2"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table:number-columns-repeated="118"/>
        </table:table-row>
        <table:table-row table:style-name="ro2"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table:number-columns-repeated="118"/>
        </table:table-row>
        <table:table-row table:style-name="ro2"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table:number-columns-repeated="118"/>
        </table:table-row>
        <table:table-row table:style-name="ro2"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table:number-columns-repeated="118"/>
        </table:table-row>
        <table:table-row table:style-name="ro2"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table:number-columns-repeated="118"/>
        </table:table-row>
        <table:table-row table:style-name="ro2"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table:number-columns-repeated="118"/>
        </table:table-row>
        <table:table-row table:style-name="ro3"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table:number-columns-repeated="118"/>
        </table:table-row>
        <table:table-row table:style-name="ro2" table:visibility="filter">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table:number-columns-repeated="118"/>
        </table:table-row>
        <table:table-row table:style-name="ro2" table:visibility="filter">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table:number-columns-repeated="118"/>
        </table:table-row>
        <table:table-row table:style-name="ro2"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table:number-columns-repeated="118"/>
        </table:table-row>
        <table:table-row table:style-name="ro2"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table:number-columns-repeated="118"/>
        </table:table-row>
        <table:table-row table:style-name="ro2"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table:number-columns-repeated="118"/>
        </table:table-row>
        <table:table-row table:style-name="ro2"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table:number-columns-repeated="118"/>
        </table:table-row>
        <table:table-row table:style-name="ro2" table:visibility="filter">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table:number-columns-repeated="118"/>
        </table:table-row>
        <table:table-row table:style-name="ro2" table:visibility="filter">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table:number-columns-repeated="118"/>
        </table:table-row>
        <table:table-row table:style-name="ro2"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table:number-columns-repeated="118"/>
        </table:table-row>
        <table:table-row table:style-name="ro2" table:visibility="filter">
          <table:table-cell office:value-type="float" office:value="200" calcext:value-type="float">
            <text:p>200</text:p>
          </table:table-cell>
          <table:table-cell table:formula="of:=&quot;verb_&quot;&amp;[.A200]" office:value-type="string" office:string-value="verb_200" calcext:value-type="string">
            <text:p>verb_200</text:p>
          </table:table-cell>
          <table:table-cell office:value-type="string" calcext:value-type="string">
            <text:p>done</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text:p>
          </table:table-cell>
          <table:table-cell office:value-type="string" calcext:value-type="string">
            <text:p>أعلم</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1" calcext:value-type="float">
            <text:p>201</text:p>
          </table:table-cell>
          <table:table-cell table:formula="of:=&quot;verb_&quot;&amp;[.A201]" office:value-type="string" office:string-value="verb_201" calcext:value-type="string">
            <text:p>verb_201</text:p>
          </table:table-cell>
          <table:table-cell office:value-type="string" calcext:value-type="string">
            <text:p>done</text:p>
          </table:table-cell>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ى</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2" calcext:value-type="float">
            <text:p>202</text:p>
          </table:table-cell>
          <table:table-cell table:formula="of:=&quot;verb_&quot;&amp;[.A202]" office:value-type="string" office:string-value="verb_202" calcext:value-type="string">
            <text:p>verb_202</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أعل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3" calcext:value-type="float">
            <text:p>203</text:p>
          </table:table-cell>
          <table:table-cell table:formula="of:=&quot;verb_&quot;&amp;[.A203]" office:value-type="string" office:string-value="verb_203" calcext:value-type="string">
            <text:p>verb_203</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4" calcext:value-type="float">
            <text:p>204</text:p>
          </table:table-cell>
          <table:table-cell table:formula="of:=&quot;verb_&quot;&amp;[.A204]" office:value-type="string" office:string-value="verb_204" calcext:value-type="string">
            <text:p>verb_204</text:p>
          </table:table-cell>
          <table:table-cell office:value-type="string" calcext:value-type="string">
            <text:p>done</text:p>
          </table:table-cell>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office:value-type="string" calcext:value-type="string">
            <text:p>اِسْتَقْرَضَ مال</text:p>
          </table:table-cell>
          <table:table-cell office:value-type="string" calcext:value-type="string">
            <text:p>اقترض</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5" calcext:value-type="float">
            <text:p>205</text:p>
          </table:table-cell>
          <table:table-cell table:formula="of:=&quot;verb_&quot;&amp;[.A205]" office:value-type="string" office:string-value="verb_205" calcext:value-type="string">
            <text:p>verb_205</text:p>
          </table:table-cell>
          <table:table-cell office:value-type="string" calcext:value-type="string">
            <text:p>done</text:p>
          </table:table-cell>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office:value-type="string" calcext:value-type="string">
            <text:p>اِسْتَقَلَّ سيارة</text:p>
          </table:table-cell>
          <table:table-cell office:value-type="string" calcext:value-type="string">
            <text:p>ركب</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6" calcext:value-type="float">
            <text:p>206</text:p>
          </table:table-cell>
          <table:table-cell table:formula="of:=&quot;verb_&quot;&amp;[.A206]" office:value-type="string" office:string-value="verb_206" calcext:value-type="string">
            <text:p>verb_206</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اسْتَرْعَى</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7" calcext:value-type="float">
            <text:p>207</text:p>
          </table:table-cell>
          <table:table-cell table:formula="of:=&quot;verb_&quot;&amp;[.A207]" office:value-type="string" office:string-value="verb_207" calcext:value-type="string">
            <text:p>verb_207</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لَفَتَ</text:p>
          </table:table-cell>
          <table:table-cell/>
          <table:table-cell office:value-type="string" calcext:value-type="string">
            <text:p>اسْتَلْفَتَ ببلاغتِه الأنظارَ</text:p>
          </table:table-cell>
          <table:table-cell office:value-type="string" calcext:value-type="string">
            <text:p>لَفَتَ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8" calcext:value-type="float">
            <text:p>208</text:p>
          </table:table-cell>
          <table:table-cell table:formula="of:=&quot;verb_&quot;&amp;[.A208]" office:value-type="string" office:string-value="verb_208" calcext:value-type="string">
            <text:p>verb_208</text:p>
          </table:table-cell>
          <table:table-cell office:value-type="string" calcext:value-type="string">
            <text:p>done</text:p>
          </table:table-cell>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office:value-type="string" calcext:value-type="string">
            <text:p>اِسْتَلَمَ رسالة</text:p>
          </table:table-cell>
          <table:table-cell office:value-type="string" calcext:value-type="string">
            <text:p>تَسَلَّمَ</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9" calcext:value-type="float">
            <text:p>209</text:p>
          </table:table-cell>
          <table:table-cell table:formula="of:=&quot;verb_&quot;&amp;[.A209]" office:value-type="string" office:string-value="verb_209" calcext:value-type="string">
            <text:p>verb_209</text:p>
          </table:table-cell>
          <table:table-cell office:value-type="string" calcext:value-type="string">
            <text:p>done</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طَلَبَ</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0" calcext:value-type="float">
            <text:p>210</text:p>
          </table:table-cell>
          <table:table-cell table:formula="of:=&quot;verb_&quot;&amp;[.A210]" office:value-type="string" office:string-value="verb_210" calcext:value-type="string">
            <text:p>verb_210</text:p>
          </table:table-cell>
          <table:table-cell office:value-type="string" calcext:value-type="string">
            <text:p>done</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1" calcext:value-type="float">
            <text:p>211</text:p>
          </table:table-cell>
          <table:table-cell table:formula="of:=&quot;verb_&quot;&amp;[.A211]" office:value-type="string" office:string-value="verb_211" calcext:value-type="string">
            <text:p>verb_211</text:p>
          </table:table-cell>
          <table:table-cell office:value-type="string" calcext:value-type="string">
            <text:p>done</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12" calcext:value-type="float">
            <text:p>212</text:p>
          </table:table-cell>
          <table:table-cell table:formula="of:=&quot;verb_&quot;&amp;[.A212]" office:value-type="string" office:string-value="verb_212" calcext:value-type="string">
            <text:p>verb_212</text:p>
          </table:table-cell>
          <table:table-cell office:value-type="string" calcext:value-type="string">
            <text:p>done</text:p>
          </table:table-cell>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3" calcext:value-type="float">
            <text:p>213</text:p>
          </table:table-cell>
          <table:table-cell table:formula="of:=&quot;verb_&quot;&amp;[.A213]" office:value-type="string" office:string-value="verb_213" calcext:value-type="string">
            <text:p>verb_213</text:p>
          </table:table-cell>
          <table:table-cell office:value-type="string" calcext:value-type="string">
            <text:p>done</text:p>
          </table:table-cell>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خير</text:p>
          </table:table-cell>
          <table:table-cell office:value-type="string" calcext:value-type="string">
            <text:p>أسبغ |أفاضَ</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4" calcext:value-type="float">
            <text:p>214</text:p>
          </table:table-cell>
          <table:table-cell table:formula="of:=&quot;verb_&quot;&amp;[.A214]" office:value-type="string" office:string-value="verb_214" calcext:value-type="string">
            <text:p>verb_214</text:p>
          </table:table-cell>
          <table:table-cell office:value-type="string" calcext:value-type="string">
            <text:p>done</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office:value-type="string" calcext:value-type="string">
            <text:p>أَفْدَحَهُ دين</text:p>
          </table:table-cell>
          <table:table-cell office:value-type="string" calcext:value-type="string">
            <text:p>فَدَحَ</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5" calcext:value-type="float">
            <text:p>215</text:p>
          </table:table-cell>
          <table:table-cell table:formula="of:=&quot;verb_&quot;&amp;[.A215]" office:value-type="string" office:string-value="verb_215" calcext:value-type="string">
            <text:p>verb_215</text:p>
          </table:table-cell>
          <table:table-cell office:value-type="string" calcext:value-type="string">
            <text:p>done</text:p>
          </table:table-cell>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16" calcext:value-type="float">
            <text:p>216</text:p>
          </table:table-cell>
          <table:table-cell table:formula="of:=&quot;verb_&quot;&amp;[.A216]" office:value-type="string" office:string-value="verb_216" calcext:value-type="string">
            <text:p>verb_216</text:p>
          </table:table-cell>
          <table:table-cell office:value-type="string" calcext:value-type="string">
            <text:p>done</text:p>
          </table:table-cell>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text:p>
          </table:table-cell>
          <table:table-cell office:value-type="string" calcext:value-type="string">
            <text:p>ادَّخر</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7" calcext:value-type="float">
            <text:p>217</text:p>
          </table:table-cell>
          <table:table-cell table:formula="of:=&quot;verb_&quot;&amp;[.A217]" office:value-type="string" office:string-value="verb_217" calcext:value-type="string">
            <text:p>verb_217</text:p>
          </table:table-cell>
          <table:table-cell office:value-type="string" calcext:value-type="string">
            <text:p>done</text:p>
          </table:table-cell>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office:value-type="string" calcext:value-type="string">
            <text:p>أقلَعَ معمل</text:p>
          </table:table-cell>
          <table:table-cell office:value-type="string" calcext:value-type="string">
            <text:p>انطلق</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18" calcext:value-type="float">
            <text:p>218</text:p>
          </table:table-cell>
          <table:table-cell table:formula="of:=&quot;verb_&quot;&amp;[.A218]" office:value-type="string" office:string-value="verb_218" calcext:value-type="string">
            <text:p>verb_218</text:p>
          </table:table-cell>
          <table:table-cell office:value-type="string" calcext:value-type="string">
            <text:p>done</text:p>
          </table:table-cell>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office:value-type="string" calcext:value-type="string">
            <text:p>أَكْرَبَ غم</text:p>
          </table:table-cell>
          <table:table-cell office:value-type="string" calcext:value-type="string">
            <text:p>كَرَبَ</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9" calcext:value-type="float">
            <text:p>219</text:p>
          </table:table-cell>
          <table:table-cell table:formula="of:=&quot;verb_&quot;&amp;[.A219]" office:value-type="string" office:string-value="verb_219" calcext:value-type="string">
            <text:p>verb_219</text:p>
          </table:table-cell>
          <table:table-cell/>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office:value-type="string" calcext:value-type="string">
            <text:p>أَمْسَى المساء</text:p>
          </table:table-cell>
          <table:table-cell office:value-type="string" calcext:value-type="string">
            <text:p>وافَى|دخل</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20" calcext:value-type="float">
            <text:p>220</text:p>
          </table:table-cell>
          <table:table-cell table:formula="of:=&quot;verb_&quot;&amp;[.A220]" office:value-type="string" office:string-value="verb_220" calcext:value-type="string">
            <text:p>verb_220</text:p>
          </table:table-cell>
          <table:table-cell office:value-type="string" calcext:value-type="string">
            <text:p>done</text:p>
          </table:table-cell>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office:value-type="string" calcext:value-type="string">
            <text:p>أَمْلَأَ الوعاءَ بالماء</text:p>
          </table:table-cell>
          <table:table-cell office:value-type="string" calcext:value-type="string">
            <text:p>ملأ</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1" calcext:value-type="float">
            <text:p>221</text:p>
          </table:table-cell>
          <table:table-cell table:formula="of:=&quot;verb_&quot;&amp;[.A221]" office:value-type="string" office:string-value="verb_221" calcext:value-type="string">
            <text:p>verb_221</text:p>
          </table:table-cell>
          <table:table-cell office:value-type="string" calcext:value-type="string">
            <text:p>done</text:p>
          </table:table-cell>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office:value-type="string" calcext:value-type="string">
            <text:p>اِنْطَلَى عليه الحيلة</text:p>
          </table:table-cell>
          <table:table-cell office:value-type="string" calcext:value-type="string">
            <text:p>جَازَ</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22" calcext:value-type="float">
            <text:p>222</text:p>
          </table:table-cell>
          <table:table-cell table:formula="of:=&quot;verb_&quot;&amp;[.A222]" office:value-type="string" office:string-value="verb_222" calcext:value-type="string">
            <text:p>verb_222</text:p>
          </table:table-cell>
          <table:table-cell office:value-type="string" calcext:value-type="string">
            <text:p>done</text:p>
          </table:table-cell>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office:value-type="string" calcext:value-type="string">
            <text:p>أَهَاجَ الأمرُ</text:p>
          </table:table-cell>
          <table:table-cell office:value-type="string" calcext:value-type="string">
            <text:p>هَاجَ</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3" calcext:value-type="float">
            <text:p>223</text:p>
          </table:table-cell>
          <table:table-cell table:formula="of:=&quot;verb_&quot;&amp;[.A223]" office:value-type="string" office:string-value="verb_223" calcext:value-type="string">
            <text:p>verb_223</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أوْكَلَ الأمرَ إلى</text:p>
          </table:table-cell>
          <table:table-cell office:value-type="string" calcext:value-type="string">
            <text:p>وَكَلَ</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4" calcext:value-type="float">
            <text:p>224</text:p>
          </table:table-cell>
          <table:table-cell table:formula="of:=&quot;verb_&quot;&amp;[.A224]" office:value-type="string" office:string-value="verb_224" calcext:value-type="string">
            <text:p>verb_224</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على</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5" calcext:value-type="float">
            <text:p>225</text:p>
          </table:table-cell>
          <table:table-cell table:formula="of:=&quot;verb_&quot;&amp;[.A225]" office:value-type="string" office:string-value="verb_225" calcext:value-type="string">
            <text:p>verb_225</text:p>
          </table:table-cell>
          <table:table-cell office:value-type="string" calcext:value-type="string">
            <text:p>done</text:p>
          </table:table-cell>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office:value-type="string" calcext:value-type="string">
            <text:p>بَرَشَ صابون</text:p>
          </table:table-cell>
          <table:table-cell office:value-type="string" calcext:value-type="string">
            <text:p>بَشَرَ</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6" calcext:value-type="float">
            <text:p>226</text:p>
          </table:table-cell>
          <table:table-cell table:formula="of:=&quot;verb_&quot;&amp;[.A226]" office:value-type="string" office:string-value="verb_226" calcext:value-type="string">
            <text:p>verb_226</text:p>
          </table:table-cell>
          <table:table-cell/>
          <table:table-cell office:value-type="string" calcext:value-type="string">
            <text:p>تتراوح أعمارهم من</text:p>
          </table:table-cell>
          <table:table-cell office:value-type="string" calcext:value-type="string">
            <text:p>تعبير</text:p>
          </table:table-cell>
          <table:table-cell office:value-type="string" calcext:value-type="string">
            <text:p>تَتَرَاوَحُ أعمارُهم من</text:p>
          </table:table-cell>
          <table:table-cell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114"/>
        </table:table-row>
        <table:table-row table:style-name="ro2" table:visibility="filter">
          <table:table-cell office:value-type="float" office:value="227" calcext:value-type="float">
            <text:p>227</text:p>
          </table:table-cell>
          <table:table-cell table:formula="of:=&quot;verb_&quot;&amp;[.A227]" office:value-type="string" office:string-value="verb_227" calcext:value-type="string">
            <text:p>verb_227</text:p>
          </table:table-cell>
          <table:table-cell/>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office:value-type="string" calcext:value-type="string">
            <text:p>تَحابَبَ ناس</text:p>
          </table:table-cell>
          <table:table-cell office:value-type="string" calcext:value-type="string">
            <text:p>تَحابَّ</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8" calcext:value-type="float">
            <text:p>228</text:p>
          </table:table-cell>
          <table:table-cell table:formula="of:=&quot;verb_&quot;&amp;[.A228]" office:value-type="string" office:string-value="verb_228" calcext:value-type="string">
            <text:p>verb_228</text:p>
          </table:table-cell>
          <table:table-cell office:value-type="string" calcext:value-type="string">
            <text:p>done</text:p>
          </table:table-cell>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29" calcext:value-type="float">
            <text:p>229</text:p>
          </table:table-cell>
          <table:table-cell table:formula="of:=&quot;verb_&quot;&amp;[.A229]" office:value-type="string" office:string-value="verb_229" calcext:value-type="string">
            <text:p>verb_229</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30" calcext:value-type="float">
            <text:p>230</text:p>
          </table:table-cell>
          <table:table-cell table:formula="of:=&quot;verb_&quot;&amp;[.A230]" office:value-type="string" office:string-value="verb_230" calcext:value-type="string">
            <text:p>verb_230</text:p>
          </table:table-cell>
          <table:table-cell office:value-type="string" calcext:value-type="string">
            <text:p>done</text:p>
          </table:table-cell>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1" calcext:value-type="float">
            <text:p>231</text:p>
          </table:table-cell>
          <table:table-cell table:formula="of:=&quot;verb_&quot;&amp;[.A231]" office:value-type="string" office:string-value="verb_231" calcext:value-type="string">
            <text:p>verb_231</text:p>
          </table:table-cell>
          <table:table-cell office:value-type="string" calcext:value-type="string">
            <text:p>done</text:p>
          </table:table-cell>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2" calcext:value-type="float">
            <text:p>232</text:p>
          </table:table-cell>
          <table:table-cell table:formula="of:=&quot;verb_&quot;&amp;[.A232]" office:value-type="string" office:string-value="verb_232" calcext:value-type="string">
            <text:p>verb_232</text:p>
          </table:table-cell>
          <table:table-cell office:value-type="string" calcext:value-type="string">
            <text:p>done</text:p>
          </table:table-cell>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3" calcext:value-type="float">
            <text:p>233</text:p>
          </table:table-cell>
          <table:table-cell table:formula="of:=&quot;verb_&quot;&amp;[.A233]" office:value-type="string" office:string-value="verb_233" calcext:value-type="string">
            <text:p>verb_233</text:p>
          </table:table-cell>
          <table:table-cell office:value-type="string" calcext:value-type="string">
            <text:p>done</text:p>
          </table:table-cell>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office:value-type="string" calcext:value-type="string">
            <text:p>اِفْتَقَدَ إلى</text:p>
          </table:table-cell>
          <table:table-cell office:value-type="string" calcext:value-type="string">
            <text:p>افتقر</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4" calcext:value-type="float">
            <text:p>234</text:p>
          </table:table-cell>
          <table:table-cell table:formula="of:=&quot;verb_&quot;&amp;[.A234]" office:value-type="string" office:string-value="verb_234" calcext:value-type="string">
            <text:p>verb_234</text:p>
          </table:table-cell>
          <table:table-cell office:value-type="string" calcext:value-type="string">
            <text:p>done</text:p>
          </table:table-cell>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office:value-type="string" calcext:value-type="string">
            <text:p>تَقَطَّبَ رجُلُ</text:p>
          </table:table-cell>
          <table:table-cell office:value-type="string" calcext:value-type="string">
            <text:p>قَطَبَ|قَطَّبَ</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5" calcext:value-type="float">
            <text:p>235</text:p>
          </table:table-cell>
          <table:table-cell table:formula="of:=&quot;verb_&quot;&amp;[.A235]" office:value-type="string" office:string-value="verb_235" calcext:value-type="string">
            <text:p>verb_235</text:p>
          </table:table-cell>
          <table:table-cell office:value-type="string" calcext:value-type="string">
            <text:p>done</text:p>
          </table:table-cell>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6" calcext:value-type="float">
            <text:p>236</text:p>
          </table:table-cell>
          <table:table-cell table:formula="of:=&quot;verb_&quot;&amp;[.A236]" office:value-type="string" office:string-value="verb_236" calcext:value-type="string">
            <text:p>verb_236</text:p>
          </table:table-cell>
          <table:table-cell office:value-type="string" calcext:value-type="string">
            <text:p>done</text:p>
          </table:table-cell>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office:value-type="string" calcext:value-type="string">
            <text:p>تَمَادَى على</text:p>
          </table:table-cell>
          <table:table-cell office:value-type="string" calcext:value-type="string">
            <text:p>تطاول</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7" calcext:value-type="float">
            <text:p>237</text:p>
          </table:table-cell>
          <table:table-cell table:formula="of:=&quot;verb_&quot;&amp;[.A237]" office:value-type="string" office:string-value="verb_237" calcext:value-type="string">
            <text:p>verb_237</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مْعَنَ النظ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8" calcext:value-type="float">
            <text:p>238</text:p>
          </table:table-cell>
          <table:table-cell table:formula="of:=&quot;verb_&quot;&amp;[.A238]" office:value-type="string" office:string-value="verb_238" calcext:value-type="string">
            <text:p>verb_238</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نعم النظ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9" calcext:value-type="float">
            <text:p>239</text:p>
          </table:table-cell>
          <table:table-cell table:formula="of:=&quot;verb_&quot;&amp;[.A239]" office:value-type="string" office:string-value="verb_239" calcext:value-type="string">
            <text:p>verb_239</text:p>
          </table:table-cell>
          <table:table-cell office:value-type="string" calcext:value-type="string">
            <text:p>done</text:p>
          </table:table-cell>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office:value-type="string" calcext:value-type="string">
            <text:p>تَنَازَلَ عن</text:p>
          </table:table-cell>
          <table:table-cell office:value-type="string" calcext:value-type="string">
            <text:p>نزل</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0" calcext:value-type="float">
            <text:p>240</text:p>
          </table:table-cell>
          <table:table-cell table:formula="of:=&quot;verb_&quot;&amp;[.A240]" office:value-type="string" office:string-value="verb_240" calcext:value-type="string">
            <text:p>verb_240</text:p>
          </table:table-cell>
          <table:table-cell office:value-type="string" calcext:value-type="string">
            <text:p>done</text:p>
          </table:table-cell>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office:value-type="string" calcext:value-type="string">
            <text:p>نَقَصَ تجارب</text:p>
          </table:table-cell>
          <table:table-cell office:value-type="string" calcext:value-type="string">
            <text:p>تُعْوِزُه</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1" calcext:value-type="float">
            <text:p>241</text:p>
          </table:table-cell>
          <table:table-cell table:formula="of:=&quot;verb_&quot;&amp;[.A241]" office:value-type="string" office:string-value="verb_241" calcext:value-type="string">
            <text:p>verb_241</text:p>
          </table:table-cell>
          <table:table-cell office:value-type="string" calcext:value-type="string">
            <text:p>done</text:p>
          </table:table-cell>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office:value-type="string" calcext:value-type="string">
            <text:p>تَوَازَعَ فيما بينهم</text:p>
          </table:table-cell>
          <table:table-cell office:value-type="string" calcext:value-type="string">
            <text:p>توزَّع</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2" calcext:value-type="float">
            <text:p>242</text:p>
          </table:table-cell>
          <table:table-cell table:formula="of:=&quot;verb_&quot;&amp;[.A242]" office:value-type="string" office:string-value="verb_242" calcext:value-type="string">
            <text:p>verb_242</text:p>
          </table:table-cell>
          <table:table-cell office:value-type="string" calcext:value-type="string">
            <text:p>done</text:p>
          </table:table-cell>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office:value-type="string" calcext:value-type="string">
            <text:p>تَوَلَّجَ أمرَ بنفسه</text:p>
          </table:table-cell>
          <table:table-cell office:value-type="string" calcext:value-type="string">
            <text:p>تولّى|تقلّد</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3" calcext:value-type="float">
            <text:p>243</text:p>
          </table:table-cell>
          <table:table-cell table:formula="of:=&quot;verb_&quot;&amp;[.A243]" office:value-type="string" office:string-value="verb_243" calcext:value-type="string">
            <text:p>verb_243</text:p>
          </table:table-cell>
          <table:table-cell office:value-type="string" calcext:value-type="string">
            <text:p>done</text:p>
          </table:table-cell>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4" calcext:value-type="float">
            <text:p>244</text:p>
          </table:table-cell>
          <table:table-cell table:formula="of:=&quot;verb_&quot;&amp;[.A244]" office:value-type="string" office:string-value="verb_244" calcext:value-type="string">
            <text:p>verb_244</text:p>
          </table:table-cell>
          <table:table-cell office:value-type="string" calcext:value-type="string">
            <text:p>done</text:p>
          </table:table-cell>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office:value-type="string" calcext:value-type="string">
            <text:p>حَلَقَ¦أحْلَقَ ذقن</text:p>
          </table:table-cell>
          <table:table-cell office:value-type="string" calcext:value-type="string">
            <text:p>لِحيتي|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5" calcext:value-type="float">
            <text:p>245</text:p>
          </table:table-cell>
          <table:table-cell table:formula="of:=&quot;verb_&quot;&amp;[.A245]" office:value-type="string" office:string-value="verb_245" calcext:value-type="string">
            <text:p>verb_245</text:p>
          </table:table-cell>
          <table:table-cell office:value-type="string" calcext:value-type="string">
            <text:p>done</text:p>
          </table:table-cell>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office:value-type="string" calcext:value-type="string">
            <text:p>دَاهَمَ عدوُّ</text:p>
          </table:table-cell>
          <table:table-cell office:value-type="string" calcext:value-type="string">
            <text:p>دَهَمَ</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6" calcext:value-type="float">
            <text:p>246</text:p>
          </table:table-cell>
          <table:table-cell table:formula="of:=&quot;verb_&quot;&amp;[.A246]" office:value-type="string" office:string-value="verb_246" calcext:value-type="string">
            <text:p>verb_246</text:p>
          </table:table-cell>
          <table:table-cell office:value-type="string" calcext:value-type="string">
            <text:p>done</text:p>
          </table:table-cell>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office:value-type="string" calcext:value-type="string">
            <text:p>دَاوَلَ في أمرِ</text:p>
          </table:table-cell>
          <table:table-cell office:value-type="string" calcext:value-type="string">
            <text:p>شـَاوَرَ|باحثَ</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7" calcext:value-type="float">
            <text:p>247</text:p>
          </table:table-cell>
          <table:table-cell table:formula="of:=&quot;verb_&quot;&amp;[.A247]" office:value-type="string" office:string-value="verb_247" calcext:value-type="string">
            <text:p>verb_247</text:p>
          </table:table-cell>
          <table:table-cell office:value-type="string" calcext:value-type="string">
            <text:p>done</text:p>
          </table:table-cell>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office:value-type="string" calcext:value-type="string">
            <text:p>دَلَفَ سقفُ</text:p>
          </table:table-cell>
          <table:table-cell office:value-type="string" calcext:value-type="string">
            <text:p>وَكَ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8" calcext:value-type="float">
            <text:p>248</text:p>
          </table:table-cell>
          <table:table-cell table:formula="of:=&quot;verb_&quot;&amp;[.A248]" office:value-type="string" office:string-value="verb_248" calcext:value-type="string">
            <text:p>verb_248</text:p>
          </table:table-cell>
          <table:table-cell office:value-type="string" calcext:value-type="string">
            <text:p>done</text:p>
          </table:table-cell>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office:value-type="string" calcext:value-type="string">
            <text:p>دَهَسَ سيارةُ</text:p>
          </table:table-cell>
          <table:table-cell office:value-type="string" calcext:value-type="string">
            <text:p>دَعَسَ</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9" calcext:value-type="float">
            <text:p>249</text:p>
          </table:table-cell>
          <table:table-cell table:formula="of:=&quot;verb_&quot;&amp;[.A249]" office:value-type="string" office:string-value="verb_249" calcext:value-type="string">
            <text:p>verb_249</text:p>
          </table:table-cell>
          <table:table-cell office:value-type="string" calcext:value-type="string">
            <text:p>done</text:p>
          </table:table-cell>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office:value-type="string" calcext:value-type="string">
            <text:p>رَتَا|رَثا ثوبَ</text:p>
          </table:table-cell>
          <table:table-cell office:value-type="string" calcext:value-type="string">
            <text:p>رَفا|رَفأَ</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0" calcext:value-type="float">
            <text:p>250</text:p>
          </table:table-cell>
          <table:table-cell table:formula="of:=&quot;verb_&quot;&amp;[.A250]" office:value-type="string" office:string-value="verb_250" calcext:value-type="string">
            <text:p>verb_250</text:p>
          </table:table-cell>
          <table:table-cell office:value-type="string" calcext:value-type="string">
            <text:p>done</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ACE-3" office:value-type="string" calcext:value-type="string">
            <text:p>رَشَيْتُ فلان</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1" calcext:value-type="float">
            <text:p>251</text:p>
          </table:table-cell>
          <table:table-cell table:formula="of:=&quot;verb_&quot;&amp;[.A251]" office:value-type="string" office:string-value="verb_251" calcext:value-type="string">
            <text:p>verb_251</text:p>
          </table:table-cell>
          <table:table-cell office:value-type="string" calcext:value-type="string">
            <text:p>done</text:p>
          </table:table-cell>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office:value-type="string" calcext:value-type="string">
            <text:p>رَضَخَ ل</text:p>
          </table:table-cell>
          <table:table-cell office:value-type="string" calcext:value-type="string">
            <text:p>خَضَعَ| أَذْعَنَ|عَنـَا</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2" calcext:value-type="float">
            <text:p>252</text:p>
          </table:table-cell>
          <table:table-cell table:formula="of:=&quot;verb_&quot;&amp;[.A252]" office:value-type="string" office:string-value="verb_252" calcext:value-type="string">
            <text:p>verb_252</text:p>
          </table:table-cell>
          <table:table-cell office:value-type="string" calcext:value-type="string">
            <text:p>done</text:p>
          </table:table-cell>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3" calcext:value-type="float">
            <text:p>253</text:p>
          </table:table-cell>
          <table:table-cell table:formula="of:=&quot;verb_&quot;&amp;[.A253]" office:value-type="string" office:string-value="verb_253" calcext:value-type="string">
            <text:p>verb_253</text:p>
          </table:table-cell>
          <table:table-cell office:value-type="string" calcext:value-type="string">
            <text:p>done</text:p>
          </table:table-cell>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office:value-type="string" calcext:value-type="string">
            <text:p>سَرَّعَ عملَ</text:p>
          </table:table-cell>
          <table:table-cell office:value-type="string" calcext:value-type="string">
            <text:p>أسرَعَ</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4" calcext:value-type="float">
            <text:p>254</text:p>
          </table:table-cell>
          <table:table-cell table:formula="of:=&quot;verb_&quot;&amp;[.A254]" office:value-type="string" office:string-value="verb_254" calcext:value-type="string">
            <text:p>verb_254</text:p>
          </table:table-cell>
          <table:table-cell office:value-type="string" calcext:value-type="string">
            <text:p>done</text:p>
          </table:table-cell>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office:value-type="string" calcext:value-type="string">
            <text:p>شَحَِنَ بضاعةُ إلى</text:p>
          </table:table-cell>
          <table:table-cell office:value-type="string" calcext:value-type="string">
            <text:p>حَمَلَ| نَقَلَ</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5" calcext:value-type="float">
            <text:p>255</text:p>
          </table:table-cell>
          <table:table-cell table:formula="of:=&quot;verb_&quot;&amp;[.A255]" office:value-type="string" office:string-value="verb_255" calcext:value-type="string">
            <text:p>verb_255</text:p>
          </table:table-cell>
          <table:table-cell office:value-type="string" calcext:value-type="string">
            <text:p>done</text:p>
          </table:table-cell>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office:value-type="string" calcext:value-type="string">
            <text:p>شَعَّ شمسُ</text:p>
          </table:table-cell>
          <table:table-cell office:value-type="string" calcext:value-type="string">
            <text:p>أَشـَعَّ</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6" calcext:value-type="float">
            <text:p>256</text:p>
          </table:table-cell>
          <table:table-cell table:formula="of:=&quot;verb_&quot;&amp;[.A256]" office:value-type="string" office:string-value="verb_256" calcext:value-type="string">
            <text:p>verb_256</text:p>
          </table:table-cell>
          <table:table-cell office:value-type="string" calcext:value-type="string">
            <text:p>done</text:p>
          </table:table-cell>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7" calcext:value-type="float">
            <text:p>257</text:p>
          </table:table-cell>
          <table:table-cell table:formula="of:=&quot;verb_&quot;&amp;[.A257]" office:value-type="string" office:string-value="verb_257" calcext:value-type="string">
            <text:p>verb_257</text:p>
          </table:table-cell>
          <table:table-cell office:value-type="string" calcext:value-type="string">
            <text:p>done</text:p>
          </table:table-cell>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office:value-type="string" calcext:value-type="string">
            <text:p>صَلَّحَ سيَّارةَ</text:p>
          </table:table-cell>
          <table:table-cell office:value-type="string" calcext:value-type="string">
            <text:p>أَصْلَحَ</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8" calcext:value-type="float">
            <text:p>258</text:p>
          </table:table-cell>
          <table:table-cell table:formula="of:=&quot;verb_&quot;&amp;[.A258]" office:value-type="string" office:string-value="verb_258" calcext:value-type="string">
            <text:p>verb_258</text:p>
          </table:table-cell>
          <table:table-cell office:value-type="string" calcext:value-type="string">
            <text:p>done</text:p>
          </table:table-cell>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office:value-type="string" calcext:value-type="string">
            <text:p>عَدَى مرض</text:p>
          </table:table-cell>
          <table:table-cell office:value-type="string" calcext:value-type="string">
            <text:p>أَعْدَى</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9" calcext:value-type="float">
            <text:p>259</text:p>
          </table:table-cell>
          <table:table-cell table:formula="of:=&quot;verb_&quot;&amp;[.A259]" office:value-type="string" office:string-value="verb_259" calcext:value-type="string">
            <text:p>verb_259</text:p>
          </table:table-cell>
          <table:table-cell office:value-type="string" calcext:value-type="string">
            <text:p>review</text:p>
          </table:table-cell>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office:value-type="string" calcext:value-type="string">
            <text:p>عَشَّبَ أرضَ</text:p>
          </table:table-cell>
          <table:table-cell office:value-type="string" calcext:value-type="string">
            <text:p>اجتزَّ عُشبَ| نزع عُشب</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0" calcext:value-type="float">
            <text:p>260</text:p>
          </table:table-cell>
          <table:table-cell table:formula="of:=&quot;verb_&quot;&amp;[.A260]" office:value-type="string" office:string-value="verb_260" calcext:value-type="string">
            <text:p>verb_260</text:p>
          </table:table-cell>
          <table:table-cell office:value-type="string" calcext:value-type="string">
            <text:p>done</text:p>
          </table:table-cell>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office:value-type="string" calcext:value-type="string">
            <text:p>عَفَا من وظيفةِ</text:p>
          </table:table-cell>
          <table:table-cell office:value-type="string" calcext:value-type="string">
            <text:p>أَعْفَاهُ</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1" calcext:value-type="float">
            <text:p>261</text:p>
          </table:table-cell>
          <table:table-cell table:formula="of:=&quot;verb_&quot;&amp;[.A261]" office:value-type="string" office:string-value="verb_261" calcext:value-type="string">
            <text:p>verb_261</text:p>
          </table:table-cell>
          <table:table-cell office:value-type="string" calcext:value-type="string">
            <text:p>done</text:p>
          </table:table-cell>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office:value-type="string" calcext:value-type="string">
            <text:p>غَافَلَ لصُّ</text:p>
          </table:table-cell>
          <table:table-cell office:value-type="string" calcext:value-type="string">
            <text:p>تغفَّلَ</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2" calcext:value-type="float">
            <text:p>262</text:p>
          </table:table-cell>
          <table:table-cell table:formula="of:=&quot;verb_&quot;&amp;[.A262]" office:value-type="string" office:string-value="verb_262" calcext:value-type="string">
            <text:p>verb_262</text:p>
          </table:table-cell>
          <table:table-cell office:value-type="string" calcext:value-type="string">
            <text:p>done</text:p>
          </table:table-cell>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office:value-type="string" calcext:value-type="string">
            <text:p>غَطَّى مقالُ</text:p>
          </table:table-cell>
          <table:table-cell office:value-type="string" calcext:value-type="string">
            <text:p>شم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3" calcext:value-type="float">
            <text:p>263</text:p>
          </table:table-cell>
          <table:table-cell table:formula="of:=&quot;verb_&quot;&amp;[.A263]" office:value-type="string" office:string-value="verb_263" calcext:value-type="string">
            <text:p>verb_263</text:p>
          </table:table-cell>
          <table:table-cell office:value-type="string" calcext:value-type="string">
            <text:p>review</text:p>
          </table:table-cell>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ACE-3" office:value-type="string" calcext:value-type="string">
            <text:p>غَلَيْتُ ماءَ</text:p>
          </table:table-cell>
          <table:table-cell office:value-type="string" calcext:value-type="string">
            <text:p>أَغْلَيْتُ|غَلَّيْتُ</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صفة</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table:number-columns-repeated="118"/>
        </table:table-row>
        <table:table-row table:style-name="ro2" table:visibility="filter">
          <table:table-cell office:value-type="float" office:value="265" calcext:value-type="float">
            <text:p>265</text:p>
          </table:table-cell>
          <table:table-cell table:formula="of:=&quot;verb_&quot;&amp;[.A265]" office:value-type="string" office:string-value="verb_265" calcext:value-type="string">
            <text:p>verb_265</text:p>
          </table:table-cell>
          <table:table-cell office:value-type="string" calcext:value-type="string">
            <text:p>done</text:p>
          </table:table-cell>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office:value-type="string" calcext:value-type="string">
            <text:p>فَلَّسَ تاجرُ</text:p>
          </table:table-cell>
          <table:table-cell office:value-type="string" calcext:value-type="string">
            <text:p>أَفْلَسَ</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6" calcext:value-type="float">
            <text:p>266</text:p>
          </table:table-cell>
          <table:table-cell table:formula="of:=&quot;verb_&quot;&amp;[.A266]" office:value-type="string" office:string-value="verb_266" calcext:value-type="string">
            <text:p>verb_266</text:p>
          </table:table-cell>
          <table:table-cell office:value-type="string" calcext:value-type="string">
            <text:p>done</text:p>
          </table:table-cell>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7" calcext:value-type="float">
            <text:p>267</text:p>
          </table:table-cell>
          <table:table-cell table:formula="of:=&quot;verb_&quot;&amp;[.A267]" office:value-type="string" office:string-value="verb_267" calcext:value-type="string">
            <text:p>verb_267</text:p>
          </table:table-cell>
          <table:table-cell office:value-type="string" calcext:value-type="string">
            <text:p>done</text:p>
          </table:table-cell>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office:value-type="string" calcext:value-type="string">
            <text:p>قَفَلَ بابَ</text:p>
          </table:table-cell>
          <table:table-cell office:value-type="string" calcext:value-type="string">
            <text:p>أَ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8" calcext:value-type="float">
            <text:p>268</text:p>
          </table:table-cell>
          <table:table-cell table:formula="of:=&quot;verb_&quot;&amp;[.A268]" office:value-type="string" office:string-value="verb_268" calcext:value-type="string">
            <text:p>verb_268</text:p>
          </table:table-cell>
          <table:table-cell office:value-type="string" calcext:value-type="string">
            <text:p>done</text:p>
          </table:table-cell>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office:value-type="string" calcext:value-type="string">
            <text:p>كَبَّدَ عناءً شديداً</text:p>
          </table:table-cell>
          <table:table-cell office:value-type="string" calcext:value-type="string">
            <text:p>حَمَّلَ|جَشَّمَ</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9" calcext:value-type="float">
            <text:p>269</text:p>
          </table:table-cell>
          <table:table-cell table:formula="of:=&quot;verb_&quot;&amp;[.A269]" office:value-type="string" office:string-value="verb_269" calcext:value-type="string">
            <text:p>verb_269</text:p>
          </table:table-cell>
          <table:table-cell office:value-type="string" calcext:value-type="string">
            <text:p>done</text:p>
          </table:table-cell>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office:value-type="string" calcext:value-type="string">
            <text:p>كَرَى بيتَ</text:p>
          </table:table-cell>
          <table:table-cell office:value-type="string" calcext:value-type="string">
            <text:p>أَكْرَى</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0" calcext:value-type="float">
            <text:p>270</text:p>
          </table:table-cell>
          <table:table-cell table:formula="of:=&quot;verb_&quot;&amp;[.A270]" office:value-type="string" office:string-value="verb_270" calcext:value-type="string">
            <text:p>verb_270</text:p>
          </table:table-cell>
          <table:table-cell office:value-type="string" calcext:value-type="string">
            <text:p>done</text:p>
          </table:table-cell>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office:value-type="string" calcext:value-type="string">
            <text:p>كَسَرَ قانونَ</text:p>
          </table:table-cell>
          <table:table-cell office:value-type="string" calcext:value-type="string">
            <text:p>خَالفَ</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تعبير</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table:number-columns-repeated="118"/>
        </table:table-row>
        <table:table-row table:style-name="ro2" table:visibility="filter">
          <table:table-cell office:value-type="float" office:value="272" calcext:value-type="float">
            <text:p>272</text:p>
          </table:table-cell>
          <table:table-cell table:formula="of:=&quot;verb_&quot;&amp;[.A272]" office:value-type="string" office:string-value="verb_272" calcext:value-type="string">
            <text:p>verb_272</text:p>
          </table:table-cell>
          <table:table-cell office:value-type="string" calcext:value-type="string">
            <text:p>done</text:p>
          </table:table-cell>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office:value-type="string" calcext:value-type="string">
            <text:p>لَجَمَ جوادَ</text:p>
          </table:table-cell>
          <table:table-cell office:value-type="string" calcext:value-type="string">
            <text:p>ألْجَمَ</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3" calcext:value-type="float">
            <text:p>273</text:p>
          </table:table-cell>
          <table:table-cell table:formula="of:=&quot;verb_&quot;&amp;[.A273]" office:value-type="string" office:string-value="verb_273" calcext:value-type="string">
            <text:p>verb_273</text:p>
          </table:table-cell>
          <table:table-cell office:value-type="string" calcext:value-type="string">
            <text:p>done</text:p>
          </table:table-cell>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office:value-type="string" calcext:value-type="string">
            <text:p>لَصَقَ ورقَ بالصمغِ</text:p>
          </table:table-cell>
          <table:table-cell office:value-type="string" calcext:value-type="string">
            <text:p>أَلْصَقَ</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4" calcext:value-type="float">
            <text:p>274</text:p>
          </table:table-cell>
          <table:table-cell table:formula="of:=&quot;verb_&quot;&amp;[.A274]" office:value-type="string" office:string-value="verb_274" calcext:value-type="string">
            <text:p>verb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office:value-type="string" calcext:value-type="string">
            <text:p>لَغَا مشروعَ</text:p>
          </table:table-cell>
          <table:table-cell office:value-type="string" calcext:value-type="string">
            <text:p>أَ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صفة</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table:number-columns-repeated="118"/>
        </table:table-row>
        <table:table-row table:style-name="ro2" table:visibility="filter">
          <table:table-cell office:value-type="float" office:value="275" calcext:value-type="float">
            <text:p>275</text:p>
          </table:table-cell>
          <table:table-cell table:formula="of:=&quot;verb_&quot;&amp;[.A276]" office:value-type="string" office:string-value="verb_275" calcext:value-type="string">
            <text:p>verb_275</text:p>
          </table:table-cell>
          <table:table-cell office:value-type="string" calcext:value-type="string">
            <text:p>done</text:p>
          </table:table-cell>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office:value-type="string" calcext:value-type="string">
            <text:p>لَفَظَ أنفاس</text:p>
          </table:table-cell>
          <table:table-cell office:value-type="string" calcext:value-type="string">
            <text:p>انقضى| انقطع</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6" calcext:value-type="float">
            <text:p>276</text:p>
          </table:table-cell>
          <table:table-cell table:formula="of:=&quot;verb_&quot;&amp;[.A277]" office:value-type="string" office:string-value="verb_276" calcext:value-type="string">
            <text:p>verb_276</text:p>
          </table:table-cell>
          <table:table-cell office:value-type="string" calcext:value-type="string">
            <text:p>done</text:p>
          </table:table-cell>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office:value-type="float" office:value="1" calcext:value-type="float">
            <text:p>1</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77" calcext:value-type="float">
            <text:p>277</text:p>
          </table:table-cell>
          <table:table-cell table:formula="of:=&quot;verb_&quot;&amp;[.A278]" office:value-type="string" office:string-value="verb_277" calcext:value-type="string">
            <text:p>verb_277</text:p>
          </table:table-cell>
          <table:table-cell office:value-type="string" calcext:value-type="string">
            <text:p>done</text:p>
          </table:table-cell>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office:value-type="string" calcext:value-type="string">
            <text:p>نَغَزَ دابةَ</text:p>
          </table:table-cell>
          <table:table-cell office:value-type="string" calcext:value-type="string">
            <text:p>نخز</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8" calcext:value-type="float">
            <text:p>278</text:p>
          </table:table-cell>
          <table:table-cell table:formula="of:=&quot;verb_&quot;&amp;[.A279]" office:value-type="string" office:string-value="verb_278" calcext:value-type="string">
            <text:p>verb_278</text:p>
          </table:table-cell>
          <table:table-cell office:value-type="string" calcext:value-type="string">
            <text:p>done</text:p>
          </table:table-cell>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office:value-type="string" calcext:value-type="string">
            <text:p>نَفَذَ صَبْرُ</text:p>
          </table:table-cell>
          <table:table-cell office:value-type="string" calcext:value-type="string">
            <text:p>نـَفِدَ</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79" calcext:value-type="float">
            <text:p>279</text:p>
          </table:table-cell>
          <table:table-cell table:formula="of:=&quot;verb_&quot;&amp;[.A280]" office:value-type="string" office:string-value="verb_279" calcext:value-type="string">
            <text:p>verb_279</text:p>
          </table:table-cell>
          <table:table-cell/>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office:value-type="string" calcext:value-type="string">
            <text:p>نَمَّلَ رِجْلُ</text:p>
          </table:table-cell>
          <table:table-cell office:value-type="string" calcext:value-type="string">
            <text:p>نـَمِلَ| خَدِرَ</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80" calcext:value-type="float">
            <text:p>280</text:p>
          </table:table-cell>
          <table:table-cell table:formula="of:=&quot;verb_&quot;&amp;[.A281]" office:value-type="string" office:string-value="verb_280" calcext:value-type="string">
            <text:p>verb_280</text:p>
          </table:table-cell>
          <table:table-cell office:value-type="string" calcext:value-type="string">
            <text:p>done</text:p>
          </table:table-cell>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1" calcext:value-type="float">
            <text:p>281</text:p>
          </table:table-cell>
          <table:table-cell table:formula="of:=&quot;verb_&quot;&amp;[.A282]" office:value-type="string" office:string-value="verb_281" calcext:value-type="string">
            <text:p>verb_281</text:p>
          </table:table-cell>
          <table:table-cell office:value-type="string" calcext:value-type="string">
            <text:p>done</text:p>
          </table:table-cell>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2" calcext:value-type="float">
            <text:p>282</text:p>
          </table:table-cell>
          <table:table-cell table:formula="of:=&quot;verb_&quot;&amp;[.A283]" office:value-type="string" office:string-value="verb_282" calcext:value-type="string">
            <text:p>verb_282</text:p>
          </table:table-cell>
          <table:table-cell office:value-type="string" calcext:value-type="string">
            <text:p>done</text:p>
          </table:table-cell>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office:value-type="string" calcext:value-type="string">
            <text:p>وَفَى كَيْلَ</text:p>
          </table:table-cell>
          <table:table-cell office:value-type="string" calcext:value-type="string">
            <text:p>أَوْفَى</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3" calcext:value-type="float">
            <text:p>283</text:p>
          </table:table-cell>
          <table:table-cell table:formula="of:=&quot;verb_&quot;&amp;[.A284]" office:value-type="string" office:string-value="verb_283" calcext:value-type="string">
            <text:p>verb_283</text:p>
          </table:table-cell>
          <table:table-cell office:value-type="string" calcext:value-type="string">
            <text:p>done</text:p>
          </table:table-cell>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office:value-type="string" calcext:value-type="string">
            <text:p>وَقَدَ حطبَ</text:p>
          </table:table-cell>
          <table:table-cell office:value-type="string" calcext:value-type="string">
            <text:p>أوْقَدْ</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4" calcext:value-type="float">
            <text:p>284</text:p>
          </table:table-cell>
          <table:table-cell table:formula="of:=&quot;verb_&quot;&amp;[.A285]" office:value-type="string" office:string-value="verb_284" calcext:value-type="string">
            <text:p>verb_284</text:p>
          </table:table-cell>
          <table:table-cell office:value-type="string" calcext:value-type="string">
            <text:p>done</text:p>
          </table:table-cell>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office:value-type="string" calcext:value-type="string">
            <text:p>وَلَّعَ نارَ</text:p>
          </table:table-cell>
          <table:table-cell office:value-type="string" calcext:value-type="string">
            <text:p>أَشْعَلَ|أَوْقَدَ</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5" calcext:value-type="float">
            <text:p>285</text:p>
          </table:table-cell>
          <table:table-cell table:formula="of:=&quot;verb_&quot;&amp;[.A286]" office:value-type="string" office:string-value="verb_285" calcext:value-type="string">
            <text:p>verb_285</text:p>
          </table:table-cell>
          <table:table-cell office:value-type="string" calcext:value-type="string">
            <text:p>done</text:p>
          </table:table-cell>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office:value-type="string" calcext:value-type="string">
            <text:p>تَمَاشَى مع</text:p>
          </table:table-cell>
          <table:table-cell office:value-type="string" calcext:value-type="string">
            <text:p>طابق| جاري | ساير | 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86" calcext:value-type="float">
            <text:p>286</text:p>
          </table:table-cell>
          <table:table-cell table:formula="of:=&quot;verb_&quot;&amp;[.A287]" office:value-type="string" office:string-value="verb_286" calcext:value-type="string">
            <text:p>verb_286</text:p>
          </table:table-cell>
          <table:table-cell office:value-type="string" calcext:value-type="string">
            <text:p>done</text:p>
          </table:table-cell>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office:value-type="string" calcext:value-type="string">
            <text:p>سَرَى حُكْمُ من</text:p>
          </table:table-cell>
          <table:table-cell office:value-type="string" calcext:value-type="string">
            <text:p>نَفُذَ</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7" calcext:value-type="float">
            <text:p>287</text:p>
          </table:table-cell>
          <table:table-cell table:formula="of:=&quot;verb_&quot;&amp;[.A288]" office:value-type="string" office:string-value="verb_287" calcext:value-type="string">
            <text:p>verb_287</text:p>
          </table:table-cell>
          <table:table-cell office:value-type="string" calcext:value-type="string">
            <text:p>done</text:p>
          </table:table-cell>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ACE-3" office:value-type="string" calcext:value-type="string">
            <text:p>طَالَ 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8" calcext:value-type="float">
            <text:p>288</text:p>
          </table:table-cell>
          <table:table-cell table:formula="of:=&quot;verb_&quot;&amp;[.A289]" office:value-type="string" office:string-value="verb_288" calcext:value-type="string">
            <text:p>verb_288</text:p>
          </table:table-cell>
          <table:table-cell office:value-type="string" calcext:value-type="string">
            <text:p>done</text:p>
          </table:table-cell>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ACE-3" office:value-type="string" calcext:value-type="string">
            <text:p>يَطْهِي 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9" calcext:value-type="float">
            <text:p>289</text:p>
          </table:table-cell>
          <table:table-cell table:formula="of:=&quot;verb_&quot;&amp;[.A290]" office:value-type="string" office:string-value="verb_289" calcext:value-type="string">
            <text:p>verb_289</text:p>
          </table:table-cell>
          <table:table-cell office:value-type="string" calcext:value-type="string">
            <text:p>done</text:p>
          </table:table-cell>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office:value-type="string" calcext:value-type="string">
            <text:p>لَعِبَ دوراً رئيسياً</text:p>
          </table:table-cell>
          <table:table-cell office:value-type="string" calcext:value-type="string">
            <text:p>يؤدي</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0" calcext:value-type="float">
            <text:p>290</text:p>
          </table:table-cell>
          <table:table-cell table:formula="of:=&quot;verb_&quot;&amp;[.A291]" office:value-type="string" office:string-value="verb_290" calcext:value-type="string">
            <text:p>verb_290</text:p>
          </table:table-cell>
          <table:table-cell office:value-type="string" calcext:value-type="string">
            <text:p>done</text:p>
          </table:table-cell>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office:value-type="string" calcext:value-type="string">
            <text:p>نَقَصَ شيء</text:p>
          </table:table-cell>
          <table:table-cell office:value-type="string" calcext:value-type="string">
            <text:p>عاز</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1" calcext:value-type="float">
            <text:p>291</text:p>
          </table:table-cell>
          <table:table-cell table:formula="of:=&quot;verb_&quot;&amp;[.A292]" office:value-type="string" office:string-value="verb_291" calcext:value-type="string">
            <text:p>verb_291</text:p>
          </table:table-cell>
          <table:table-cell/>
          <table:table-cell office:value-type="string" calcext:value-type="string">
            <text:p>ينـوف العدد على</text:p>
          </table:table-cell>
          <table:table-cell office:value-type="string" calcext:value-type="string">
            <text:p>تعبير</text:p>
          </table:table-cell>
          <table:table-cell office:value-type="string" calcext:value-type="string">
            <text:p>يَنـُوفُ العددُ على</text:p>
          </table:table-cell>
          <table:table-cell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2" calcext:value-type="float">
            <text:p>292</text:p>
          </table:table-cell>
          <table:table-cell table:formula="of:=&quot;verb_&quot;&amp;[.A293]" office:value-type="string" office:string-value="verb_292" calcext:value-type="string">
            <text:p>verb_292</text:p>
          </table:table-cell>
          <table:table-cell office:value-type="string" calcext:value-type="string">
            <text:p>done</text:p>
          </table:table-cell>
          <table:table-cell office:value-type="string" calcext:value-type="string">
            <text:p>اختلى بها</text:p>
          </table:table-cell>
          <table:table-cell office:value-type="string" calcext:value-type="string">
            <text:p>فعل</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3" calcext:value-type="float">
            <text:p>293</text:p>
          </table:table-cell>
          <table:table-cell table:formula="of:=&quot;verb_&quot;&amp;[.A294]" office:value-type="string" office:string-value="verb_293" calcext:value-type="string">
            <text:p>verb_293</text:p>
          </table:table-cell>
          <table:table-cell office:value-type="string" calcext:value-type="string">
            <text:p>done</text:p>
          </table:table-cell>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4" calcext:value-type="float">
            <text:p>294</text:p>
          </table:table-cell>
          <table:table-cell table:formula="of:=&quot;verb_&quot;&amp;[.A295]" office:value-type="string" office:string-value="verb_294" calcext:value-type="string">
            <text:p>verb_294</text:p>
          </table:table-cell>
          <table:table-cell office:value-type="string" calcext:value-type="string">
            <text:p>done</text:p>
          </table:table-cell>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table:number-columns-repeated="118"/>
        </table:table-row>
        <table:table-row table:style-name="ro2"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table:number-columns-repeated="118"/>
        </table:table-row>
        <table:table-row table:style-name="ro2"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table:number-columns-repeated="118"/>
        </table:table-row>
        <table:table-row table:style-name="ro2"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table:number-columns-repeated="118"/>
        </table:table-row>
        <table:table-row table:style-name="ro2"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table:number-columns-repeated="118"/>
        </table:table-row>
        <table:table-row table:style-name="ro2"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table:number-columns-repeated="118"/>
        </table:table-row>
        <table:table-row table:style-name="ro2"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table:number-columns-repeated="118"/>
        </table:table-row>
        <table:table-row table:style-name="ro2"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table:number-columns-repeated="118"/>
        </table:table-row>
        <table:table-row table:style-name="ro2"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table:number-columns-repeated="118"/>
        </table:table-row>
        <table:table-row table:style-name="ro2"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table:number-columns-repeated="118"/>
        </table:table-row>
        <table:table-row table:style-name="ro2"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table:number-columns-repeated="118"/>
        </table:table-row>
        <table:table-row table:style-name="ro2"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table:number-columns-repeated="118"/>
        </table:table-row>
        <table:table-row table:style-name="ro2"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table:number-columns-repeated="118"/>
        </table:table-row>
        <table:table-row table:style-name="ro2"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table:number-columns-repeated="118"/>
        </table:table-row>
        <table:table-row table:style-name="ro2"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118"/>
        </table:table-row>
        <table:table-row table:style-name="ro2"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118"/>
        </table:table-row>
        <table:table-row table:style-name="ro2"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table:number-columns-repeated="118"/>
        </table:table-row>
        <table:table-row table:style-name="ro2"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table:number-columns-repeated="118"/>
        </table:table-row>
        <table:table-row table:style-name="ro2"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table:number-columns-repeated="118"/>
        </table:table-row>
        <table:table-row table:style-name="ro2"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table:number-columns-repeated="118"/>
        </table:table-row>
        <table:table-row table:style-name="ro2"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table:number-columns-repeated="118"/>
        </table:table-row>
        <table:table-row table:style-name="ro2"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table:number-columns-repeated="118"/>
        </table:table-row>
        <table:table-row table:style-name="ro2"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table:number-columns-repeated="118"/>
        </table:table-row>
        <table:table-row table:style-name="ro2"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table:number-columns-repeated="118"/>
        </table:table-row>
        <table:table-row table:style-name="ro2"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table:number-columns-repeated="118"/>
        </table:table-row>
        <table:table-row table:style-name="ro2"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table:number-columns-repeated="118"/>
        </table:table-row>
        <table:table-row table:style-name="ro2"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table:number-columns-repeated="118"/>
        </table:table-row>
        <table:table-row table:style-name="ro2"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table:number-columns-repeated="118"/>
        </table:table-row>
        <table:table-row table:style-name="ro2"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table:number-columns-repeated="118"/>
        </table:table-row>
        <table:table-row table:style-name="ro2"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table:number-columns-repeated="118"/>
        </table:table-row>
        <table:table-row table:style-name="ro2"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table:number-columns-repeated="118"/>
        </table:table-row>
        <table:table-row table:style-name="ro2"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table:number-columns-repeated="118"/>
        </table:table-row>
        <table:table-row table:style-name="ro2"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table:number-columns-repeated="118"/>
        </table:table-row>
        <table:table-row table:style-name="ro2"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table:number-columns-repeated="118"/>
        </table:table-row>
        <table:table-row table:style-name="ro2"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table:number-columns-repeated="118"/>
        </table:table-row>
        <table:table-row table:style-name="ro2"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table:number-columns-repeated="118"/>
        </table:table-row>
        <table:table-row table:style-name="ro2"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table:number-columns-repeated="118"/>
        </table:table-row>
        <table:table-row table:style-name="ro2"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table:number-columns-repeated="118"/>
        </table:table-row>
        <table:table-row table:style-name="ro2"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table:number-columns-repeated="118"/>
        </table:table-row>
        <table:table-row table:style-name="ro2"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table:number-columns-repeated="118"/>
        </table:table-row>
        <table:table-row table:style-name="ro2"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table:number-columns-repeated="118"/>
        </table:table-row>
        <table:table-row table:style-name="ro2"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table:number-columns-repeated="118"/>
        </table:table-row>
        <table:table-row table:style-name="ro2"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table:number-columns-repeated="118"/>
        </table:table-row>
        <table:table-row table:style-name="ro2"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table:number-columns-repeated="118"/>
        </table:table-row>
        <table:table-row table:style-name="ro2"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table:number-columns-repeated="118"/>
        </table:table-row>
        <table:table-row table:style-name="ro2"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table:number-columns-repeated="118"/>
        </table:table-row>
        <table:table-row table:style-name="ro2"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table:number-columns-repeated="118"/>
        </table:table-row>
        <table:table-row table:style-name="ro2"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table:number-columns-repeated="118"/>
        </table:table-row>
        <table:table-row table:style-name="ro2"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table:number-columns-repeated="118"/>
        </table:table-row>
        <table:table-row table:style-name="ro2"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table:number-columns-repeated="118"/>
        </table:table-row>
        <table:table-row table:style-name="ro2"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table:number-columns-repeated="118"/>
        </table:table-row>
        <table:table-row table:style-name="ro2"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table:number-columns-repeated="118"/>
        </table:table-row>
        <table:table-row table:style-name="ro2"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table:number-columns-repeated="118"/>
        </table:table-row>
        <table:table-row table:style-name="ro2"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table:number-columns-repeated="118"/>
        </table:table-row>
        <table:table-row table:style-name="ro2"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table:number-columns-repeated="118"/>
        </table:table-row>
        <table:table-row table:style-name="ro2"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table:number-columns-repeated="118"/>
        </table:table-row>
        <table:table-row table:style-name="ro2"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table:number-columns-repeated="118"/>
        </table:table-row>
        <table:table-row table:style-name="ro2"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table:number-columns-repeated="118"/>
        </table:table-row>
        <table:table-row table:style-name="ro2"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table:number-columns-repeated="118"/>
        </table:table-row>
        <table:table-row table:style-name="ro2"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table:number-columns-repeated="118"/>
        </table:table-row>
        <table:table-row table:style-name="ro2" table:visibility="filter">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table:number-columns-repeated="118"/>
        </table:table-row>
        <table:table-row table:style-name="ro2"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table:number-columns-repeated="118"/>
        </table:table-row>
        <table:table-row table:style-name="ro2"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table:number-columns-repeated="118"/>
        </table:table-row>
        <table:table-row table:style-name="ro2"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table:number-columns-repeated="118"/>
        </table:table-row>
        <table:table-row table:style-name="ro2"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table:number-columns-repeated="118"/>
        </table:table-row>
        <table:table-row table:style-name="ro2"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table:number-columns-repeated="118"/>
        </table:table-row>
        <table:table-row table:style-name="ro2"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table:number-columns-repeated="118"/>
        </table:table-row>
        <table:table-row table:style-name="ro2"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table:number-columns-repeated="118"/>
        </table:table-row>
        <table:table-row table:style-name="ro2"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table:number-columns-repeated="118"/>
        </table:table-row>
        <table:table-row table:style-name="ro2"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table:number-columns-repeated="118"/>
        </table:table-row>
        <table:table-row table:style-name="ro2"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table:number-columns-repeated="118"/>
        </table:table-row>
        <table:table-row table:style-name="ro2"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table:number-columns-repeated="118"/>
        </table:table-row>
        <table:table-row table:style-name="ro2"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table:number-columns-repeated="118"/>
        </table:table-row>
        <table:table-row table:style-name="ro2"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table:number-columns-repeated="118"/>
        </table:table-row>
        <table:table-row table:style-name="ro2"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table:number-columns-repeated="118"/>
        </table:table-row>
        <table:table-row table:style-name="ro2"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table:number-columns-repeated="118"/>
        </table:table-row>
        <table:table-row table:style-name="ro2"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table:number-columns-repeated="118"/>
        </table:table-row>
        <table:table-row table:style-name="ro2"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table:number-columns-repeated="118"/>
        </table:table-row>
        <table:table-row table:style-name="ro2"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table:number-columns-repeated="118"/>
        </table:table-row>
        <table:table-row table:style-name="ro2"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table:number-columns-repeated="118"/>
        </table:table-row>
        <table:table-row table:style-name="ro2"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table:number-columns-repeated="118"/>
        </table:table-row>
        <table:table-row table:style-name="ro2">
          <table:table-cell office:value-type="float" office:value="376" calcext:value-type="float">
            <text:p>376</text:p>
          </table:table-cell>
          <table:table-cell table:formula="of:=&quot;trans_&quot;&amp;[.A377]" office:value-type="string" office:string-value="trans_376" calcext:value-type="string">
            <text:p>trans_376</text:p>
          </table:table-cell>
          <table:table-cell office:value-type="string" calcext:value-type="string">
            <text:p>done</text:p>
          </table:table-cell>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office:value-type="string" calcext:value-type="string">
            <text:p>اِسْتَأْذَنَ من</text:p>
          </table:table-cell>
          <table:table-cell office:value-type="string" calcext:value-type="string">
            <text:p>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77" calcext:value-type="float">
            <text:p>377</text:p>
          </table:table-cell>
          <table:table-cell table:formula="of:=&quot;trans_&quot;&amp;[.A378]" office:value-type="string" office:string-value="trans_377" calcext:value-type="string">
            <text:p>trans_377</text:p>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78" calcext:value-type="float">
            <text:p>378</text:p>
          </table:table-cell>
          <table:table-cell table:formula="of:=&quot;trans_&quot;&amp;[.A379]" office:value-type="string" office:string-value="trans_378" calcext:value-type="string">
            <text:p>trans_378</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79" calcext:value-type="float">
            <text:p>379</text:p>
          </table:table-cell>
          <table:table-cell table:formula="of:=&quot;trans_&quot;&amp;[.A380]" office:value-type="string" office:string-value="trans_379" calcext:value-type="string">
            <text:p>trans_379</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0" calcext:value-type="float">
            <text:p>380</text:p>
          </table:table-cell>
          <table:table-cell table:formula="of:=&quot;trans_&quot;&amp;[.A381]" office:value-type="string" office:string-value="trans_380" calcext:value-type="string">
            <text:p>trans_380</text:p>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ي طغيانه</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1" calcext:value-type="float">
            <text:p>381</text:p>
          </table:table-cell>
          <table:table-cell table:formula="of:=&quot;trans_&quot;&amp;[.A382]" office:value-type="string" office:string-value="trans_381" calcext:value-type="string">
            <text:p>trans_381</text:p>
          </table:table-cell>
          <table:table-cell office:value-type="string" calcext:value-type="string">
            <text:p>done</text:p>
          </table:table-cell>
          <table:table-cell office:value-type="string" calcext:value-type="string">
            <text:p>اتصل معه</text:p>
          </table:table-cell>
          <table:table-cell office:value-type="string" calcext:value-type="string">
            <text:p>متعدي بحرف</text:p>
          </table:table-cell>
          <table:table-cell office:value-type="string" calcext:value-type="string">
            <text:p>اتّصَلَ مع</text:p>
          </table:table-cell>
          <table:table-cell office:value-type="string" calcext:value-type="string">
            <text:p>اِتَّصَلَ مع</text:p>
          </table:table-cell>
          <table:table-cell office:value-type="string" calcext:value-type="string">
            <text:p>به</text:p>
          </table:table-cell>
          <table:table-cell/>
          <table:table-cell office:value-type="string" calcext:value-type="string">
            <text:p>اتّصَلَ معه</text:p>
          </table:table-cell>
          <table:table-cell office:value-type="string" calcext:value-type="string">
            <text:p>اتصل بصدي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2" calcext:value-type="float">
            <text:p>382</text:p>
          </table:table-cell>
          <table:table-cell table:formula="of:=&quot;trans_&quot;&amp;[.A383]" office:value-type="string" office:string-value="trans_382" calcext:value-type="string">
            <text:p>trans_382</text:p>
          </table:table-cell>
          <table:table-cell office:value-type="string" calcext:value-type="string">
            <text:p>done</text:p>
          </table:table-cell>
          <table:table-cell office:value-type="string" calcext:value-type="string">
            <text:p>أجاب على</text:p>
          </table:table-cell>
          <table:table-cell office:value-type="string" calcext:value-type="string">
            <text:p>متعدي بحرف</text:p>
          </table:table-cell>
          <table:table-cell office:value-type="string" calcext:value-type="string">
            <text:p>أجاب على</text:p>
          </table:table-cell>
          <table:table-cell office:value-type="string" calcext:value-type="string">
            <text:p>أَجَابَ على</text:p>
          </table:table-cell>
          <table:table-cell office:value-type="string" calcext:value-type="string">
            <text:p>عن |إلى</text:p>
          </table:table-cell>
          <table:table-cell/>
          <table:table-cell office:value-type="string" calcext:value-type="string">
            <text:p>أجاب على السؤال</text:p>
          </table:table-cell>
          <table:table-cell office:value-type="string" calcext:value-type="string">
            <text:p>أجاب عن السؤا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3" calcext:value-type="float">
            <text:p>383</text:p>
          </table:table-cell>
          <table:table-cell table:formula="of:=&quot;trans_&quot;&amp;[.A384]" office:value-type="string" office:string-value="trans_383" calcext:value-type="string">
            <text:p>trans_383</text:p>
          </table:table-cell>
          <table:table-cell/>
          <table:table-cell office:value-type="string" calcext:value-type="string">
            <text:p>احتار في</text:p>
          </table:table-cell>
          <table:table-cell office:value-type="string" calcext:value-type="string">
            <text:p>فعل</text:p>
          </table:table-cell>
          <table:table-cell office:value-type="string" calcext:value-type="string">
            <text:p>احْتَارَ في</text:p>
          </table:table-cell>
          <table:table-cell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4" calcext:value-type="float">
            <text:p>384</text:p>
          </table:table-cell>
          <table:table-cell table:formula="of:=&quot;trans_&quot;&amp;[.A385]" office:value-type="string" office:string-value="trans_384" calcext:value-type="string">
            <text:p>trans_384</text:p>
          </table:table-cell>
          <table:table-cell office:value-type="string" calcext:value-type="string">
            <text:p>done</text:p>
          </table:table-cell>
          <table:table-cell office:value-type="string" calcext:value-type="string">
            <text:p>احتذى ب</text:p>
          </table:table-cell>
          <table:table-cell office:value-type="string" calcext:value-type="string">
            <text:p>متعدي بحرف</text:p>
          </table:table-cell>
          <table:table-cell office:value-type="string" calcext:value-type="string">
            <text:p>احتذى ب</text:p>
          </table:table-cell>
          <table:table-cell office:value-type="string" calcext:value-type="string">
            <text:p>اِحْتَذَى ب</text:p>
          </table:table-cell>
          <table:table-cell table:number-columns-repeated="2"/>
          <table:table-cell office:value-type="string" calcext:value-type="string">
            <text:p>احتذيتُ بـفلان</text:p>
          </table:table-cell>
          <table:table-cell office:value-type="string" calcext:value-type="string">
            <text:p>احتذيت فلان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385" calcext:value-type="float">
            <text:p>385</text:p>
          </table:table-cell>
          <table:table-cell table:formula="of:=&quot;trans_&quot;&amp;[.A386]" office:value-type="string" office:string-value="trans_385" calcext:value-type="string">
            <text:p>trans_385</text:p>
          </table:table-cell>
          <table:table-cell office:value-type="string" calcext:value-type="string">
            <text:p>done</text:p>
          </table:table-cell>
          <table:table-cell office:value-type="string" calcext:value-type="string">
            <text:p>اختلفوا على</text:p>
          </table:table-cell>
          <table:table-cell office:value-type="string" calcext:value-type="string">
            <text:p>متعدي بحرف</text:p>
          </table:table-cell>
          <table:table-cell office:value-type="string" calcext:value-type="string">
            <text:p>اخْتَلَفُوا على</text:p>
          </table:table-cell>
          <table:table-cell office:value-type="string" calcext:value-type="string">
            <text:p>اِخْتَلَفَ على</text:p>
          </table:table-cell>
          <table:table-cell office:value-type="string" calcext:value-type="string">
            <text:p>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6" calcext:value-type="float">
            <text:p>386</text:p>
          </table:table-cell>
          <table:table-cell table:formula="of:=&quot;trans_&quot;&amp;[.A387]" office:value-type="string" office:string-value="trans_386" calcext:value-type="string">
            <text:p>trans_386</text:p>
          </table:table-cell>
          <table:table-cell office:value-type="string" calcext:value-type="string">
            <text:p>done</text:p>
          </table:table-cell>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table:number-columns-repeated="2"/>
          <table:table-cell office:value-type="string" calcext:value-type="string">
            <text:p>أَخْطَأَ عنِ الصوابِ</text:p>
          </table:table-cell>
          <table:table-cell office:value-type="string" calcext:value-type="string">
            <text:p>أخطأ الصو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7" calcext:value-type="float">
            <text:p>387</text:p>
          </table:table-cell>
          <table:table-cell table:formula="of:=&quot;trans_&quot;&amp;[.A388]" office:value-type="string" office:string-value="trans_387" calcext:value-type="string">
            <text:p>trans_387</text:p>
          </table:table-cell>
          <table:table-cell office:value-type="string" calcext:value-type="string">
            <text:p>done</text:p>
          </table:table-cell>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 ع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88" calcext:value-type="float">
            <text:p>388</text:p>
          </table:table-cell>
          <table:table-cell table:formula="of:=&quot;trans_&quot;&amp;[.A389]" office:value-type="string" office:string-value="trans_388" calcext:value-type="string">
            <text:p>trans_388</text:p>
          </table:table-cell>
          <table:table-cell office:value-type="string" calcext:value-type="string">
            <text:p>done</text:p>
          </table:table-cell>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table:number-columns-repeated="2"/>
          <table:table-cell office:value-type="string" calcext:value-type="string">
            <text:p>أَخْلَفَ بوعدِهِ</text:p>
          </table:table-cell>
          <table:table-cell office:value-type="string" calcext:value-type="string">
            <text:p>أخلف وع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389" calcext:value-type="float">
            <text:p>389</text:p>
          </table:table-cell>
          <table:table-cell table:formula="of:=&quot;trans_&quot;&amp;[.A390]" office:value-type="string" office:string-value="trans_389" calcext:value-type="string">
            <text:p>trans_389</text:p>
          </table:table-cell>
          <table:table-cell office:value-type="string" calcext:value-type="string">
            <text:p>done</text:p>
          </table:table-cell>
          <table:table-cell office:value-type="string" calcext:value-type="string">
            <text:p>ارتاب من</text:p>
          </table:table-cell>
          <table:table-cell office:value-type="string" calcext:value-type="string">
            <text:p>متعدي بحرف</text:p>
          </table:table-cell>
          <table:table-cell office:value-type="string" calcext:value-type="string">
            <text:p>ارْتابَ من</text:p>
          </table:table-cell>
          <table:table-cell office:value-type="string" calcext:value-type="string">
            <text:p>اِرْتَابَ من</text:p>
          </table:table-cell>
          <table:table-cell office:value-type="string" calcext:value-type="string">
            <text:p>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90" calcext:value-type="float">
            <text:p>390</text:p>
          </table:table-cell>
          <table:table-cell table:formula="of:=&quot;trans_&quot;&amp;[.A391]" office:value-type="string" office:string-value="trans_390" calcext:value-type="string">
            <text:p>trans_390</text:p>
          </table:table-cell>
          <table:table-cell/>
          <table:table-cell office:value-type="string" calcext:value-type="string">
            <text:p>ازدرى ب</text:p>
          </table:table-cell>
          <table:table-cell office:value-type="string" calcext:value-type="string">
            <text:p>متعدي بحرف</text:p>
          </table:table-cell>
          <table:table-cell office:value-type="string" calcext:value-type="string">
            <text:p>ازْدَرَى ب</text:p>
          </table:table-cell>
          <table:table-cell office:value-type="string" calcext:value-type="string">
            <text:p>اِزْدَرَى ب</text:p>
          </table:table-cell>
          <table:table-cell table:number-columns-repeated="2"/>
          <table:table-cell office:value-type="string" calcext:value-type="string">
            <text:p>ازْدَرَى بالشيء</text:p>
          </table:table-cell>
          <table:table-cell office:value-type="string" calcext:value-type="string">
            <text:p>ازدرى الشيء</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391" calcext:value-type="float">
            <text:p>391</text:p>
          </table:table-cell>
          <table:table-cell table:formula="of:=&quot;trans_&quot;&amp;[.A392]" office:value-type="string" office:string-value="trans_391" calcext:value-type="string">
            <text:p>trans_391</text:p>
          </table:table-cell>
          <table:table-cell office:value-type="string" calcext:value-type="string">
            <text:p>done</text:p>
          </table:table-cell>
          <table:table-cell office:value-type="string" calcext:value-type="string">
            <text:p>استعد إلى</text:p>
          </table:table-cell>
          <table:table-cell office:value-type="string" calcext:value-type="string">
            <text:p>متعدي بحرف</text:p>
          </table:table-cell>
          <table:table-cell office:value-type="string" calcext:value-type="string">
            <text:p>اسْتَعَدَّ إلى</text:p>
          </table:table-cell>
          <table:table-cell office:value-type="string" calcext:value-type="string">
            <text:p>اِسْتَعَدَّ إلى</text:p>
          </table:table-cell>
          <table:table-cell office:value-type="string" calcext:value-type="string">
            <text:p>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92" calcext:value-type="float">
            <text:p>392</text:p>
          </table:table-cell>
          <table:table-cell table:formula="of:=&quot;trans_&quot;&amp;[.A393]" office:value-type="string" office:string-value="trans_392" calcext:value-type="string">
            <text:p>trans_392</text:p>
          </table:table-cell>
          <table:table-cell office:value-type="string" calcext:value-type="string">
            <text:p>done</text:p>
          </table:table-cell>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ل|من</text:p>
          </table:table-cell>
          <table:table-cell/>
          <table:table-cell office:value-type="string" calcext:value-type="string">
            <text:p>استَغْفَرَ اللهَ عن ذنْبه</text:p>
          </table:table-cell>
          <table:table-cell office:value-type="string" calcext:value-type="string">
            <text:p>استغفر الله لذن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93" calcext:value-type="float">
            <text:p>393</text:p>
          </table:table-cell>
          <table:table-cell table:formula="of:=&quot;trans_&quot;&amp;[.A394]" office:value-type="string" office:string-value="trans_393" calcext:value-type="string">
            <text:p>trans_393</text:p>
          </table:table-cell>
          <table:table-cell office:value-type="string" calcext:value-type="string">
            <text:p>done</text:p>
          </table:table-cell>
          <table:table-cell office:value-type="string" calcext:value-type="string">
            <text:p>استنـد على</text:p>
          </table:table-cell>
          <table:table-cell office:value-type="string" calcext:value-type="string">
            <text:p>متعدي بحرف</text:p>
          </table:table-cell>
          <table:table-cell office:value-type="string" calcext:value-type="string">
            <text:p>اسْتَنـَدَ على</text:p>
          </table:table-cell>
          <table:table-cell office:value-type="string" calcext:value-type="string">
            <text:p>اِسْتَنـَدَ على</text:p>
          </table:table-cell>
          <table:table-cell office:value-type="string" calcext:value-type="string">
            <text:p>إلى</text:p>
          </table:table-cell>
          <table:table-cell/>
          <table:table-cell office:value-type="string" calcext:value-type="string">
            <text:p>اسْتَنـَدَ على الشيء</text:p>
          </table:table-cell>
          <table:table-cell office:value-type="string" calcext:value-type="string">
            <text:p>استند إلى الأر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94" calcext:value-type="float">
            <text:p>394</text:p>
          </table:table-cell>
          <table:table-cell table:formula="of:=&quot;trans_&quot;&amp;[.A395]" office:value-type="string" office:string-value="trans_394" calcext:value-type="string">
            <text:p>trans_394</text:p>
          </table:table-cell>
          <table:table-cell/>
          <table:table-cell office:value-type="string" calcext:value-type="string">
            <text:p>استوطن في</text:p>
          </table:table-cell>
          <table:table-cell office:value-type="string" calcext:value-type="string">
            <text:p>متعدي بحرف</text:p>
          </table:table-cell>
          <table:table-cell office:value-type="string" calcext:value-type="string">
            <text:p>استوطن في</text:p>
          </table:table-cell>
          <table:table-cell office:value-type="string" calcext:value-type="string">
            <text:p>اِسْتَوْطَنَ في</text:p>
          </table:table-cell>
          <table:table-cell table:number-columns-repeated="2"/>
          <table:table-cell office:value-type="string" calcext:value-type="string">
            <text:p>حَلّ خالد بحمص واستوطن فيها</text:p>
          </table:table-cell>
          <table:table-cell office:value-type="string" calcext:value-type="string">
            <text:p>استوطن البلاد</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395" calcext:value-type="float">
            <text:p>395</text:p>
          </table:table-cell>
          <table:table-cell table:formula="of:=&quot;trans_&quot;&amp;[.A396]" office:value-type="string" office:string-value="trans_395" calcext:value-type="string">
            <text:p>trans_395</text:p>
          </table:table-cell>
          <table:table-cell/>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 القافل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396" calcext:value-type="float">
            <text:p>396</text:p>
          </table:table-cell>
          <table:table-cell table:formula="of:=&quot;trans_&quot;&amp;[.A397]" office:value-type="string" office:string-value="trans_396" calcext:value-type="string">
            <text:p>trans_396</text:p>
          </table:table-cell>
          <table:table-cell office:value-type="string" calcext:value-type="string">
            <text:p>done</text:p>
          </table:table-cell>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إلى</text:p>
          </table:table-cell>
          <table:table-cell/>
          <table:table-cell office:value-type="string" calcext:value-type="string">
            <text:p>أَصْغَى لحديثِه</text:p>
          </table:table-cell>
          <table:table-cell office:value-type="string" calcext:value-type="string">
            <text:p>أصغى إلى الدرس</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397" calcext:value-type="float">
            <text:p>397</text:p>
          </table:table-cell>
          <table:table-cell table:formula="of:=&quot;trans_&quot;&amp;[.A398]" office:value-type="string" office:string-value="trans_397" calcext:value-type="string">
            <text:p>trans_397</text:p>
          </table:table-cell>
          <table:table-cell office:value-type="string" calcext:value-type="string">
            <text:p>done</text:p>
          </table:table-cell>
          <table:table-cell office:value-type="string" calcext:value-type="string">
            <text:p>اضطر ل |اضطر على</text:p>
          </table:table-cell>
          <table:table-cell office:value-type="string" calcext:value-type="string">
            <text:p>متعدي بحرف</text:p>
          </table:table-cell>
          <table:table-cell office:value-type="string" calcext:value-type="string">
            <text:p>اضْطُرَّ ل |اضطر على</text:p>
          </table:table-cell>
          <table:table-cell office:value-type="string" calcext:value-type="string">
            <text:p>اِضْطَرَّ ل |اِضْطَرَّ على</text:p>
          </table:table-cell>
          <table:table-cell office:value-type="string" calcext:value-type="string">
            <text:p>إلى</text:p>
          </table:table-cell>
          <table:table-cell/>
          <table:table-cell office:value-type="string" calcext:value-type="string">
            <text:p>اضْطُرَّ للسفر / على السفر</text:p>
          </table:table-cell>
          <table:table-cell office:value-type="string" calcext:value-type="string">
            <text:p>اضطر إلى الدفع</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398" calcext:value-type="float">
            <text:p>398</text:p>
          </table:table-cell>
          <table:table-cell table:formula="of:=&quot;trans_&quot;&amp;[.A399]" office:value-type="string" office:string-value="trans_398" calcext:value-type="string">
            <text:p>trans_398</text:p>
          </table:table-cell>
          <table:table-cell/>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الجدا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399" calcext:value-type="float">
            <text:p>399</text:p>
          </table:table-cell>
          <table:table-cell table:formula="of:=&quot;trans_&quot;&amp;[.A400]" office:value-type="string" office:string-value="trans_399" calcext:value-type="string">
            <text:p>trans_399</text:p>
          </table:table-cell>
          <table:table-cell/>
          <table:table-cell office:value-type="string" calcext:value-type="string">
            <text:p>اعتاد على</text:p>
          </table:table-cell>
          <table:table-cell office:value-type="string" calcext:value-type="string">
            <text:p>متعدي بحرف</text:p>
          </table:table-cell>
          <table:table-cell office:value-type="string" calcext:value-type="string">
            <text:p>اعْتَادَ على</text:p>
          </table:table-cell>
          <table:table-cell office:value-type="string" calcext:value-type="string">
            <text:p>اِعْتَادَ على</text:p>
          </table:table-cell>
          <table:table-cell table:number-columns-repeated="2"/>
          <table:table-cell office:value-type="string" calcext:value-type="string">
            <text:p>اعْتَادَ على الأمر</text:p>
          </table:table-cell>
          <table:table-cell office:value-type="string" calcext:value-type="string">
            <text:p>اعتاد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0" calcext:value-type="float">
            <text:p>400</text:p>
          </table:table-cell>
          <table:table-cell table:formula="of:=&quot;trans_&quot;&amp;[.A401]" office:value-type="string" office:string-value="trans_400" calcext:value-type="string">
            <text:p>trans_400</text:p>
          </table:table-cell>
          <table:table-cell office:value-type="string" calcext:value-type="string">
            <text:p>done</text:p>
          </table:table-cell>
          <table:table-cell office:value-type="string" calcext:value-type="string">
            <text:p>اعتذر من</text:p>
          </table:table-cell>
          <table:table-cell office:value-type="string" calcext:value-type="string">
            <text:p>متعدي بحرف</text:p>
          </table:table-cell>
          <table:table-cell office:value-type="string" calcext:value-type="string">
            <text:p>اعْتَذَرَ مِن</text:p>
          </table:table-cell>
          <table:table-cell office:value-type="string" calcext:value-type="string">
            <text:p>اِعْتَذَرَ مِن</text:p>
          </table:table-cell>
          <table:table-cell office:value-type="string" calcext:value-type="string">
            <text:p>إلى |عن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1" calcext:value-type="float">
            <text:p>401</text:p>
          </table:table-cell>
          <table:table-cell table:formula="of:=&quot;trans_&quot;&amp;[.A402]" office:value-type="string" office:string-value="trans_401" calcext:value-type="string">
            <text:p>trans_401</text:p>
          </table:table-cell>
          <table:table-cell/>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مال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02" calcext:value-type="float">
            <text:p>402</text:p>
          </table:table-cell>
          <table:table-cell table:formula="of:=&quot;trans_&quot;&amp;[.A403]" office:value-type="string" office:string-value="trans_402" calcext:value-type="string">
            <text:p>trans_402</text:p>
          </table:table-cell>
          <table:table-cell/>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table:number-columns-repeated="2"/>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3" calcext:value-type="float">
            <text:p>403</text:p>
          </table:table-cell>
          <table:table-cell table:formula="of:=&quot;trans_&quot;&amp;[.A404]" office:value-type="string" office:string-value="trans_403" calcext:value-type="string">
            <text:p>trans_403</text:p>
          </table:table-cell>
          <table:table-cell office:value-type="string" calcext:value-type="string">
            <text:p>done</text:p>
          </table:table-cell>
          <table:table-cell office:value-type="string" calcext:value-type="string">
            <text:p>أغرى على</text:p>
          </table:table-cell>
          <table:table-cell office:value-type="string" calcext:value-type="string">
            <text:p>متعدي بحرف</text:p>
          </table:table-cell>
          <table:table-cell office:value-type="string" calcext:value-type="string">
            <text:p>أَغْرى على</text:p>
          </table:table-cell>
          <table:table-cell office:value-type="string" calcext:value-type="string">
            <text:p>أَغْرَى على</text:p>
          </table:table-cell>
          <table:table-cell office:value-type="string" calcext:value-type="string">
            <text:p>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4" calcext:value-type="float">
            <text:p>404</text:p>
          </table:table-cell>
          <table:table-cell table:formula="of:=&quot;trans_&quot;&amp;[.A405]" office:value-type="string" office:string-value="trans_404" calcext:value-type="string">
            <text:p>trans_404</text:p>
          </table:table-cell>
          <table:table-cell/>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في</text:p>
          </table:table-cell>
          <table:table-cell/>
          <table:table-cell office:value-type="string" calcext:value-type="string">
            <text:p>أفَاضَ الحديثَ</text:p>
          </table:table-cell>
          <table:table-cell office:value-type="string" calcext:value-type="string">
            <text:p>أفاض في الشرح</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5" calcext:value-type="float">
            <text:p>405</text:p>
          </table:table-cell>
          <table:table-cell table:formula="of:=&quot;trans_&quot;&amp;[.A406]" office:value-type="string" office:string-value="trans_405" calcext:value-type="string">
            <text:p>trans_405</text:p>
          </table:table-cell>
          <table:table-cell/>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ى ه</text:p>
          </table:table-cell>
          <table:table-cell office:value-type="string" calcext:value-type="string">
            <text:p>ل|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مصحف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6" calcext:value-type="float">
            <text:p>406</text:p>
          </table:table-cell>
          <table:table-cell table:formula="of:=&quot;trans_&quot;&amp;[.A407]" office:value-type="string" office:string-value="trans_406" calcext:value-type="string">
            <text:p>trans_406</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أيقنت الأمر، أيقنت ب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07" calcext:value-type="float">
            <text:p>407</text:p>
          </table:table-cell>
          <table:table-cell table:formula="of:=&quot;trans_&quot;&amp;[.A408]" office:value-type="string" office:string-value="trans_407" calcext:value-type="string">
            <text:p>trans_407</text:p>
          </table:table-cell>
          <table:table-cell office:value-type="string" calcext:value-type="string">
            <text:p>done</text:p>
          </table:table-cell>
          <table:table-cell office:value-type="string" calcext:value-type="string">
            <text:p>بادر ل|ب</text:p>
          </table:table-cell>
          <table:table-cell office:value-type="string" calcext:value-type="string">
            <text:p>متعدي بحرف</text:p>
          </table:table-cell>
          <table:table-cell office:value-type="string" calcext:value-type="string">
            <text:p>بادَرَ ل|ب</text:p>
          </table:table-cell>
          <table:table-cell office:value-type="string" calcext:value-type="string">
            <text:p>بَادَرَ ل|ب</text:p>
          </table:table-cell>
          <table:table-cell office:value-type="string" calcext:value-type="string">
            <text:p>إلى</text:p>
          </table:table-cell>
          <table:table-cell/>
          <table:table-cell office:value-type="string" calcext:value-type="string">
            <text:p>بادَرَ لفِعلِ / بفعلِ الشيء</text:p>
          </table:table-cell>
          <table:table-cell office:value-type="string" calcext:value-type="string">
            <text:p>بادرت إلى الصدق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08" calcext:value-type="float">
            <text:p>408</text:p>
          </table:table-cell>
          <table:table-cell table:formula="of:=&quot;trans_&quot;&amp;[.A409]" office:value-type="string" office:string-value="trans_408" calcext:value-type="string">
            <text:p>trans_408</text:p>
          </table:table-cell>
          <table:table-cell office:value-type="string" calcext:value-type="string">
            <text:p>done</text:p>
          </table:table-cell>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09" calcext:value-type="float">
            <text:p>409</text:p>
          </table:table-cell>
          <table:table-cell table:formula="of:=&quot;trans_&quot;&amp;[.A410]" office:value-type="string" office:string-value="trans_409" calcext:value-type="string">
            <text:p>trans_409</text:p>
          </table:table-cell>
          <table:table-cell/>
          <table:table-cell office:value-type="string" calcext:value-type="string">
            <text:p>تبع ل</text:p>
          </table:table-cell>
          <table:table-cell office:value-type="string" calcext:value-type="string">
            <text:p>متعدي بحرف</text:p>
          </table:table-cell>
          <table:table-cell office:value-type="string" calcext:value-type="string">
            <text:p>تبع ل</text:p>
          </table:table-cell>
          <table:table-cell office:value-type="string" calcext:value-type="string">
            <text:p>تَبِعَ ل</text:p>
          </table:table-cell>
          <table:table-cell table:number-columns-repeated="2"/>
          <table:table-cell office:value-type="string" calcext:value-type="string">
            <text:p>هذه الإدارةُ تَتْبَعُ لـوزارة كذا</text:p>
          </table:table-cell>
          <table:table-cell office:value-type="string" calcext:value-type="string">
            <text:p>هذه الإدارة تتبع وزارة الصناع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10" calcext:value-type="float">
            <text:p>410</text:p>
          </table:table-cell>
          <table:table-cell table:formula="of:=&quot;trans_&quot;&amp;[.A411]" office:value-type="string" office:string-value="trans_410" calcext:value-type="string">
            <text:p>trans_410</text:p>
          </table:table-cell>
          <table:table-cell/>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table:number-columns-repeated="2"/>
          <table:table-cell office:value-type="string" calcext:value-type="string">
            <text:p>تَحَقَّقَ فلانٌ من الخبرِ</text:p>
          </table:table-cell>
          <table:table-cell office:value-type="string" calcext:value-type="string">
            <text:p>تحقّقت الخب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1" calcext:value-type="float">
            <text:p>411</text:p>
          </table:table-cell>
          <table:table-cell table:formula="of:=&quot;trans_&quot;&amp;[.A412]" office:value-type="string" office:string-value="trans_411" calcext:value-type="string">
            <text:p>trans_411</text:p>
          </table:table-cell>
          <table:table-cell office:value-type="string" calcext:value-type="string">
            <text:p>done</text:p>
          </table:table-cell>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في</text:p>
          </table:table-cell>
          <table:table-cell/>
          <table:table-cell office:value-type="string" calcext:value-type="string">
            <text:p>تَحَكَّمَ بالشيءِ</text:p>
          </table:table-cell>
          <table:table-cell office:value-type="string" calcext:value-type="string">
            <text:p>تحكم في الطائر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12" calcext:value-type="float">
            <text:p>412</text:p>
          </table:table-cell>
          <table:table-cell table:formula="of:=&quot;trans_&quot;&amp;[.A413]" office:value-type="string" office:string-value="trans_412" calcext:value-type="string">
            <text:p>trans_412</text:p>
          </table:table-cell>
          <table:table-cell/>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نا القضي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3" calcext:value-type="float">
            <text:p>413</text:p>
          </table:table-cell>
          <table:table-cell table:formula="of:=&quot;trans_&quot;&amp;[.A414]" office:value-type="string" office:string-value="trans_413" calcext:value-type="string">
            <text:p>trans_413</text:p>
          </table:table-cell>
          <table:table-cell/>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على</text:p>
          </table:table-cell>
          <table:table-cell/>
          <table:table-cell office:value-type="string" calcext:value-type="string">
            <text:p>ترأَّسَ الوزيرُ اللجانَ</text:p>
          </table:table-cell>
          <table:table-cell office:value-type="string" calcext:value-type="string">
            <text:p>ترأس الوزير على الجلس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4" calcext:value-type="float">
            <text:p>414</text:p>
          </table:table-cell>
          <table:table-cell table:formula="of:=&quot;trans_&quot;&amp;[.A415]" office:value-type="string" office:string-value="trans_414" calcext:value-type="string">
            <text:p>trans_414</text:p>
          </table:table-cell>
          <table:table-cell office:value-type="string" calcext:value-type="string">
            <text:p>done</text:p>
          </table:table-cell>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ب</text:p>
          </table:table-cell>
          <table:table-cell/>
          <table:table-cell office:value-type="string" calcext:value-type="string">
            <text:p>تَرَبَّصَ لفلان</text:p>
          </table:table-cell>
          <table:table-cell office:value-type="string" calcext:value-type="string">
            <text:p>تربصنا باللص</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15" calcext:value-type="float">
            <text:p>415</text:p>
          </table:table-cell>
          <table:table-cell table:formula="of:=&quot;trans_&quot;&amp;[.A416]" office:value-type="string" office:string-value="trans_415" calcext:value-type="string">
            <text:p>trans_415</text:p>
          </table:table-cell>
          <table:table-cell office:value-type="string" calcext:value-type="string">
            <text:p>done</text:p>
          </table:table-cell>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إلى</text:p>
          </table:table-cell>
          <table:table-cell/>
          <table:table-cell office:value-type="string" calcext:value-type="string">
            <text:p>تَرَدَّدَ على المكتبة</text:p>
          </table:table-cell>
          <table:table-cell office:value-type="string" calcext:value-type="string">
            <text:p>ترددت إلى مكتبي</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6" calcext:value-type="float">
            <text:p>416</text:p>
          </table:table-cell>
          <table:table-cell table:formula="of:=&quot;trans_&quot;&amp;[.A417]" office:value-type="string" office:string-value="trans_416" calcext:value-type="string">
            <text:p>trans_416</text:p>
          </table:table-cell>
          <table:table-cell/>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راقت القصة للطف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17" calcext:value-type="float">
            <text:p>417</text:p>
          </table:table-cell>
          <table:table-cell table:formula="of:=&quot;trans_&quot;&amp;[.A418]" office:value-type="string" office:string-value="trans_417" calcext:value-type="string">
            <text:p>trans_417</text:p>
          </table:table-cell>
          <table:table-cell office:value-type="string" calcext:value-type="string">
            <text:p>done</text:p>
          </table:table-cell>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إلينا</text:p>
          </table:table-cell>
          <table:table-cell/>
          <table:table-cell office:value-type="string" calcext:value-type="string">
            <text:p>تعالَوْا عندنا</text:p>
          </table:table-cell>
          <table:table-cell office:value-type="string" calcext:value-type="string">
            <text:p>تعالوا إلينا للإفط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114"/>
        </table:table-row>
        <table:table-row table:style-name="ro2">
          <table:table-cell office:value-type="float" office:value="418" calcext:value-type="float">
            <text:p>418</text:p>
          </table:table-cell>
          <table:table-cell table:formula="of:=&quot;trans_&quot;&amp;[.A419]" office:value-type="string" office:string-value="trans_418" calcext:value-type="string">
            <text:p>trans_418</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إلى|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ت إلى الصديق الجديد</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9" calcext:value-type="float">
            <text:p>419</text:p>
          </table:table-cell>
          <table:table-cell table:formula="of:=&quot;trans_&quot;&amp;[.A420]" office:value-type="string" office:string-value="trans_419" calcext:value-type="string">
            <text:p>trans_419</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ت بالصديق النعسان</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0" calcext:value-type="float">
            <text:p>420</text:p>
          </table:table-cell>
          <table:table-cell table:formula="of:=&quot;trans_&quot;&amp;[.A421]" office:value-type="string" office:string-value="trans_420" calcext:value-type="string">
            <text:p>trans_420</text:p>
          </table:table-cell>
          <table:table-cell office:value-type="string" calcext:value-type="string">
            <text:p>done</text:p>
          </table:table-cell>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ت الفتاة على الطبي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1" calcext:value-type="float">
            <text:p>421</text:p>
          </table:table-cell>
          <table:table-cell table:formula="of:=&quot;trans_&quot;&amp;[.A422]" office:value-type="string" office:string-value="trans_421" calcext:value-type="string">
            <text:p>trans_421</text:p>
          </table:table-cell>
          <table:table-cell/>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table:number-columns-repeated="2"/>
          <table:table-cell office:value-type="string" calcext:value-type="string">
            <text:p>تَعَوَّدَ على القراءة</text:p>
          </table:table-cell>
          <table:table-cell office:value-type="string" calcext:value-type="string">
            <text:p>تعوّدت البنت القراء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2" calcext:value-type="float">
            <text:p>422</text:p>
          </table:table-cell>
          <table:table-cell table:formula="of:=&quot;trans_&quot;&amp;[.A423]" office:value-type="string" office:string-value="trans_422" calcext:value-type="string">
            <text:p>trans_422</text:p>
          </table:table-cell>
          <table:table-cell/>
          <table:table-cell office:value-type="string" calcext:value-type="string">
            <text:p>تفادى</text:p>
          </table:table-cell>
          <table:table-cell office:value-type="string" calcext:value-type="string">
            <text:p>متعدي بحرف</text:p>
          </table:table-cell>
          <table:table-cell office:value-type="string" calcext:value-type="string">
            <text:p>تفادى</text:p>
          </table:table-cell>
          <table:table-cell office:value-type="string" calcext:value-type="string">
            <text:p>تَفَادَى</text:p>
          </table:table-cell>
          <table:table-cell office:value-type="string" calcext:value-type="string">
            <text:p>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3" calcext:value-type="float">
            <text:p>423</text:p>
          </table:table-cell>
          <table:table-cell table:formula="of:=&quot;trans_&quot;&amp;[.A424]" office:value-type="string" office:string-value="trans_423" calcext:value-type="string">
            <text:p>trans_423</text:p>
          </table:table-cell>
          <table:table-cell office:value-type="string" calcext:value-type="string">
            <text:p>done</text:p>
          </table:table-cell>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عن</text:p>
          </table:table-cell>
          <table:table-cell/>
          <table:table-cell office:value-type="string" calcext:value-type="string">
            <text:p>تَقَاعَسَ في أداء واجبه</text:p>
          </table:table-cell>
          <table:table-cell office:value-type="string" calcext:value-type="string">
            <text:p>قد يتقاعس عن النهو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4" calcext:value-type="float">
            <text:p>424</text:p>
          </table:table-cell>
          <table:table-cell table:formula="of:=&quot;trans_&quot;&amp;[.A425]" office:value-type="string" office:string-value="trans_424" calcext:value-type="string">
            <text:p>trans_424</text:p>
          </table:table-cell>
          <table:table-cell/>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يت الحقيق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5" calcext:value-type="float">
            <text:p>425</text:p>
          </table:table-cell>
          <table:table-cell table:formula="of:=&quot;trans_&quot;&amp;[.A426]" office:value-type="string" office:string-value="trans_425" calcext:value-type="string">
            <text:p>trans_425</text:p>
          </table:table-cell>
          <table:table-cell office:value-type="string" calcext:value-type="string">
            <text:p>done</text:p>
          </table:table-cell>
          <table:table-cell office:value-type="string" calcext:value-type="string">
            <text:p>تمرس على</text:p>
          </table:table-cell>
          <table:table-cell office:value-type="string" calcext:value-type="string">
            <text:p>متعدي بحرف</text:p>
          </table:table-cell>
          <table:table-cell office:value-type="string" calcext:value-type="string">
            <text:p>تمرَّس على</text:p>
          </table:table-cell>
          <table:table-cell office:value-type="string" calcext:value-type="string">
            <text:p>تَمَرَّسَ على</text:p>
          </table:table-cell>
          <table:table-cell office:value-type="string" calcext:value-type="string">
            <text:p>ب</text:p>
          </table:table-cell>
          <table:table-cell/>
          <table:table-cell office:value-type="string" calcext:value-type="string">
            <text:p>تمرَّس على الأعمال الدقيقة</text:p>
          </table:table-cell>
          <table:table-cell office:value-type="string" calcext:value-type="string">
            <text:p>تمرّس بالأعمال المكتب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6" calcext:value-type="float">
            <text:p>426</text:p>
          </table:table-cell>
          <table:table-cell table:formula="of:=&quot;trans_&quot;&amp;[.A427]" office:value-type="string" office:string-value="trans_426" calcext:value-type="string">
            <text:p>trans_426</text:p>
          </table:table-cell>
          <table:table-cell office:value-type="string" calcext:value-type="string">
            <text:p>done</text:p>
          </table:table-cell>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 على</text:p>
          </table:table-cell>
          <table:table-cell office:value-type="string" calcext:value-type="string">
            <text:p>في</text:p>
          </table:table-cell>
          <table:table-cell/>
          <table:table-cell office:value-type="string" calcext:value-type="string">
            <text:p>تَنافَسُوا على الأمرِ</text:p>
          </table:table-cell>
          <table:table-cell office:value-type="string" calcext:value-type="string">
            <text:p>تنافسوا في حفظ القرآ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7" calcext:value-type="float">
            <text:p>427</text:p>
          </table:table-cell>
          <table:table-cell table:formula="of:=&quot;trans_&quot;&amp;[.A428]" office:value-type="string" office:string-value="trans_427" calcext:value-type="string">
            <text:p>trans_427</text:p>
          </table:table-cell>
          <table:table-cell office:value-type="string" calcext:value-type="string">
            <text:p>done</text:p>
          </table:table-cell>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8" calcext:value-type="float">
            <text:p>428</text:p>
          </table:table-cell>
          <table:table-cell table:formula="of:=&quot;trans_&quot;&amp;[.A429]" office:value-type="string" office:string-value="trans_428" calcext:value-type="string">
            <text:p>trans_428</text:p>
          </table:table-cell>
          <table:table-cell office:value-type="string" calcext:value-type="string">
            <text:p>done</text:p>
          </table:table-cell>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الرج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9" calcext:value-type="float">
            <text:p>429</text:p>
          </table:table-cell>
          <table:table-cell table:formula="of:=&quot;trans_&quot;&amp;[.A430]" office:value-type="string" office:string-value="trans_429" calcext:value-type="string">
            <text:p>trans_429</text:p>
          </table:table-cell>
          <table:table-cell/>
          <table:table-cell office:value-type="string" calcext:value-type="string">
            <text:p>توسل</text:p>
          </table:table-cell>
          <table:table-cell office:value-type="string" calcext:value-type="string">
            <text:p>متعدي بحرف</text:p>
          </table:table-cell>
          <table:table-cell office:value-type="string" calcext:value-type="string">
            <text:p>توسَّل</text:p>
          </table:table-cell>
          <table:table-cell office:value-type="string" calcext:value-type="string">
            <text:p>تَوَسَّلَ</text:p>
          </table:table-cell>
          <table:table-cell office:value-type="string" calcext:value-type="string">
            <text:p>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توسّل بالرسول</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0" calcext:value-type="float">
            <text:p>430</text:p>
          </table:table-cell>
          <table:table-cell table:formula="of:=&quot;trans_&quot;&amp;[.A431]" office:value-type="string" office:string-value="trans_430" calcext:value-type="string">
            <text:p>trans_430</text:p>
          </table:table-cell>
          <table:table-cell/>
          <table:table-cell office:value-type="string" calcext:value-type="string">
            <text:p>توطن في</text:p>
          </table:table-cell>
          <table:table-cell office:value-type="string" calcext:value-type="string">
            <text:p>متعدي بحرف</text:p>
          </table:table-cell>
          <table:table-cell office:value-type="string" calcext:value-type="string">
            <text:p>توطَّن في</text:p>
          </table:table-cell>
          <table:table-cell office:value-type="string" calcext:value-type="string">
            <text:p>تَوَطَّنَ في</text:p>
          </table:table-cell>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توطّن المدينة</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1" calcext:value-type="float">
            <text:p>431</text:p>
          </table:table-cell>
          <table:table-cell table:formula="of:=&quot;trans_&quot;&amp;[.A432]" office:value-type="string" office:string-value="trans_431" calcext:value-type="string">
            <text:p>trans_431</text:p>
          </table:table-cell>
          <table:table-cell/>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table:number-columns-repeated="2"/>
          <table:table-cell office:value-type="string" calcext:value-type="string">
            <text:p>حَازَ على جوائز كثيرة</text:p>
          </table:table-cell>
          <table:table-cell office:value-type="string" calcext:value-type="string">
            <text:p>حازت البنت الجوائ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2" calcext:value-type="float">
            <text:p>432</text:p>
          </table:table-cell>
          <table:table-cell table:formula="of:=&quot;trans_&quot;&amp;[.A433]" office:value-type="string" office:string-value="trans_432" calcext:value-type="string">
            <text:p>trans_432</text:p>
          </table:table-cell>
          <table:table-cell office:value-type="string" calcext:value-type="string">
            <text:p>done</text:p>
          </table:table-cell>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ب|vide</text:p>
          </table:table-cell>
          <table:table-cell/>
          <table:table-cell office:value-type="string" calcext:value-type="string">
            <text:p>حَلَّ في منْزلنا</text:p>
          </table:table-cell>
          <table:table-cell office:value-type="string" calcext:value-type="string">
            <text:p>حلّ بمنزل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3" calcext:value-type="float">
            <text:p>433</text:p>
          </table:table-cell>
          <table:table-cell table:formula="of:=&quot;trans_&quot;&amp;[.A434]" office:value-type="string" office:string-value="trans_433" calcext:value-type="string">
            <text:p>trans_433</text:p>
          </table:table-cell>
          <table:table-cell/>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table:number-columns-repeated="2"/>
          <table:table-cell office:value-type="string" calcext:value-type="string">
            <text:p>حَوَى على قطعٍ أثرية</text:p>
          </table:table-cell>
          <table:table-cell office:value-type="string" calcext:value-type="string">
            <text:p>حوى البيت قطعا فن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4" calcext:value-type="float">
            <text:p>434</text:p>
          </table:table-cell>
          <table:table-cell table:formula="of:=&quot;trans_&quot;&amp;[.A435]" office:value-type="string" office:string-value="trans_434" calcext:value-type="string">
            <text:p>trans_434</text:p>
          </table:table-cell>
          <table:table-cell/>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table:number-columns-repeated="2"/>
          <table:table-cell office:value-type="string" calcext:value-type="string">
            <text:p>خَوَّلَ إليه الأمرَ</text:p>
          </table:table-cell>
          <table:table-cell office:value-type="string" calcext:value-type="string">
            <text:p>خوّل الشعب الرئيس</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5" calcext:value-type="float">
            <text:p>435</text:p>
          </table:table-cell>
          <table:table-cell table:formula="of:=&quot;trans_&quot;&amp;[.A436]" office:value-type="string" office:string-value="trans_435" calcext:value-type="string">
            <text:p>trans_435</text:p>
          </table:table-cell>
          <table:table-cell/>
          <table:table-cell office:value-type="string" calcext:value-type="string">
            <text:p>داس على</text:p>
          </table:table-cell>
          <table:table-cell office:value-type="string" calcext:value-type="string">
            <text:p>متعدي بحرف</text:p>
          </table:table-cell>
          <table:table-cell office:value-type="string" calcext:value-type="string">
            <text:p>داس على</text:p>
          </table:table-cell>
          <table:table-cell office:value-type="string" calcext:value-type="string">
            <text:p>دَاسَ على</text:p>
          </table:table-cell>
          <table:table-cell table:number-columns-repeated="2"/>
          <table:table-cell office:value-type="string" calcext:value-type="string">
            <text:p>داس عليه</text:p>
          </table:table-cell>
          <table:table-cell office:value-type="string" calcext:value-type="string">
            <text:p>دست الور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6" calcext:value-type="float">
            <text:p>436</text:p>
          </table:table-cell>
          <table:table-cell table:formula="of:=&quot;trans_&quot;&amp;[.A437]" office:value-type="string" office:string-value="trans_436" calcext:value-type="string">
            <text:p>trans_436</text:p>
          </table:table-cell>
          <table:table-cell/>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table:number-columns-repeated="2"/>
          <table:table-cell office:value-type="string" calcext:value-type="string">
            <text:p>دَعَسَ عليه</text:p>
          </table:table-cell>
          <table:table-cell office:value-type="string" calcext:value-type="string">
            <text:p>دعست البطيخ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7" calcext:value-type="float">
            <text:p>437</text:p>
          </table:table-cell>
          <table:table-cell table:formula="of:=&quot;trans_&quot;&amp;[.A438]" office:value-type="string" office:string-value="trans_437" calcext:value-type="string">
            <text:p>trans_437</text:p>
          </table:table-cell>
          <table:table-cell/>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office:value-type="string" calcext:value-type="string">
            <text:p>دَقَّ على</text:p>
          </table:table-cell>
          <table:table-cell table:number-columns-repeated="2"/>
          <table:table-cell office:value-type="string" calcext:value-type="string">
            <text:p>دقَّ على الباب</text:p>
          </table:table-cell>
          <table:table-cell office:value-type="string" calcext:value-type="string">
            <text:p>دققت الب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38" calcext:value-type="float">
            <text:p>438</text:p>
          </table:table-cell>
          <table:table-cell table:formula="of:=&quot;trans_&quot;&amp;[.A439]" office:value-type="string" office:string-value="trans_438" calcext:value-type="string">
            <text:p>trans_438</text:p>
          </table:table-cell>
          <table:table-cell office:value-type="string" calcext:value-type="string">
            <text:p>done</text:p>
          </table:table-cell>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أن</text:p>
          </table:table-cell>
          <table:table-cell/>
          <table:table-cell office:value-type="string" calcext:value-type="string">
            <text:p>ذَكَرَ بأنه مريض</text:p>
          </table:table-cell>
          <table:table-cell office:value-type="string" calcext:value-type="string">
            <text:p>ذكرت أن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39" calcext:value-type="float">
            <text:p>439</text:p>
          </table:table-cell>
          <table:table-cell table:formula="of:=&quot;trans_&quot;&amp;[.A440]" office:value-type="string" office:string-value="trans_439" calcext:value-type="string">
            <text:p>trans_439</text:p>
          </table:table-cell>
          <table:table-cell/>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table:number-columns-repeated="2"/>
          <table:table-cell office:value-type="string" calcext:value-type="string">
            <text:p>رَبَّتَ على ظَهْره</text:p>
          </table:table-cell>
          <table:table-cell office:value-type="string" calcext:value-type="string">
            <text:p>ربتت ظهر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0" calcext:value-type="float">
            <text:p>440</text:p>
          </table:table-cell>
          <table:table-cell table:formula="of:=&quot;trans_&quot;&amp;[.A441]" office:value-type="string" office:string-value="trans_440" calcext:value-type="string">
            <text:p>trans_440</text:p>
          </table:table-cell>
          <table:table-cell/>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زرق فلان ولد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41" calcext:value-type="float">
            <text:p>441</text:p>
          </table:table-cell>
          <table:table-cell table:formula="of:=&quot;trans_&quot;&amp;[.A442]" office:value-type="string" office:string-value="trans_441" calcext:value-type="string">
            <text:p>trans_441</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42" calcext:value-type="float">
            <text:p>442</text:p>
          </table:table-cell>
          <table:table-cell table:formula="of:=&quot;trans_&quot;&amp;[.A443]" office:value-type="string" office:string-value="trans_442" calcext:value-type="string">
            <text:p>trans_442</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ب</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43" calcext:value-type="float">
            <text:p>443</text:p>
          </table:table-cell>
          <table:table-cell table:formula="of:=&quot;trans_&quot;&amp;[.A444]" office:value-type="string" office:string-value="trans_443" calcext:value-type="string">
            <text:p>trans_443</text:p>
          </table:table-cell>
          <table:table-cell office:value-type="string" calcext:value-type="string">
            <text:p>done</text:p>
          </table:table-cell>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4" calcext:value-type="float">
            <text:p>444</text:p>
          </table:table-cell>
          <table:table-cell table:formula="of:=&quot;trans_&quot;&amp;[.A445]" office:value-type="string" office:string-value="trans_444" calcext:value-type="string">
            <text:p>trans_444</text:p>
          </table:table-cell>
          <table:table-cell office:value-type="string" calcext:value-type="string">
            <text:p>done</text:p>
          </table:table-cell>
          <table:table-cell office:value-type="string" calcext:value-type="string">
            <text:p>زعم بـأن</text:p>
          </table:table-cell>
          <table:table-cell office:value-type="string" calcext:value-type="string">
            <text:p>متعدي بحرف</text:p>
          </table:table-cell>
          <table:table-cell office:value-type="string" calcext:value-type="string">
            <text:p>زعم بـأن</text:p>
          </table:table-cell>
          <table:table-cell office:value-type="string" calcext:value-type="string">
            <text:p>زَعَمَ بـأن</text:p>
          </table:table-cell>
          <table:table-cell office:value-type="string" calcext:value-type="string">
            <text:p>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45" calcext:value-type="float">
            <text:p>445</text:p>
          </table:table-cell>
          <table:table-cell table:formula="of:=&quot;trans_&quot;&amp;[.A446]" office:value-type="string" office:string-value="trans_445" calcext:value-type="string">
            <text:p>trans_445</text:p>
          </table:table-cell>
          <table:table-cell office:value-type="string" calcext:value-type="string">
            <text:p>done</text:p>
          </table:table-cell>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 على</text:p>
          </table:table-cell>
          <table:table-cell office:value-type="string" calcext:value-type="string">
            <text:p>إلى</text:p>
          </table:table-cell>
          <table:table-cell/>
          <table:table-cell office:value-type="string" calcext:value-type="string">
            <text:p>زُفَّتْ العروسُ على زوجها</text:p>
          </table:table-cell>
          <table:table-cell office:value-type="string" calcext:value-type="string">
            <text:p>زفت العروس إلى بيت زوجه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6" calcext:value-type="float">
            <text:p>446</text:p>
          </table:table-cell>
          <table:table-cell table:formula="of:=&quot;trans_&quot;&amp;[.A447]" office:value-type="string" office:string-value="trans_446" calcext:value-type="string">
            <text:p>trans_446</text:p>
          </table:table-cell>
          <table:table-cell office:value-type="string" calcext:value-type="string">
            <text:p>done</text:p>
          </table:table-cell>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في</text:p>
          </table:table-cell>
          <table:table-cell/>
          <table:table-cell office:value-type="string" calcext:value-type="string">
            <text:p>زَهِدَ بالشيء</text:p>
          </table:table-cell>
          <table:table-cell office:value-type="string" calcext:value-type="string">
            <text:p>لقد زهد في النقود</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47" calcext:value-type="float">
            <text:p>447</text:p>
          </table:table-cell>
          <table:table-cell table:formula="of:=&quot;trans_&quot;&amp;[.A448]" office:value-type="string" office:string-value="trans_447" calcext:value-type="string">
            <text:p>trans_447</text:p>
          </table:table-cell>
          <table:table-cell/>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يسود الشجاع قوم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8" calcext:value-type="float">
            <text:p>448</text:p>
          </table:table-cell>
          <table:table-cell table:formula="of:=&quot;trans_&quot;&amp;[.A449]" office:value-type="string" office:string-value="trans_448" calcext:value-type="string">
            <text:p>trans_448</text:p>
          </table:table-cell>
          <table:table-cell/>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 ه الرسالةَ</text:p>
          </table:table-cell>
          <table:table-cell office:value-type="string" calcext:value-type="string">
            <text:p>إليه</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9" calcext:value-type="float">
            <text:p>449</text:p>
          </table:table-cell>
          <table:table-cell table:formula="of:=&quot;trans_&quot;&amp;[.A450]" office:value-type="string" office:string-value="trans_449" calcext:value-type="string">
            <text:p>trans_449</text:p>
          </table:table-cell>
          <table:table-cell/>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ارف البناء الانتهاء</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0" calcext:value-type="float">
            <text:p>450</text:p>
          </table:table-cell>
          <table:table-cell table:formula="of:=&quot;trans_&quot;&amp;[.A451]" office:value-type="string" office:string-value="trans_450" calcext:value-type="string">
            <text:p>trans_450</text:p>
          </table:table-cell>
          <table:table-cell/>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يشاركه في العمل</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1" calcext:value-type="float">
            <text:p>451</text:p>
          </table:table-cell>
          <table:table-cell table:formula="of:=&quot;trans_&quot;&amp;[.A452]" office:value-type="string" office:string-value="trans_451" calcext:value-type="string">
            <text:p>trans_451</text:p>
          </table:table-cell>
          <table:table-cell office:value-type="string" calcext:value-type="string">
            <text:p>done</text:p>
          </table:table-cell>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في</text:p>
          </table:table-cell>
          <table:table-cell/>
          <table:table-cell office:value-type="string" calcext:value-type="string">
            <text:p>شَرَعَ بالأمر</text:p>
          </table:table-cell>
          <table:table-cell office:value-type="string" calcext:value-type="string">
            <text:p>يشرع في القضي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2" calcext:value-type="float">
            <text:p>452</text:p>
          </table:table-cell>
          <table:table-cell table:formula="of:=&quot;trans_&quot;&amp;[.A453]" office:value-type="string" office:string-value="trans_452" calcext:value-type="string">
            <text:p>trans_452</text:p>
          </table:table-cell>
          <table:table-cell office:value-type="string" calcext:value-type="string">
            <text:p>done</text:p>
          </table:table-cell>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في</text:p>
          </table:table-cell>
          <table:table-cell/>
          <table:table-cell office:value-type="string" calcext:value-type="string">
            <text:p>شـَكَّ بأمانتِه</text:p>
          </table:table-cell>
          <table:table-cell office:value-type="string" calcext:value-type="string">
            <text:p>لا يشك في أمانت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3" calcext:value-type="float">
            <text:p>453</text:p>
          </table:table-cell>
          <table:table-cell table:formula="of:=&quot;trans_&quot;&amp;[.A454]" office:value-type="string" office:string-value="trans_453" calcext:value-type="string">
            <text:p>trans_453</text:p>
          </table:table-cell>
          <table:table-cell/>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table:number-columns-repeated="2"/>
          <table:table-cell office:value-type="string" calcext:value-type="string">
            <text:p>صدّق المجلسُ على القرار</text:p>
          </table:table-cell>
          <table:table-cell office:value-type="string" calcext:value-type="string">
            <text:p>لن يصدق المجلس القرا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4" calcext:value-type="float">
            <text:p>454</text:p>
          </table:table-cell>
          <table:table-cell table:formula="of:=&quot;trans_&quot;&amp;[.A455]" office:value-type="string" office:string-value="trans_454" calcext:value-type="string">
            <text:p>trans_454</text:p>
          </table:table-cell>
          <table:table-cell/>
          <table:table-cell office:value-type="string" calcext:value-type="string">
            <text:p>ضربه بالأرض</text:p>
          </table:table-cell>
          <table:table-cell office:value-type="string" calcext:value-type="string">
            <text:p>متعدي بحرف</text:p>
          </table:table-cell>
          <table:table-cell office:value-type="string" calcext:value-type="string">
            <text:p>ضَرَبَهُ بالأرضِ</text:p>
          </table:table-cell>
          <table:table-cell office:value-type="string" calcext:value-type="string">
            <text:p>ضَرَبَ هُ بالأرضِ</text:p>
          </table:table-cell>
          <table:table-cell office:value-type="string" calcext:value-type="string">
            <text:p>بهِ</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ت البنت به الباب</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5" calcext:value-type="float">
            <text:p>455</text:p>
          </table:table-cell>
          <table:table-cell table:formula="of:=&quot;trans_&quot;&amp;[.A456]" office:value-type="string" office:string-value="trans_455" calcext:value-type="string">
            <text:p>trans_455</text:p>
          </table:table-cell>
          <table:table-cell/>
          <table:table-cell office:value-type="string" calcext:value-type="string">
            <text:p>طالب</text:p>
          </table:table-cell>
          <table:table-cell office:value-type="string" calcext:value-type="string">
            <text:p>متعدي بحرف</text:p>
          </table:table-cell>
          <table:table-cell office:value-type="string" calcext:value-type="string">
            <text:p>طالَب</text:p>
          </table:table-cell>
          <table:table-cell office:value-type="string" calcext:value-type="string">
            <text:p>طَالَبَ</text:p>
          </table:table-cell>
          <table:table-cell office:value-type="string" calcext:value-type="string">
            <text:p>ب</text:p>
          </table:table-cell>
          <table:table-cell/>
          <table:table-cell office:value-type="string" calcext:value-type="string">
            <text:p>طالَبتُه دَفْعَ ما عليه</text:p>
          </table:table-cell>
          <table:table-cell office:value-type="string" calcext:value-type="string">
            <text:p>طالبته بدفع <text:s/>ما علي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6" calcext:value-type="float">
            <text:p>456</text:p>
          </table:table-cell>
          <table:table-cell table:formula="of:=&quot;trans_&quot;&amp;[.A457]" office:value-type="string" office:string-value="trans_456" calcext:value-type="string">
            <text:p>trans_456</text:p>
          </table:table-cell>
          <table:table-cell/>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إلى</text:p>
          </table:table-cell>
          <table:table-cell/>
          <table:table-cell office:value-type="string" calcext:value-type="string">
            <text:p>طَمَحَ بالزواج منها</text:p>
          </table:table-cell>
          <table:table-cell office:value-type="string" calcext:value-type="string">
            <text:p>يطمح الشاب إلى الزواج منه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7" calcext:value-type="float">
            <text:p>457</text:p>
          </table:table-cell>
          <table:table-cell table:formula="of:=&quot;trans_&quot;&amp;[.A458]" office:value-type="string" office:string-value="trans_457" calcext:value-type="string">
            <text:p>trans_457</text:p>
          </table:table-cell>
          <table:table-cell/>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8" calcext:value-type="float">
            <text:p>458</text:p>
          </table:table-cell>
          <table:table-cell table:formula="of:=&quot;trans_&quot;&amp;[.A459]" office:value-type="string" office:string-value="trans_458" calcext:value-type="string">
            <text:p>trans_458</text:p>
          </table:table-cell>
          <table:table-cell/>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9" calcext:value-type="float">
            <text:p>459</text:p>
          </table:table-cell>
          <table:table-cell table:formula="of:=&quot;trans_&quot;&amp;[.A460]" office:value-type="string" office:string-value="trans_459" calcext:value-type="string">
            <text:p>trans_459</text:p>
          </table:table-cell>
          <table:table-cell/>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60" calcext:value-type="float">
            <text:p>460</text:p>
          </table:table-cell>
          <table:table-cell table:formula="of:=&quot;trans_&quot;&amp;[.A461]" office:value-type="string" office:string-value="trans_460" calcext:value-type="string">
            <text:p>trans_460</text:p>
          </table:table-cell>
          <table:table-cell/>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61" calcext:value-type="float">
            <text:p>461</text:p>
          </table:table-cell>
          <table:table-cell table:formula="of:=&quot;trans_&quot;&amp;[.A462]" office:value-type="string" office:string-value="trans_461" calcext:value-type="string">
            <text:p>trans_461</text:p>
          </table:table-cell>
          <table:table-cell/>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table:number-columns-repeated="2"/>
          <table:table-cell office:value-type="string" calcext:value-type="string">
            <text:p>عَوَّدَهُ على الأمر</text:p>
          </table:table-cell>
          <table:table-cell office:value-type="string" calcext:value-type="string">
            <text:p>عّوده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2" calcext:value-type="float">
            <text:p>462</text:p>
          </table:table-cell>
          <table:table-cell table:formula="of:=&quot;trans_&quot;&amp;[.A463]" office:value-type="string" office:string-value="trans_462" calcext:value-type="string">
            <text:p>trans_462</text:p>
          </table:table-cell>
          <table:table-cell/>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63" calcext:value-type="float">
            <text:p>463</text:p>
          </table:table-cell>
          <table:table-cell table:formula="of:=&quot;trans_&quot;&amp;[.A464]" office:value-type="string" office:string-value="trans_463" calcext:value-type="string">
            <text:p>trans_463</text:p>
          </table:table-cell>
          <table:table-cell/>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table:number-columns-repeated="2"/>
          <table:table-cell office:value-type="string" calcext:value-type="string">
            <text:p>فَاقَ على أقرانِه</text:p>
          </table:table-cell>
          <table:table-cell office:value-type="string" calcext:value-type="string">
            <text:p>فاق أقرا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4" calcext:value-type="float">
            <text:p>464</text:p>
          </table:table-cell>
          <table:table-cell table:formula="of:=&quot;trans_&quot;&amp;[.A465]" office:value-type="string" office:string-value="trans_464" calcext:value-type="string">
            <text:p>trans_464</text:p>
          </table:table-cell>
          <table:table-cell/>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5" calcext:value-type="float">
            <text:p>465</text:p>
          </table:table-cell>
          <table:table-cell table:formula="of:=&quot;trans_&quot;&amp;[.A466]" office:value-type="string" office:string-value="trans_465" calcext:value-type="string">
            <text:p>trans_465</text:p>
          </table:table-cell>
          <table:table-cell/>
          <table:table-cell office:value-type="string" calcext:value-type="string">
            <text:p>قابل الكتاب على أصله المخطوط</text:p>
          </table:table-cell>
          <table:table-cell office:value-type="string" calcext:value-type="string">
            <text:p>متعدي بحرف</text:p>
          </table:table-cell>
          <table:table-cell office:value-type="string" calcext:value-type="string">
            <text:p>قابَلَ الكتابَ على أصله المخطوط</text:p>
          </table:table-cell>
          <table:table-cell office:value-type="string" calcext:value-type="string">
            <text:p>قَابَلَ الكتابَ على أصله المخطوط</text:p>
          </table:table-cell>
          <table:table-cell office:value-type="string" calcext:value-type="string">
            <text:p>ب</text:p>
          </table:table-cell>
          <table:table-cell/>
          <table:table-cell office:value-type="string" calcext:value-type="string">
            <text:p>قابَلَ الكتابَ على أصله المخطوط</text:p>
          </table:table-cell>
          <table:table-cell office:value-type="string" calcext:value-type="string">
            <text:p>قابل الكتاب بأصل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6" calcext:value-type="float">
            <text:p>466</text:p>
          </table:table-cell>
          <table:table-cell table:formula="of:=&quot;trans_&quot;&amp;[.A467]" office:value-type="string" office:string-value="trans_466" calcext:value-type="string">
            <text:p>trans_466</text:p>
          </table:table-cell>
          <table:table-cell/>
          <table:table-cell office:value-type="string" calcext:value-type="string">
            <text:p>قارب الأمر على الانتهاء</text:p>
          </table:table-cell>
          <table:table-cell office:value-type="string" calcext:value-type="string">
            <text:p>متعدي بحرف</text:p>
          </table:table-cell>
          <table:table-cell office:value-type="string" calcext:value-type="string">
            <text:p>قاربَ الأمرُ على الانتهاء</text:p>
          </table:table-cell>
          <table:table-cell office:value-type="string" calcext:value-type="string">
            <text:p>قَارَبَ الأمرُ على الانتهاء</text:p>
          </table:table-cell>
          <table:table-cell table:number-columns-repeated="2"/>
          <table:table-cell office:value-type="string" calcext:value-type="string">
            <text:p>قاربَ الأمرُ على الانتهاء</text:p>
          </table:table-cell>
          <table:table-cell office:value-type="string" calcext:value-type="string">
            <text:p>قارب الأمر الانته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7" calcext:value-type="float">
            <text:p>467</text:p>
          </table:table-cell>
          <table:table-cell table:formula="of:=&quot;trans_&quot;&amp;[.A468]" office:value-type="string" office:string-value="trans_467" calcext:value-type="string">
            <text:p>trans_467</text:p>
          </table:table-cell>
          <table:table-cell/>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آلاما مبرح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68" calcext:value-type="float">
            <text:p>468</text:p>
          </table:table-cell>
          <table:table-cell table:formula="of:=&quot;trans_&quot;&amp;[.A469]" office:value-type="string" office:string-value="trans_468" calcext:value-type="string">
            <text:p>trans_468</text:p>
          </table:table-cell>
          <table:table-cell/>
          <table:table-cell office:value-type="string" calcext:value-type="string">
            <text:p>قبل ب</text:p>
          </table:table-cell>
          <table:table-cell office:value-type="string" calcext:value-type="string">
            <text:p>متعدي بحرف</text:p>
          </table:table-cell>
          <table:table-cell office:value-type="string" calcext:value-type="string">
            <text:p>قَبل ب</text:p>
          </table:table-cell>
          <table:table-cell office:value-type="string" calcext:value-type="string">
            <text:p>قَبِلَ ب</text:p>
          </table:table-cell>
          <table:table-cell table:number-columns-repeated="2"/>
          <table:table-cell office:value-type="string" calcext:value-type="string">
            <text:p>قَبلتُ بـالأمر / بـالقليل</text:p>
          </table:table-cell>
          <table:table-cell office:value-type="string" calcext:value-type="string">
            <text:p>قبلت 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69" calcext:value-type="float">
            <text:p>469</text:p>
          </table:table-cell>
          <table:table-cell table:formula="of:=&quot;trans_&quot;&amp;[.A470]" office:value-type="string" office:string-value="trans_469" calcext:value-type="string">
            <text:p>trans_469</text:p>
          </table:table-cell>
          <table:table-cell/>
          <table:table-cell office:value-type="string" calcext:value-type="string">
            <text:p>قذف الحجارة على</text:p>
          </table:table-cell>
          <table:table-cell office:value-type="string" calcext:value-type="string">
            <text:p>متعدي بحرف</text:p>
          </table:table-cell>
          <table:table-cell office:value-type="string" calcext:value-type="string">
            <text:p>قذف الحجارةَ على</text:p>
          </table:table-cell>
          <table:table-cell office:value-type="string" calcext:value-type="string">
            <text:p>قَذَفَ الحجارةَ على</text:p>
          </table:table-cell>
          <table:table-cell office:value-type="string" calcext:value-type="string">
            <text:p>ب</text:p>
          </table:table-cell>
          <table:table-cell/>
          <table:table-cell office:value-type="string" calcext:value-type="string">
            <text:p>قذف الحجارةَ على القلعة</text:p>
          </table:table-cell>
          <table:table-cell office:value-type="string" calcext:value-type="string">
            <text:p>قذف بالحجار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0" calcext:value-type="float">
            <text:p>470</text:p>
          </table:table-cell>
          <table:table-cell table:formula="of:=&quot;trans_&quot;&amp;[.A471]" office:value-type="string" office:string-value="trans_470" calcext:value-type="string">
            <text:p>trans_470</text:p>
          </table:table-cell>
          <table:table-cell/>
          <table:table-cell office:value-type="string" calcext:value-type="string">
            <text:p>قطنت البلد</text:p>
          </table:table-cell>
          <table:table-cell office:value-type="string" calcext:value-type="string">
            <text:p>متعدي بحرف</text:p>
          </table:table-cell>
          <table:table-cell office:value-type="string" calcext:value-type="string">
            <text:p>قطنتُ البلدَ</text:p>
          </table:table-cell>
          <table:table-cell office:value-type="string" calcext:value-type="string">
            <text:p>قَطَنَ بلدَ</text:p>
          </table:table-cell>
          <table:table-cell office:value-type="string" calcext:value-type="string">
            <text:p>في</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71" calcext:value-type="float">
            <text:p>471</text:p>
          </table:table-cell>
          <table:table-cell table:formula="of:=&quot;trans_&quot;&amp;[.A472]" office:value-type="string" office:string-value="trans_471" calcext:value-type="string">
            <text:p>trans_471</text:p>
          </table:table-cell>
          <table:table-cell/>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72" calcext:value-type="float">
            <text:p>472</text:p>
          </table:table-cell>
          <table:table-cell table:formula="of:=&quot;trans_&quot;&amp;[.A473]" office:value-type="string" office:string-value="trans_472" calcext:value-type="string">
            <text:p>trans_472</text:p>
          </table:table-cell>
          <table:table-cell/>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73" calcext:value-type="float">
            <text:p>473</text:p>
          </table:table-cell>
          <table:table-cell table:formula="of:=&quot;trans_&quot;&amp;[.A474]" office:value-type="string" office:string-value="trans_473" calcext:value-type="string">
            <text:p>trans_473</text:p>
          </table:table-cell>
          <table:table-cell/>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2" office:value-type="float" office:value="3" calcext:value-type="float">
            <text:p>3</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4" calcext:value-type="float">
            <text:p>474</text:p>
          </table:table-cell>
          <table:table-cell table:formula="of:=&quot;trans_&quot;&amp;[.A475]" office:value-type="string" office:string-value="trans_474" calcext:value-type="string">
            <text:p>trans_474</text:p>
          </table:table-cell>
          <table:table-cell/>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75" calcext:value-type="float">
            <text:p>475</text:p>
          </table:table-cell>
          <table:table-cell table:formula="of:=&quot;trans_&quot;&amp;[.A476]" office:value-type="string" office:string-value="trans_475" calcext:value-type="string">
            <text:p>trans_475</text:p>
          </table:table-cell>
          <table:table-cell/>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ب</text:p>
          </table:table-cell>
          <table:table-cell/>
          <table:table-cell office:value-type="string" calcext:value-type="string">
            <text:p>لَقَّبُوهُ الأمينَ</text:p>
          </table:table-cell>
          <table:table-cell office:value-type="string" calcext:value-type="string">
            <text:p>لقبوه بالأمين</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6" calcext:value-type="float">
            <text:p>476</text:p>
          </table:table-cell>
          <table:table-cell table:formula="of:=&quot;trans_&quot;&amp;[.A477]" office:value-type="string" office:string-value="trans_476" calcext:value-type="string">
            <text:p>trans_476</text:p>
          </table:table-cell>
          <table:table-cell/>
          <table:table-cell office:value-type="string" calcext:value-type="string">
            <text:p>ما أحوجنا له</text:p>
          </table:table-cell>
          <table:table-cell office:value-type="string" calcext:value-type="string">
            <text:p>متعدي بحرف</text:p>
          </table:table-cell>
          <table:table-cell office:value-type="string" calcext:value-type="string">
            <text:p>ما أَحْوَجَنا له</text:p>
          </table:table-cell>
          <table:table-cell office:value-type="string" calcext:value-type="string">
            <text:p>أَحْوَجَ له</text:p>
          </table:table-cell>
          <table:table-cell office:value-type="string" calcext:value-type="string">
            <text:p>إليه</text:p>
          </table:table-cell>
          <table:table-cell/>
          <table:table-cell office:value-type="string" calcext:value-type="string">
            <text:p>ما أَحْوَجَنا له</text:p>
          </table:table-cell>
          <table:table-cell office:value-type="string" calcext:value-type="string">
            <text:p>ما أحوجنا إلي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77" calcext:value-type="float">
            <text:p>477</text:p>
          </table:table-cell>
          <table:table-cell table:formula="of:=&quot;trans_&quot;&amp;[.A478]" office:value-type="string" office:string-value="trans_477" calcext:value-type="string">
            <text:p>trans_477</text:p>
          </table:table-cell>
          <table:table-cell/>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فع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8" calcext:value-type="float">
            <text:p>478</text:p>
          </table:table-cell>
          <table:table-cell table:formula="of:=&quot;trans_&quot;&amp;[.A479]" office:value-type="string" office:string-value="trans_478" calcext:value-type="string">
            <text:p>trans_478</text:p>
          </table:table-cell>
          <table:table-cell/>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على ما</text:p>
          </table:table-cell>
          <table:table-cell/>
          <table:table-cell office:value-type="string" calcext:value-type="string">
            <text:p>نـَبَّهَ الطلابَ عمّا ارتكبوه من أخطاءٍ</text:p>
          </table:table-cell>
          <table:table-cell office:value-type="string" calcext:value-type="string">
            <text:p>نبّه الطلاب على ما ارتكبوه من أخط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9" calcext:value-type="float">
            <text:p>479</text:p>
          </table:table-cell>
          <table:table-cell table:formula="of:=&quot;trans_&quot;&amp;[.A480]" office:value-type="string" office:string-value="trans_479" calcext:value-type="string">
            <text:p>trans_479</text:p>
          </table:table-cell>
          <table:table-cell/>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على</text:p>
          </table:table-cell>
          <table:table-cell/>
          <table:table-cell office:value-type="string" calcext:value-type="string">
            <text:p>نـَزَلَ عند إرادتِه</text:p>
          </table:table-cell>
          <table:table-cell office:value-type="string" calcext:value-type="string">
            <text:p>نزل على إرادت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0" calcext:value-type="float">
            <text:p>480</text:p>
          </table:table-cell>
          <table:table-cell table:formula="of:=&quot;trans_&quot;&amp;[.A481]" office:value-type="string" office:string-value="trans_480" calcext:value-type="string">
            <text:p>trans_480</text:p>
          </table:table-cell>
          <table:table-cell/>
          <table:table-cell office:value-type="string" calcext:value-type="string">
            <text:p>نـزهه من الخطأ</text:p>
          </table:table-cell>
          <table:table-cell office:value-type="string" calcext:value-type="string">
            <text:p>متعدي بحرف</text:p>
          </table:table-cell>
          <table:table-cell office:value-type="string" calcext:value-type="string">
            <text:p>نـَزَّهَهُ مِن الخطأِ</text:p>
          </table:table-cell>
          <table:table-cell office:value-type="string" calcext:value-type="string">
            <text:p>نـَزَّهَ <text:s/>مِن الخطأِ</text:p>
          </table:table-cell>
          <table:table-cell office:value-type="string" calcext:value-type="string">
            <text:p>عن</text:p>
          </table:table-cell>
          <table:table-cell/>
          <table:table-cell office:value-type="string" calcext:value-type="string">
            <text:p>نـَزَّهَهُ مِن الخطأِ</text:p>
          </table:table-cell>
          <table:table-cell office:value-type="string" calcext:value-type="string">
            <text:p>نزهه عن الخطأ</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1" calcext:value-type="float">
            <text:p>481</text:p>
          </table:table-cell>
          <table:table-cell table:formula="of:=&quot;trans_&quot;&amp;[.A482]" office:value-type="string" office:string-value="trans_481" calcext:value-type="string">
            <text:p>trans_481</text:p>
          </table:table-cell>
          <table:table-cell/>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ف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ا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82" calcext:value-type="float">
            <text:p>482</text:p>
          </table:table-cell>
          <table:table-cell table:formula="of:=&quot;trans_&quot;&amp;[.A483]" office:value-type="string" office:string-value="trans_482" calcext:value-type="string">
            <text:p>trans_482</text:p>
          </table:table-cell>
          <table:table-cell/>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3" calcext:value-type="float">
            <text:p>483</text:p>
          </table:table-cell>
          <table:table-cell table:formula="of:=&quot;trans_&quot;&amp;[.A484]" office:value-type="string" office:string-value="trans_483" calcext:value-type="string">
            <text:p>trans_483</text:p>
          </table:table-cell>
          <table:table-cell office:value-type="string" calcext:value-type="string">
            <text:p>done</text:p>
          </table:table-cell>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84" calcext:value-type="float">
            <text:p>484</text:p>
          </table:table-cell>
          <table:table-cell table:formula="of:=&quot;trans_&quot;&amp;[.A485]" office:value-type="string" office:string-value="trans_484" calcext:value-type="string">
            <text:p>trans_484</text:p>
          </table:table-cell>
          <table:table-cell/>
          <table:table-cell office:value-type="string" calcext:value-type="string">
            <text:p>واروا الشهيد التراب</text:p>
          </table:table-cell>
          <table:table-cell office:value-type="string" calcext:value-type="string">
            <text:p>متعدي بحرف</text:p>
          </table:table-cell>
          <table:table-cell office:value-type="string" calcext:value-type="string">
            <text:p>وَارَوا الشّهِيدَ الترابَ</text:p>
          </table:table-cell>
          <table:table-cell office:value-type="string" calcext:value-type="string">
            <text:p>وَارَى الشّهِيدَ الترابَ</text:p>
          </table:table-cell>
          <table:table-cell office:value-type="string" calcext:value-type="string">
            <text:p>في</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5" calcext:value-type="float">
            <text:p>485</text:p>
          </table:table-cell>
          <table:table-cell table:formula="of:=&quot;trans_&quot;&amp;[.A486]" office:value-type="string" office:string-value="trans_485" calcext:value-type="string">
            <text:p>trans_485</text:p>
          </table:table-cell>
          <table:table-cell/>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6" calcext:value-type="float">
            <text:p>486</text:p>
          </table:table-cell>
          <table:table-cell table:formula="of:=&quot;trans_&quot;&amp;[.A487]" office:value-type="string" office:string-value="trans_486" calcext:value-type="string">
            <text:p>trans_486</text:p>
          </table:table-cell>
          <table:table-cell/>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table:number-columns-repeated="2"/>
          <table:table-cell office:value-type="string" calcext:value-type="string">
            <text:p>جعل فلانٌ يُرَوِّجُ لأفكاره</text:p>
          </table:table-cell>
          <table:table-cell office:value-type="string" calcext:value-type="string">
            <text:p>جعل فلانٌ يُرَوِّجُ أفكاره</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4">
          <table:table-cell office:value-type="float" office:value="487" calcext:value-type="float">
            <text:p>487</text:p>
          </table:table-cell>
          <table:table-cell table:formula="of:=&quot;trans_&quot;&amp;[.A488]" office:value-type="string" office:string-value="trans_487" calcext:value-type="string">
            <text:p>trans_487</text:p>
          </table:table-cell>
          <table:table-cell/>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4">
          <table:table-cell office:value-type="float" office:value="488" calcext:value-type="float">
            <text:p>488</text:p>
          </table:table-cell>
          <table:table-cell table:formula="of:=&quot;trans_&quot;&amp;[.A489]" office:value-type="string" office:string-value="trans_488" calcext:value-type="string">
            <text:p>trans_488</text:p>
          </table:table-cell>
          <table:table-cell/>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89" calcext:value-type="float">
            <text:p>489</text:p>
          </table:table-cell>
          <table:table-cell table:formula="of:=&quot;trans_&quot;&amp;[.A490]" office:value-type="string" office:string-value="trans_489" calcext:value-type="string">
            <text:p>trans_489</text:p>
          </table:table-cell>
          <table:table-cell/>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table:number-columns-repeated="2"/>
          <table:table-cell office:value-type="string" calcext:value-type="string">
            <text:p>يقاربُ عددُهم من ألف</text:p>
          </table:table-cell>
          <table:table-cell office:value-type="string" calcext:value-type="string">
            <text:p>يقاربُ عددُهم ألف</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90" calcext:value-type="float">
            <text:p>490</text:p>
          </table:table-cell>
          <table:table-cell table:formula="of:=&quot;trans_&quot;&amp;[.A491]" office:value-type="string" office:string-value="trans_490" calcext:value-type="string">
            <text:p>trans_490</text:p>
          </table:table-cell>
          <table:table-cell/>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table:number-columns-repeated="2"/>
          <table:table-cell office:value-type="string" calcext:value-type="string">
            <text:p>يناضلُ ضدَّ الاستعمار</text:p>
          </table:table-cell>
          <table:table-cell office:value-type="string" calcext:value-type="string">
            <text:p>يناضلُ الاستعم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91" calcext:value-type="float">
            <text:p>491</text:p>
          </table:table-cell>
          <table:table-cell table:formula="of:=&quot;trans_&quot;&amp;[.A492]" office:value-type="string" office:string-value="trans_491" calcext:value-type="string">
            <text:p>trans_491</text:p>
          </table:table-cell>
          <table:table-cell office:value-type="string" calcext:value-type="string">
            <text:p>review</text:p>
          </table:table-cell>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92" calcext:value-type="float">
            <text:p>492</text:p>
          </table:table-cell>
          <table:table-cell table:formula="of:=&quot;trans_&quot;&amp;[.A493]" office:value-type="string" office:string-value="trans_492" calcext:value-type="string">
            <text:p>trans_492</text:p>
          </table:table-cell>
          <table:table-cell/>
          <table:table-cell office:value-type="string" calcext:value-type="string">
            <text:p>حراجة الموقف</text:p>
          </table:table-cell>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93" calcext:value-type="float">
            <text:p>493</text:p>
          </table:table-cell>
          <table:table-cell table:formula="of:=&quot;trans_&quot;&amp;[.A494]" office:value-type="string" office:string-value="trans_493" calcext:value-type="string">
            <text:p>trans_493</text:p>
          </table:table-cell>
          <table:table-cell office:value-type="string" calcext:value-type="string">
            <text:p>done</text:p>
          </table:table-cell>
          <table:table-cell office:value-type="string" calcext:value-type="string">
            <text:p>هذه الآونة</text:p>
          </table:table-cell>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4" calcext:value-type="float">
            <text:p>494</text:p>
          </table:table-cell>
          <table:table-cell table:formula="of:=&quot;trans_&quot;&amp;[.A495]" office:value-type="string" office:string-value="trans_494" calcext:value-type="string">
            <text:p>trans_494</text:p>
          </table:table-cell>
          <table:table-cell office:value-type="string" calcext:value-type="string">
            <text:p>done</text:p>
          </table:table-cell>
          <table:table-cell office:value-type="string" calcext:value-type="string">
            <text:p>رجال يقظى</text:p>
          </table:table-cell>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5" calcext:value-type="float">
            <text:p>495</text:p>
          </table:table-cell>
          <table:table-cell table:formula="of:=&quot;trans_&quot;&amp;[.A496]" office:value-type="string" office:string-value="trans_495" calcext:value-type="string">
            <text:p>trans_495</text:p>
          </table:table-cell>
          <table:table-cell office:value-type="string" calcext:value-type="string">
            <text:p>done</text:p>
          </table:table-cell>
          <table:table-cell office:value-type="string" calcext:value-type="string">
            <text:p>شريعة سمحاء</text:p>
          </table:table-cell>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6" calcext:value-type="float">
            <text:p>496</text:p>
          </table:table-cell>
          <table:table-cell table:formula="of:=&quot;trans_&quot;&amp;[.A497]" office:value-type="string" office:string-value="trans_496" calcext:value-type="string">
            <text:p>trans_496</text:p>
          </table:table-cell>
          <table:table-cell office:value-type="string" calcext:value-type="string">
            <text:p>done</text:p>
          </table:table-cell>
          <table:table-cell office:value-type="string" calcext:value-type="string">
            <text:p>ضبع مفترس</text:p>
          </table:table-cell>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7" calcext:value-type="float">
            <text:p>497</text:p>
          </table:table-cell>
          <table:table-cell table:formula="of:=&quot;trans_&quot;&amp;[.A498]" office:value-type="string" office:string-value="trans_497" calcext:value-type="string">
            <text:p>trans_497</text:p>
          </table:table-cell>
          <table:table-cell office:value-type="string" calcext:value-type="string">
            <text:p>ignore</text:p>
          </table:table-cell>
          <table:table-cell office:value-type="string" calcext:value-type="string">
            <text:p>هذا الأرنب</text:p>
          </table:table-cell>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8" calcext:value-type="float">
            <text:p>498</text:p>
          </table:table-cell>
          <table:table-cell table:formula="of:=&quot;trans_&quot;&amp;[.A499]" office:value-type="string" office:string-value="trans_498" calcext:value-type="string">
            <text:p>trans_498</text:p>
          </table:table-cell>
          <table:table-cell office:value-type="string" calcext:value-type="string">
            <text:p>done</text:p>
          </table:table-cell>
          <table:table-cell office:value-type="string" calcext:value-type="string">
            <text:p>يمينا صادقا</text:p>
          </table:table-cell>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9" calcext:value-type="float">
            <text:p>499</text:p>
          </table:table-cell>
          <table:table-cell table:formula="of:=&quot;trans_&quot;&amp;[.A500]" office:value-type="string" office:string-value="trans_499" calcext:value-type="string">
            <text:p>trans_499</text:p>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0" calcext:value-type="float">
            <text:p>500</text:p>
          </table:table-cell>
          <table:table-cell table:formula="of:=&quot;trans_&quot;&amp;[.A501]" office:value-type="string" office:string-value="trans_500" calcext:value-type="string">
            <text:p>trans_500</text:p>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1" calcext:value-type="float">
            <text:p>501</text:p>
          </table:table-cell>
          <table:table-cell table:formula="of:=&quot;trans_&quot;&amp;[.A502]" office:value-type="string" office:string-value="trans_501" calcext:value-type="string">
            <text:p>trans_501</text:p>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2" calcext:value-type="float">
            <text:p>502</text:p>
          </table:table-cell>
          <table:table-cell table:formula="of:=&quot;trans_&quot;&amp;[.A503]" office:value-type="string" office:string-value="trans_502" calcext:value-type="string">
            <text:p>trans_502</text:p>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3" calcext:value-type="float">
            <text:p>503</text:p>
          </table:table-cell>
          <table:table-cell table:formula="of:=&quot;trans_&quot;&amp;[.A504]" office:value-type="string" office:string-value="trans_503" calcext:value-type="string">
            <text:p>trans_503</text:p>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4" calcext:value-type="float">
            <text:p>504</text:p>
          </table:table-cell>
          <table:table-cell table:formula="of:=&quot;trans_&quot;&amp;[.A505]" office:value-type="string" office:string-value="trans_504" calcext:value-type="string">
            <text:p>trans_504</text:p>
          </table:table-cell>
          <table:table-cell office:value-type="string" calcext:value-type="string">
            <text:p>done</text:p>
          </table:table-cell>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5" calcext:value-type="float">
            <text:p>505</text:p>
          </table:table-cell>
          <table:table-cell table:formula="of:=&quot;trans_&quot;&amp;[.A506]" office:value-type="string" office:string-value="trans_505" calcext:value-type="string">
            <text:p>trans_505</text:p>
          </table:table-cell>
          <table:table-cell office:value-type="string" calcext:value-type="string">
            <text:p>done</text:p>
          </table:table-cell>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6" calcext:value-type="float">
            <text:p>506</text:p>
          </table:table-cell>
          <table:table-cell table:formula="of:=&quot;trans_&quot;&amp;[.A507]" office:value-type="string" office:string-value="trans_506" calcext:value-type="string">
            <text:p>trans_506</text:p>
          </table:table-cell>
          <table:table-cell/>
          <table:table-cell office:value-type="string" calcext:value-type="string">
            <text:p>أسياد القوم</text:p>
          </table:table-cell>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7" calcext:value-type="float">
            <text:p>507</text:p>
          </table:table-cell>
          <table:table-cell table:formula="of:=&quot;trans_&quot;&amp;[.A508]" office:value-type="string" office:string-value="trans_507" calcext:value-type="string">
            <text:p>trans_507</text:p>
          </table:table-cell>
          <table:table-cell/>
          <table:table-cell office:value-type="string" calcext:value-type="string">
            <text:p>أصابه كلل</text:p>
          </table:table-cell>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8" calcext:value-type="float">
            <text:p>508</text:p>
          </table:table-cell>
          <table:table-cell table:formula="of:=&quot;trans_&quot;&amp;[.A509]" office:value-type="string" office:string-value="trans_508" calcext:value-type="string">
            <text:p>trans_508</text:p>
          </table:table-cell>
          <table:table-cell/>
          <table:table-cell office:value-type="string" calcext:value-type="string">
            <text:p>اعتذر عن الحضور</text:p>
          </table:table-cell>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9" calcext:value-type="float">
            <text:p>509</text:p>
          </table:table-cell>
          <table:table-cell table:formula="of:=&quot;trans_&quot;&amp;[.A510]" office:value-type="string" office:string-value="trans_509" calcext:value-type="string">
            <text:p>trans_509</text:p>
          </table:table-cell>
          <table:table-cell/>
          <table:table-cell office:value-type="string" calcext:value-type="string">
            <text:p>اعتذر عن الحضور</text:p>
          </table:table-cell>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0" calcext:value-type="float">
            <text:p>510</text:p>
          </table:table-cell>
          <table:table-cell table:formula="of:=&quot;trans_&quot;&amp;[.A511]" office:value-type="string" office:string-value="trans_510" calcext:value-type="string">
            <text:p>trans_510</text:p>
          </table:table-cell>
          <table:table-cell/>
          <table:table-cell office:value-type="string" calcext:value-type="string">
            <text:p>أغلق الباب بالرتاج</text:p>
          </table:table-cell>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1" calcext:value-type="float">
            <text:p>511</text:p>
          </table:table-cell>
          <table:table-cell table:formula="of:=&quot;trans_&quot;&amp;[.A512]" office:value-type="string" office:string-value="trans_511" calcext:value-type="string">
            <text:p>trans_511</text:p>
          </table:table-cell>
          <table:table-cell/>
          <table:table-cell office:value-type="string" calcext:value-type="string">
            <text:p>التوادد والتراحم</text:p>
          </table:table-cell>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2" calcext:value-type="float">
            <text:p>512</text:p>
          </table:table-cell>
          <table:table-cell table:formula="of:=&quot;trans_&quot;&amp;[.A513]" office:value-type="string" office:string-value="trans_512" calcext:value-type="string">
            <text:p>trans_512</text:p>
          </table:table-cell>
          <table:table-cell/>
          <table:table-cell office:value-type="string" calcext:value-type="string">
            <text:p>ألقى عليهم خطابا |ألقى خطابا</text:p>
          </table:table-cell>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3" calcext:value-type="float">
            <text:p>513</text:p>
          </table:table-cell>
          <table:table-cell table:formula="of:=&quot;trans_&quot;&amp;[.A514]" office:value-type="string" office:string-value="trans_513" calcext:value-type="string">
            <text:p>trans_513</text:p>
          </table:table-cell>
          <table:table-cell/>
          <table:table-cell office:value-type="string" calcext:value-type="string">
            <text:p>تصريح بالدخول</text:p>
          </table:table-cell>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14" calcext:value-type="float">
            <text:p>514</text:p>
          </table:table-cell>
          <table:table-cell table:formula="of:=&quot;trans_&quot;&amp;[.A515]" office:value-type="string" office:string-value="trans_514" calcext:value-type="string">
            <text:p>trans_514</text:p>
          </table:table-cell>
          <table:table-cell/>
          <table:table-cell office:value-type="string" calcext:value-type="string">
            <text:p>تعارفوا على</text:p>
          </table:table-cell>
          <table:table-cell/>
          <table:table-cell office:value-type="string" calcext:value-type="string">
            <text:p>تعارفوا على</text:p>
          </table:table-cell>
          <table:table-cell office:value-type="string" calcext:value-type="string">
            <text:p>تَعَارَفَ على</text:p>
          </table:table-cell>
          <table:table-cell table:number-columns-repeated="2"/>
          <table:table-cell office:value-type="string" calcext:value-type="string">
            <text:p>تعارفوا على الشيءِ</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office:value-type="string" calcext:value-type="string">
            <text:p>تعارفوا على</text:p>
          </table:table-cell>
          <table:table-cell office:value-type="string" calcext:value-type="string">
            <text:p>إعذاب المياه</text:p>
          </table:table-cell>
          <table:table-cell/>
          <table:table-cell office:value-type="string" calcext:value-type="string">
            <text:p>تعذيب المياه</text:p>
          </table:table-cell>
          <table:table-cell table:number-columns-repeated="118"/>
        </table:table-row>
        <table:table-row table:style-name="ro2"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office:value-type="string" calcext:value-type="string">
            <text:p>تعارفوا على</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table:number-columns-repeated="118"/>
        </table:table-row>
        <table:table-row table:style-name="ro2"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office:value-type="string" calcext:value-type="string">
            <text:p>تعارفوا على</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table:number-columns-repeated="118"/>
        </table:table-row>
        <table:table-row table:style-name="ro2"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office:value-type="string" calcext:value-type="string">
            <text:p>تعارفوا على</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table:number-columns-repeated="118"/>
        </table:table-row>
        <table:table-row table:style-name="ro2"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office:value-type="string" calcext:value-type="string">
            <text:p>تعارفوا على</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table:number-columns-repeated="118"/>
        </table:table-row>
        <table:table-row table:style-name="ro2"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office:value-type="string" calcext:value-type="string">
            <text:p>تعارفوا على</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table:number-columns-repeated="118"/>
        </table:table-row>
        <table:table-row table:style-name="ro2"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office:value-type="string" calcext:value-type="string">
            <text:p>تعارفوا على</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table:number-columns-repeated="118"/>
        </table:table-row>
        <table:table-row table:style-name="ro2"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office:value-type="string" calcext:value-type="string">
            <text:p>تعارفوا على</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table:number-columns-repeated="118"/>
        </table:table-row>
        <table:table-row table:style-name="ro2"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office:value-type="string" calcext:value-type="string">
            <text:p>تعارفوا على</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table:number-columns-repeated="118"/>
        </table:table-row>
        <table:table-row table:style-name="ro2"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office:value-type="string" calcext:value-type="string">
            <text:p>تعارفوا على</text:p>
          </table:table-cell>
          <table:table-cell office:value-type="string" calcext:value-type="string">
            <text:p>خِزانةُ الدولة</text:p>
          </table:table-cell>
          <table:table-cell/>
          <table:table-cell office:value-type="string" calcext:value-type="string">
            <text:p>خزينةُ الدولة</text:p>
          </table:table-cell>
          <table:table-cell table:number-columns-repeated="118"/>
        </table:table-row>
        <table:table-row table:style-name="ro2"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office:value-type="string" calcext:value-type="string">
            <text:p>تعارفوا على</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table:number-columns-repeated="118"/>
        </table:table-row>
        <table:table-row table:style-name="ro2"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office:value-type="string" calcext:value-type="string">
            <text:p>تعارفوا على</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table:number-columns-repeated="118"/>
        </table:table-row>
        <table:table-row table:style-name="ro2"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office:value-type="string" calcext:value-type="string">
            <text:p>تعارفوا على</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118"/>
        </table:table-row>
        <table:table-row table:style-name="ro2"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office:value-type="string" calcext:value-type="string">
            <text:p>تعارفوا على</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118"/>
        </table:table-row>
        <table:table-row table:style-name="ro2"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office:value-type="string" calcext:value-type="string">
            <text:p>تعارفوا على</text:p>
          </table:table-cell>
          <table:table-cell office:value-type="string" calcext:value-type="string">
            <text:p>رفاهِيَةُ العيش</text:p>
          </table:table-cell>
          <table:table-cell/>
          <table:table-cell office:value-type="string" calcext:value-type="string">
            <text:p>رَفاهُ / رَفَاهِيَّةُ العيش</text:p>
          </table:table-cell>
          <table:table-cell table:number-columns-repeated="118"/>
        </table:table-row>
        <table:table-row table:style-name="ro2"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office:value-type="string" calcext:value-type="string">
            <text:p>تعارفوا على</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table:number-columns-repeated="118"/>
        </table:table-row>
        <table:table-row table:style-name="ro2"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office:value-type="string" calcext:value-type="string">
            <text:p>تعارفوا على</text:p>
          </table:table-cell>
          <table:table-cell office:value-type="string" calcext:value-type="string">
            <text:p>سياقةُ السيارات</text:p>
          </table:table-cell>
          <table:table-cell/>
          <table:table-cell office:value-type="string" calcext:value-type="string">
            <text:p>سِواقةُ السيارات</text:p>
          </table:table-cell>
          <table:table-cell table:number-columns-repeated="118"/>
        </table:table-row>
        <table:table-row table:style-name="ro2"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office:value-type="string" calcext:value-type="string">
            <text:p>تعارفوا على</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table:number-columns-repeated="118"/>
        </table:table-row>
        <table:table-row table:style-name="ro2"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office:value-type="string" calcext:value-type="string">
            <text:p>تعارفوا على</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table:number-columns-repeated="118"/>
        </table:table-row>
        <table:table-row table:style-name="ro2" table:visibility="filter">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table:table-cell office:value-type="string" calcext:value-type="string">
            <text:p>شهر تشرين أول</text:p>
          </table:table-cell>
          <table:table-cell office:value-type="string" calcext:value-type="string">
            <text:p>تعارفوا على</text:p>
          </table:table-cell>
          <table:table-cell office:value-type="string" calcext:value-type="string">
            <text:p>شهر تشرين الأول</text:p>
          </table:table-cell>
          <table:table-cell/>
          <table:table-cell office:value-type="string" calcext:value-type="string">
            <text:p>شهر تشرين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office:value-type="string" calcext:value-type="string">
            <text:p>تعارفوا على</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table:table-cell office:value-type="string" calcext:value-type="string">
            <text:p>شهر ربيع أول</text:p>
          </table:table-cell>
          <table:table-cell office:value-type="string" calcext:value-type="string">
            <text:p>تعارفوا على</text:p>
          </table:table-cell>
          <table:table-cell office:value-type="string" calcext:value-type="string">
            <text:p>شهر ربيع الأول</text:p>
          </table:table-cell>
          <table:table-cell/>
          <table:table-cell office:value-type="string" calcext:value-type="string">
            <text:p>شهر ربيع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office:value-type="string" calcext:value-type="string">
            <text:p>تعارفوا على</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table:table-cell office:value-type="string" calcext:value-type="string">
            <text:p>شهر كانون أول</text:p>
          </table:table-cell>
          <table:table-cell office:value-type="string" calcext:value-type="string">
            <text:p>تعارفوا على</text:p>
          </table:table-cell>
          <table:table-cell office:value-type="string" calcext:value-type="string">
            <text:p>شهر كانون الأول</text:p>
          </table:table-cell>
          <table:table-cell/>
          <table:table-cell office:value-type="string" calcext:value-type="string">
            <text:p>شهر كانون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office:value-type="string" calcext:value-type="string">
            <text:p>تعارفوا على</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table:table-cell office:value-type="string" calcext:value-type="string">
            <text:p>شهر مُحَرَّم</text:p>
          </table:table-cell>
          <table:table-cell office:value-type="string" calcext:value-type="string">
            <text:p>تعارفوا على</text:p>
          </table:table-cell>
          <table:table-cell office:value-type="string" calcext:value-type="string">
            <text:p>شهر الْمُحَرَّم</text:p>
          </table:table-cell>
          <table:table-cell/>
          <table:table-cell office:value-type="string" calcext:value-type="string">
            <text:p>في شهر مُحَرَّم</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office:value-type="string" calcext:value-type="string">
            <text:p>تعارفوا على</text:p>
          </table:table-cell>
          <table:table-cell office:value-type="string" calcext:value-type="string">
            <text:p>ردهة البيع</text:p>
          </table:table-cell>
          <table:table-cell/>
          <table:table-cell office:value-type="string" calcext:value-type="string">
            <text:p>صالة البيع</text:p>
          </table:table-cell>
          <table:table-cell table:number-columns-repeated="118"/>
        </table:table-row>
        <table:table-row table:style-name="ro2"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office:value-type="string" calcext:value-type="string">
            <text:p>تعارفوا على</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table:number-columns-repeated="118"/>
        </table:table-row>
        <table:table-row table:style-name="ro2"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office:value-type="string" calcext:value-type="string">
            <text:p>تعارفوا على</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table:number-columns-repeated="118"/>
        </table:table-row>
        <table:table-row table:style-name="ro2"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office:value-type="string" calcext:value-type="string">
            <text:p>تعارفوا على</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table:number-columns-repeated="118"/>
        </table:table-row>
        <table:table-row table:style-name="ro2"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office:value-type="string" calcext:value-type="string">
            <text:p>تعارفوا على</text:p>
          </table:table-cell>
          <table:table-cell office:value-type="string" calcext:value-type="string">
            <text:p>صُفْرَةُ اللون</text:p>
          </table:table-cell>
          <table:table-cell/>
          <table:table-cell office:value-type="string" calcext:value-type="string">
            <text:p>صَفَارُ اللون</text:p>
          </table:table-cell>
          <table:table-cell table:number-columns-repeated="118"/>
        </table:table-row>
        <table:table-row table:style-name="ro2"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office:value-type="string" calcext:value-type="string">
            <text:p>تعارفوا على</text:p>
          </table:table-cell>
          <table:table-cell office:value-type="string" calcext:value-type="string">
            <text:p>صِوَانُ الأذنِ</text:p>
          </table:table-cell>
          <table:table-cell/>
          <table:table-cell office:value-type="string" calcext:value-type="string">
            <text:p>صِيوانُ الأذنِ</text:p>
          </table:table-cell>
          <table:table-cell table:number-columns-repeated="118"/>
        </table:table-row>
        <table:table-row table:style-name="ro2"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office:value-type="string" calcext:value-type="string">
            <text:p>تعارفوا على</text:p>
          </table:table-cell>
          <table:table-cell office:value-type="string" calcext:value-type="string">
            <text:p>طَيِّ الثياب</text:p>
          </table:table-cell>
          <table:table-cell/>
          <table:table-cell office:value-type="string" calcext:value-type="string">
            <text:p>انـْتَهَتْ من طَوْي الثياب</text:p>
          </table:table-cell>
          <table:table-cell table:number-columns-repeated="118"/>
        </table:table-row>
        <table:table-row table:style-name="ro2"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office:value-type="string" calcext:value-type="string">
            <text:p>تعارفوا على</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18"/>
        </table:table-row>
        <table:table-row table:style-name="ro2"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office:value-type="string" calcext:value-type="string">
            <text:p>تعارفوا على</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table:number-columns-repeated="118"/>
        </table:table-row>
        <table:table-row table:style-name="ro2"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office:value-type="string" calcext:value-type="string">
            <text:p>تعارفوا على</text:p>
          </table:table-cell>
          <table:table-cell office:value-type="string" calcext:value-type="string">
            <text:p>على جميع الصُّعُد</text:p>
          </table:table-cell>
          <table:table-cell/>
          <table:table-cell office:value-type="string" calcext:value-type="string">
            <text:p>على جميع الأصْعِدَة</text:p>
          </table:table-cell>
          <table:table-cell table:number-columns-repeated="118"/>
        </table:table-row>
        <table:table-row table:style-name="ro2"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office:value-type="string" calcext:value-type="string">
            <text:p>تعارفوا على</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table:number-columns-repeated="118"/>
        </table:table-row>
        <table:table-row table:style-name="ro2"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office:value-type="string" calcext:value-type="string">
            <text:p>تعارفوا على</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table:number-columns-repeated="118"/>
        </table:table-row>
        <table:table-row table:style-name="ro2"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office:value-type="string" calcext:value-type="string">
            <text:p>تعارفوا على</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table:number-columns-repeated="118"/>
        </table:table-row>
        <table:table-row table:style-name="ro2"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table:table-cell office:value-type="string" calcext:value-type="string">
            <text:p>فَداحَةُ</text:p>
          </table:table-cell>
          <table:table-cell office:value-type="string" calcext:value-type="string">
            <text:p>تعارفوا على</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table:number-columns-repeated="118"/>
        </table:table-row>
        <table:table-row table:style-name="ro2"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office:value-type="string" calcext:value-type="string">
            <text:p>تعارفوا على</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table:number-columns-repeated="118"/>
        </table:table-row>
        <table:table-row table:style-name="ro2"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office:value-type="string" calcext:value-type="string">
            <text:p>تعارفوا على</text:p>
          </table:table-cell>
          <table:table-cell office:value-type="string" calcext:value-type="string">
            <text:p>كيلو واط ساعة</text:p>
          </table:table-cell>
          <table:table-cell/>
          <table:table-cell office:value-type="string" calcext:value-type="string">
            <text:p>كيلو واط ساعي</text:p>
          </table:table-cell>
          <table:table-cell table:number-columns-repeated="118"/>
        </table:table-row>
        <table:table-row table:style-name="ro2"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office:value-type="string" calcext:value-type="string">
            <text:p>تعارفوا على</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table:number-columns-repeated="118"/>
        </table:table-row>
        <table:table-row table:style-name="ro2"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office:value-type="string" calcext:value-type="string">
            <text:p>تعارفوا على</text:p>
          </table:table-cell>
          <table:table-cell office:value-type="string" calcext:value-type="string">
            <text:p>لم يُولَد له أبناء</text:p>
          </table:table-cell>
          <table:table-cell/>
          <table:table-cell office:value-type="string" calcext:value-type="string">
            <text:p>لم يَلدْ له أبناء</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office:value-type="string" calcext:value-type="string">
            <text:p>تعارفوا على</text:p>
          </table:table-cell>
          <table:table-cell office:value-type="string" calcext:value-type="string">
            <text:p>مُشْتَبَهٌ فيه</text:p>
          </table:table-cell>
          <table:table-cell/>
          <table:table-cell office:value-type="string" calcext:value-type="string">
            <text:p>فلانٌ مَشْبُوهٌ / مَشْبُوهٌ فيه</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office:value-type="string" calcext:value-type="string">
            <text:p>تعارفوا على</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1" calcext:value-type="float">
            <text:p>561</text:p>
          </table:table-cell>
          <table:table-cell table:formula="of:=&quot;verb_&quot;&amp;[.A562]" office:value-type="string" office:string-value="verb_561" calcext:value-type="string">
            <text:p>verb_561</text:p>
          </table:table-cell>
          <table:table-cell office:value-type="string" calcext:value-type="string">
            <text:p>done</text:p>
          </table:table-cell>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office:value-type="string" calcext:value-type="string">
            <text:p>تعارفوا على</text:p>
          </table:table-cell>
          <table:table-cell office:value-type="string" calcext:value-type="string">
            <text:p>نـَخِرَ</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2" calcext:value-type="float">
            <text:p>562</text:p>
          </table:table-cell>
          <table:table-cell table:formula="of:=&quot;verb_&quot;&amp;[.A563]" office:value-type="string" office:string-value="verb_562" calcext:value-type="string">
            <text:p>verb_562</text:p>
          </table:table-cell>
          <table:table-cell office:value-type="string" calcext:value-type="string">
            <text:p>done</text:p>
          </table:table-cell>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office:value-type="string" calcext:value-type="string">
            <text:p>تعارفوا على</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office:value-type="string" calcext:value-type="string">
            <text:p>تعارفوا على</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4" calcext:value-type="float">
            <text:p>564</text:p>
          </table:table-cell>
          <table:table-cell table:formula="of:=&quot;verb_&quot;&amp;[.A565]" office:value-type="string" office:string-value="verb_564" calcext:value-type="string">
            <text:p>verb_564</text:p>
          </table:table-cell>
          <table:table-cell office:value-type="string" calcext:value-type="string">
            <text:p>done</text:p>
          </table:table-cell>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office:value-type="string" calcext:value-type="string">
            <text:p>تعارفوا على</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table:table-cell office:value-type="string" calcext:value-type="string">
            <text:p>هذا بئر</text:p>
          </table:table-cell>
          <table:table-cell office:value-type="string" calcext:value-type="string">
            <text:p>تعارفوا على</text:p>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office:value-type="string" calcext:value-type="string">
            <text:p>تعارفوا على</text:p>
          </table:table-cell>
          <table:table-cell office:value-type="string" calcext:value-type="string">
            <text:p>هذه عصايَ</text:p>
          </table:table-cell>
          <table:table-cell/>
          <table:table-cell office:value-type="string" calcext:value-type="string">
            <text:p>هذه عصات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office:value-type="string" calcext:value-type="string">
            <text:p>تعارفوا على</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office:value-type="string" calcext:value-type="string">
            <text:p>تعارفوا على</text:p>
          </table:table-cell>
          <table:table-cell office:value-type="string" calcext:value-type="string">
            <text:p>يجب مَلْءُ الفراغ</text:p>
          </table:table-cell>
          <table:table-cell/>
          <table:table-cell office:value-type="string" calcext:value-type="string">
            <text:p>يجب إمْلاءُ الفراغ</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5" calcext:value-type="float">
            <text:p>565</text:p>
          </table:table-cell>
          <table:table-cell table:number-columns-repeated="2"/>
          <table:table-cell office:value-type="string" calcext:value-type="string">
            <text:p>أوكل الأمر إلى|موكل إليه</text:p>
          </table:table-cell>
          <table:table-cell/>
          <table:table-cell office:value-type="string" calcext:value-type="string">
            <text:p>أوْكَلَ الأمرَ إلى|مُوكَلٌ إليه</text:p>
          </table:table-cell>
          <table:table-cell office:value-type="string" calcext:value-type="string">
            <text:p>تعارفوا على</text:p>
          </table:table-cell>
          <table:table-cell office:value-type="string" calcext:value-type="string">
            <text:p>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6" calcext:value-type="float">
            <text:p>566</text:p>
          </table:table-cell>
          <table:table-cell table:number-columns-repeated="2"/>
          <table:table-cell office:value-type="string" calcext:value-type="string">
            <text:p>أوكل الأمر إلى|موكل إليه</text:p>
          </table:table-cell>
          <table:table-cell/>
          <table:table-cell office:value-type="string" calcext:value-type="string">
            <text:p>أوْكَلَ الأمرَ إلى|مُوكَلٌ إليه</text:p>
          </table:table-cell>
          <table:table-cell office:value-type="string" calcext:value-type="string">
            <text:p>تعارفوا على</text:p>
          </table:table-cell>
          <table:table-cell office:value-type="string" calcext:value-type="string">
            <text:p>موكول إ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number-rows-repeated="452">
          <table:table-cell table:number-columns-repeated="128"/>
        </table:table-row>
        <table:table-row table:style-name="ro2" table:visibility="filter">
          <table:table-cell table:number-columns-repeated="15"/>
          <table:table-cell office:value-type="string" calcext:value-type="string">
            <text:p>N.*;.*;-B.?</text:p>
          </table:table-cell>
          <table:table-cell table:number-columns-repeated="112"/>
        </table:table-row>
        <table:named-expressions>
          <table:named-expression table:name="Print_Area" table:base-cell-address="$Data.$A$1" table:expression="#REF!"/>
          <table:named-expression table:name="Sheet_Title" table:base-cell-address="$Data.$A$1" table:expression="&quot;Data&quot;"/>
        </table:named-expressions>
      </table:table>
      <table:table table:name="reference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1" table:default-cell-style-name="ACE-4"/>
        <table:table-column table:style-name="co20" table:number-columns-repeated="127" table:default-cell-style-name="ACE-4"/>
        <table:table-row table:style-name="ro2">
          <table:table-cell office:value-type="string" calcext:value-type="string">
            <text:p># صحصوح: معجم الأخطاء الشائعة في العربية</text:p>
          </table:table-cell>
          <table:table-cell table:number-columns-repeated="127"/>
        </table:table-row>
        <table:table-row table:style-name="ro2">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2">
          <table:table-cell office:value-type="string" calcext:value-type="string">
            <text:p>#الملف المراجع يدويا من قواعد الأخطاء الشائعة</text:p>
          </table:table-cell>
          <table:table-cell table:number-columns-repeated="127"/>
        </table:table-row>
        <table:table-row table:style-name="ro2">
          <table:table-cell office:value-type="string" calcext:value-type="string">
            <text:p># في كل سطر لدينا</text:p>
          </table:table-cell>
          <table:table-cell table:number-columns-repeated="127"/>
        </table:table-row>
        <table:table-row table:style-name="ro2">
          <table:table-cell office:value-type="string" calcext:value-type="string">
            <text:p># -النمط: وهو كلمة أو عبارة شائعة نبحث عنها لتصحيحها</text:p>
          </table:table-cell>
          <table:table-cell table:number-columns-repeated="127"/>
        </table:table-row>
        <table:table-row table:style-name="ro2">
          <table:table-cell office:value-type="string" calcext:value-type="string">
            <text:p># - المستبدل به: العبارة الصحيحة</text:p>
          </table:table-cell>
          <table:table-cell table:number-columns-repeated="127"/>
        </table:table-row>
        <table:table-row table:style-name="ro2">
          <table:table-cell office:value-type="string" calcext:value-type="string">
            <text:p># - الملاحظة التي تعرض للمستخدم توضيحا للخطإ</text:p>
          </table:table-cell>
          <table:table-cell table:number-columns-repeated="127"/>
        </table:table-row>
        <table:table-row table:style-name="ro2">
          <table:table-cell office:value-type="string" calcext:value-type="string">
            <text:p># - الخطأ: مثال عن استعمال خاطئ للعبارة</text:p>
          </table:table-cell>
          <table:table-cell table:number-columns-repeated="127"/>
        </table:table-row>
        <table:table-row table:style-name="ro2">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table table:name="fields"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2" table:default-cell-style-name="ACE-5"/>
        <table:table-column table:style-name="co23" table:default-cell-style-name="ACE-5"/>
        <table:table-column table:style-name="co24" table:default-cell-style-name="ACE-5"/>
        <table:table-column table:style-name="co20"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2">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2">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2">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2">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2">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2">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2">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2">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2">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2">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2">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R571" table:display-filter-buttons="true" table:orientation="column">
          <table:filter>
            <table:filter-and>
              <table:filter-condition table:field-number="4" table:value="متعدي بحرف" table:operator="="/>
            </table:filter-and>
          </table:filter>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svg:font-family="Amiri"/>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6">00/00/0000</text:date>, <text:time style:data-style-name="N2" text:time-value="22:23:55.892824484">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dc:creator>zerrouki</dc:creator>
    <dc:date>2020-05-06T01:29:45.993953721</dc:date>
    <meta:creation-date>2019-12-11T18:13:07Z</meta:creation-date>
    <meta:editing-cycles>178</meta:editing-cycles>
    <meta:editing-duration>P4DT21H50M46S</meta:editing-duration>
    <meta:generator>LibreOffice/6.4.3.2$Linux_X86_64 LibreOffice_project/747b5d0ebf89f41c860ec2a39efd7cb15b54f2d8</meta:generator>
    <meta:initial-creator>zerrouki</meta:initial-creator>
    <meta:document-statistic meta:table-count="3" meta:cell-count="6119" meta:object-count="0"/>
  </office:meta>
</office:document-meta>
</file>